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23"/>
    <style:style style:name="ce3" style:family="table-cell" style:parent-style-name="Default" style:data-style-name="N0"/>
    <style:style style:name="ce4" style:family="table-cell" style:parent-style-name="Default" style:data-style-name="N121"/>
    <style:style style:name="ce5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8" table:default-cell-style-name="Default"/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13"/>
          <table:table-cell office:value-type="string" calcext:value-type="string">
            <text:p>3He Datasets</text:p>
          </table:table-cell>
          <table:table-cell/>
          <table:table-cell office:value-type="string" calcext:value-type="string">
            <text:p>3H Dataset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aper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Q^2 fm^-2</text:p>
          </table:table-cell>
          <table:table-cell office:value-type="string" calcext:value-type="string">
            <text:p>Fch</text:p>
          </table:table-cell>
          <table:table-cell office:value-type="string" calcext:value-type="string">
            <text:p>Fch Uncert.</text:p>
          </table:table-cell>
          <table:table-cell/>
          <table:table-cell office:value-type="string" calcext:value-type="string">
            <text:p>Q^2 fm^-2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m Uncert.</text:p>
          </table:table-cell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1 = Amroun 1994</text:p>
          </table:table-cell>
          <table:table-cell/>
          <table:table-cell office:value-type="string" calcext:value-type="string">
            <text:p>1 = Collard 196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msonne 2016</text:p>
          </table:table-cell>
          <table:table-cell office:value-type="string" calcext:value-type="string">
            <text:p>3He</text:p>
          </table:table-cell>
          <table:table-cell office:value-type="float" office:value="24.7" calcext:value-type="float">
            <text:p>24.7</text:p>
          </table:table-cell>
          <table:table-cell table:style-name="ce1" office:value-type="float" office:value="0.00265" calcext:value-type="float">
            <text:p>2.65E-003</text:p>
          </table:table-cell>
          <table:table-cell table:style-name="ce1" office:value-type="float" office:value="0.00006" calcext:value-type="float">
            <text:p>6.00E-005</text:p>
          </table:table-cell>
          <table:table-cell/>
          <table:table-cell office:value-type="float" office:value="24.7" calcext:value-type="float">
            <text:p>24.7</text:p>
          </table:table-cell>
          <table:table-cell table:style-name="ce1" office:value-type="float" office:value="0.000603" calcext:value-type="float">
            <text:p>6.03E-004</text:p>
          </table:table-cell>
          <table:table-cell table:style-name="ce1" office:value-type="float" office:value="0.000091" calcext:value-type="float">
            <text:p>9.10E-00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 = Collard 1965</text:p>
          </table:table-cell>
          <table:table-cell/>
          <table:table-cell office:value-type="string" calcext:value-type="string">
            <text:p>2 =Beck 198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0.2" calcext:value-type="float">
            <text:p>30.2</text:p>
          </table:table-cell>
          <table:table-cell table:style-name="ce1" office:value-type="float" office:value="0.00158" calcext:value-type="float">
            <text:p>1.58E-003</text:p>
          </table:table-cell>
          <table:table-cell table:style-name="ce1" office:value-type="float" office:value="0.00005" calcext:value-type="float">
            <text:p>5.00E-005</text:p>
          </table:table-cell>
          <table:table-cell/>
          <table:table-cell office:value-type="float" office:value="30.2" calcext:value-type="float">
            <text:p>30.2</text:p>
          </table:table-cell>
          <table:table-cell table:style-name="ce1" office:value-type="float" office:value="0.000421" calcext:value-type="float">
            <text:p>4.21E-004</text:p>
          </table:table-cell>
          <table:table-cell table:style-name="ce1" office:value-type="float" office:value="0.000075" calcext:value-type="float">
            <text:p>7.50E-00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3 = Szalata 1977</text:p>
          </table:table-cell>
          <table:table-cell/>
          <table:table-cell office:value-type="string" calcext:value-type="string">
            <text:p>3 = Amroun 199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4.1" calcext:value-type="float">
            <text:p>34.1</text:p>
          </table:table-cell>
          <table:table-cell table:style-name="ce1" office:value-type="float" office:value="0.000973" calcext:value-type="float">
            <text:p>9.73E-004</text:p>
          </table:table-cell>
          <table:table-cell table:style-name="ce1" office:value-type="float" office:value="0.000034" calcext:value-type="float">
            <text:p>3.40E-005</text:p>
          </table:table-cell>
          <table:table-cell/>
          <table:table-cell office:value-type="float" office:value="34.1" calcext:value-type="float">
            <text:p>34.1</text:p>
          </table:table-cell>
          <table:table-cell table:style-name="ce1" office:value-type="float" office:value="0.000307" calcext:value-type="float">
            <text:p>3.07E-004</text:p>
          </table:table-cell>
          <table:table-cell table:style-name="ce1" office:value-type="float" office:value="0.000035" calcext:value-type="float">
            <text:p>3.50E-00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 = Dunn 198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40.2" calcext:value-type="float">
            <text:p>40.2</text:p>
          </table:table-cell>
          <table:table-cell table:style-name="ce1" office:value-type="float" office:value="0.000532" calcext:value-type="float">
            <text:p>5.32E-004</text:p>
          </table:table-cell>
          <table:table-cell table:style-name="ce1" office:value-type="float" office:value="0.000021" calcext:value-type="float">
            <text:p>2.10E-005</text:p>
          </table:table-cell>
          <table:table-cell/>
          <table:table-cell office:value-type="float" office:value="40.2" calcext:value-type="float">
            <text:p>40.2</text:p>
          </table:table-cell>
          <table:table-cell table:style-name="ce1" office:value-type="float" office:value="0.000124" calcext:value-type="float">
            <text:p>1.24E-004</text:p>
          </table:table-cell>
          <table:table-cell table:style-name="ce1" office:value-type="float" office:value="0.000027" calcext:value-type="float">
            <text:p>2.70E-00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 = Camsonne 201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table:style-name="ce1" office:value-type="float" office:value="0.000302" calcext:value-type="float">
            <text:p>3.02E-004</text:p>
          </table:table-cell>
          <table:table-cell table:style-name="ce1" office:value-type="float" office:value="0.000016" calcext:value-type="float">
            <text:p>1.60E-005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1" office:value-type="float" office:value="0.0000637" calcext:value-type="float">
            <text:p>6.37E-005</text:p>
          </table:table-cell>
          <table:table-cell table:style-name="ce1" office:value-type="float" office:value="0.0000183" calcext:value-type="float">
            <text:p>1.83E-00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 = Nakagawa 200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table:style-name="ce1" office:value-type="float" office:value="0.000181" calcext:value-type="float">
            <text:p>1.81E-004</text:p>
          </table:table-cell>
          <table:table-cell table:style-name="ce1" office:value-type="float" office:value="0.000015" calcext:value-type="float">
            <text:p>1.50E-005</text:p>
          </table:table-cell>
          <table:table-cell/>
          <table:table-cell office:value-type="float" office:value="55.1" calcext:value-type="float">
            <text:p>55.1</text:p>
          </table:table-cell>
          <table:table-cell table:style-name="ce1" office:value-type="float" office:value="0.0000334" calcext:value-type="float">
            <text:p>3.34E-005</text:p>
          </table:table-cell>
          <table:table-cell table:style-name="ce1" office:value-type="float" office:value="0.00001" calcext:value-type="float">
            <text:p>1.00E-00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7 = Me 201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55.1" calcext:value-type="float">
            <text:p>55.1</text:p>
          </table:table-cell>
          <table:table-cell table:style-name="ce1" office:value-type="float" office:value="0.0000697" calcext:value-type="float">
            <text:p>6.97E-005</text:p>
          </table:table-cell>
          <table:table-cell table:style-name="ce1" office:value-type="float" office:value="0.0000072" calcext:value-type="float">
            <text:p>7.20E-006</text:p>
          </table:table-cell>
          <table:table-cell/>
          <table:table-cell office:value-type="float" office:value="60.8" calcext:value-type="float">
            <text:p>60.8</text:p>
          </table:table-cell>
          <table:table-cell table:style-name="ce1" office:value-type="float" office:value="0.0000234" calcext:value-type="float">
            <text:p>2.34E-005</text:p>
          </table:table-cell>
          <table:table-cell table:style-name="ce1" office:value-type="float" office:value="0.000009" calcext:value-type="float">
            <text:p>9.00E-0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8 = Arnold 197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60.8" calcext:value-type="float">
            <text:p>60.8</text:p>
          </table:table-cell>
          <table:table-cell table:style-name="ce1" office:value-type="float" office:value="0.00001" calcext:value-type="float">
            <text:p>1.00E-005</text:p>
          </table:table-cell>
          <table:table-cell table:style-name="ce1" office:value-type="float" office:value="0.000021" calcext:value-type="float">
            <text:p>2.10E-005</text:p>
          </table:table-cell>
          <table:table-cell table:number-columns-repeated="3"/>
          <table:table-cell table:style-name="ce1"/>
          <table:table-cell table:number-columns-repeated="2"/>
          <table:table-cell office:value-type="string" calcext:value-type="string">
            <text:p>9 = McCarthy 1977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string" calcext:value-type="string">
            <text:p>10 = Otterman 1984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string" calcext:value-type="string">
            <text:p>11 = Bernheim 19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llard 1965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fm^-2</text:p>
          </table:table-cell>
          <table:table-cell office:value-type="string" calcext:value-type="string">
            <text:p>Fch</text:p>
          </table:table-cell>
          <table:table-cell office:value-type="string" calcext:value-type="string">
            <text:p>Fch Uncert.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m Uncert.</text:p>
          </table:table-cell>
          <table:table-cell office:value-type="string" calcext:value-type="string">
            <text:p>Dataset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567" calcext:value-type="float">
            <text:p>0.567</text:p>
          </table:table-cell>
          <table:table-cell office:value-type="float" office:value="0.004" calcext:value-type="float">
            <text:p>0.004</text:p>
          </table:table-cell>
          <table:table-cell office:value-type="float" office:value="0.676" calcext:value-type="float">
            <text:p>0.676</text:p>
          </table:table-cell>
          <table:table-cell office:value-type="float" office:value="0.075" calcext:value-type="float">
            <text:p>0.07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.5" calcext:value-type="float">
            <text:p>1.5</text:p>
          </table:table-cell>
          <table:table-cell office:value-type="float" office:value="0.431" calcext:value-type="float">
            <text:p>0.431</text:p>
          </table:table-cell>
          <table:table-cell office:value-type="float" office:value="0.004" calcext:value-type="float">
            <text:p>0.004</text:p>
          </table:table-cell>
          <table:table-cell office:value-type="float" office:value="0.479" calcext:value-type="float">
            <text:p>0.479</text:p>
          </table:table-cell>
          <table:table-cell office:value-type="float" office:value="0.046" calcext:value-type="float">
            <text:p>0.04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329" calcext:value-type="float">
            <text:p>0.329</text:p>
          </table:table-cell>
          <table:table-cell office:value-type="float" office:value="0.004" calcext:value-type="float">
            <text:p>0.004</text:p>
          </table:table-cell>
          <table:table-cell office:value-type="float" office:value="0.385" calcext:value-type="float">
            <text:p>0.385</text:p>
          </table:table-cell>
          <table:table-cell office:value-type="float" office:value="0.031" calcext:value-type="float">
            <text:p>0.03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0.258" calcext:value-type="float">
            <text:p>0.258</text:p>
          </table:table-cell>
          <table:table-cell office:value-type="float" office:value="0.003" calcext:value-type="float">
            <text:p>0.003</text:p>
          </table:table-cell>
          <table:table-cell office:value-type="float" office:value="0.291" calcext:value-type="float">
            <text:p>0.291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209" calcext:value-type="float">
            <text:p>0.209</text:p>
          </table:table-cell>
          <table:table-cell office:value-type="float" office:value="0.002" calcext:value-type="float">
            <text:p>0.002</text:p>
          </table:table-cell>
          <table:table-cell office:value-type="float" office:value="0.203" calcext:value-type="float">
            <text:p>0.203</text:p>
          </table:table-cell>
          <table:table-cell office:value-type="float" office:value="0.014" calcext:value-type="float">
            <text:p>0.01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3.5" calcext:value-type="float">
            <text:p>3.5</text:p>
          </table:table-cell>
          <table:table-cell office:value-type="float" office:value="0.1614" calcext:value-type="float">
            <text:p>0.161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167" calcext:value-type="float">
            <text:p>0.167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128" calcext:value-type="float">
            <text:p>0.128</text:p>
          </table:table-cell>
          <table:table-cell office:value-type="float" office:value="0.009" calcext:value-type="float">
            <text:p>0.00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4.5" calcext:value-type="float">
            <text:p>4.5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118" calcext:value-type="float">
            <text:p>0.118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0813" calcext:value-type="float">
            <text:p>0.081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8" calcext:value-type="float">
            <text:p>0.008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056" calcext:value-type="float">
            <text:p>0.005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026" calcext:value-type="float">
            <text:p>0.002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3H</text:p>
          </table:table-cell>
          <table:table-cell office:value-type="string" calcext:value-type="string">
            <text:p>Q^2 fm^-2</text:p>
          </table:table-cell>
          <table:table-cell office:value-type="string" calcext:value-type="string">
            <text:p>Fch</text:p>
          </table:table-cell>
          <table:table-cell office:value-type="string" calcext:value-type="string">
            <text:p>Fch Uncert.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m Uncert.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622" calcext:value-type="float">
            <text:p>0.622</text:p>
          </table:table-cell>
          <table:table-cell office:value-type="float" office:value="0.007" calcext:value-type="float">
            <text:p>0.007</text:p>
          </table:table-cell>
          <table:table-cell office:value-type="float" office:value="0.653" calcext:value-type="float">
            <text:p>0.653</text:p>
          </table:table-cell>
          <table:table-cell office:value-type="float" office:value="0.022" calcext:value-type="float">
            <text:p>0.022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1.5" calcext:value-type="float">
            <text:p>1.5</text:p>
          </table:table-cell>
          <table:table-cell office:value-type="float" office:value="0.503" calcext:value-type="float">
            <text:p>0.503</text:p>
          </table:table-cell>
          <table:table-cell office:value-type="float" office:value="0.007" calcext:value-type="float">
            <text:p>0.007</text:p>
          </table:table-cell>
          <table:table-cell office:value-type="float" office:value="0.475" calcext:value-type="float">
            <text:p>0.475</text:p>
          </table:table-cell>
          <table:table-cell office:value-type="float" office:value="0.015" calcext:value-type="float">
            <text:p>0.015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387" calcext:value-type="float">
            <text:p>0.387</text:p>
          </table:table-cell>
          <table:table-cell office:value-type="float" office:value="0.007" calcext:value-type="float">
            <text:p>0.007</text:p>
          </table:table-cell>
          <table:table-cell office:value-type="float" office:value="0.379" calcext:value-type="float">
            <text:p>0.379</text:p>
          </table:table-cell>
          <table:table-cell office:value-type="float" office:value="0.012" calcext:value-type="float">
            <text:p>0.012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0.312" calcext:value-type="float">
            <text:p>0.312</text:p>
          </table:table-cell>
          <table:table-cell office:value-type="float" office:value="0.006" calcext:value-type="float">
            <text:p>0.006</text:p>
          </table:table-cell>
          <table:table-cell office:value-type="float" office:value="0.312" calcext:value-type="float">
            <text:p>0.312</text:p>
          </table:table-cell>
          <table:table-cell office:value-type="float" office:value="0.008" calcext:value-type="float">
            <text:p>0.008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267" calcext:value-type="float">
            <text:p>0.267</text:p>
          </table:table-cell>
          <table:table-cell office:value-type="float" office:value="0.005" calcext:value-type="float">
            <text:p>0.005</text:p>
          </table:table-cell>
          <table:table-cell office:value-type="float" office:value="0.242" calcext:value-type="float">
            <text:p>0.242</text:p>
          </table:table-cell>
          <table:table-cell office:value-type="float" office:value="0.006" calcext:value-type="float">
            <text:p>0.006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3.5" calcext:value-type="float">
            <text:p>3.5</text:p>
          </table:table-cell>
          <table:table-cell office:value-type="float" office:value="0.215" calcext:value-type="float">
            <text:p>0.215</text:p>
          </table:table-cell>
          <table:table-cell office:value-type="float" office:value="0.004" calcext:value-type="float">
            <text:p>0.004</text:p>
          </table:table-cell>
          <table:table-cell office:value-type="float" office:value="0.199" calcext:value-type="float">
            <text:p>0.199</text:p>
          </table:table-cell>
          <table:table-cell office:value-type="float" office:value="0.005" calcext:value-type="float">
            <text:p>0.005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175" calcext:value-type="float">
            <text:p>0.175</text:p>
          </table:table-cell>
          <table:table-cell office:value-type="float" office:value="0.004" calcext:value-type="float">
            <text:p>0.004</text:p>
          </table:table-cell>
          <table:table-cell office:value-type="float" office:value="0.167" calcext:value-type="float">
            <text:p>0.167</text:p>
          </table:table-cell>
          <table:table-cell office:value-type="float" office:value="0.004" calcext:value-type="float">
            <text:p>0.004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4.5" calcext:value-type="float">
            <text:p>4.5</text:p>
          </table:table-cell>
          <table:table-cell office:value-type="float" office:value="0.137" calcext:value-type="float">
            <text:p>0.137</text:p>
          </table:table-cell>
          <table:table-cell office:value-type="float" office:value="0.003" calcext:value-type="float">
            <text:p>0.003</text:p>
          </table:table-cell>
          <table:table-cell office:value-type="float" office:value="0.139" calcext:value-type="float">
            <text:p>0.139</text:p>
          </table:table-cell>
          <table:table-cell office:value-type="float" office:value="0.003" calcext:value-type="float">
            <text:p>0.003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118" calcext:value-type="float">
            <text:p>0.118</text:p>
          </table:table-cell>
          <table:table-cell office:value-type="float" office:value="0.004" calcext:value-type="float">
            <text:p>0.0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05" calcext:value-type="float">
            <text:p>0.005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0758" calcext:value-type="float">
            <text:p>0.0758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032" calcext:value-type="float">
            <text:p>0.0032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018" calcext:value-type="float">
            <text:p>0.0018</text:p>
          </table:table-cell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Szalata 1977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fm^-2</text:p>
          </table:table-cell>
          <table:table-cell office:value-type="string" calcext:value-type="string">
            <text:p>Fch^2</text:p>
          </table:table-cell>
          <table:table-cell office:value-type="string" calcext:value-type="string">
            <text:p>Fch^2 Uncert.</text:p>
          </table:table-cell>
          <table:table-cell/>
          <table:table-cell office:value-type="string" calcext:value-type="string">
            <text:p>Q^2 fm^-2</text:p>
          </table:table-cell>
          <table:table-cell office:value-type="string" calcext:value-type="string">
            <text:p>Fch</text:p>
          </table:table-cell>
          <table:table-cell office:value-type="string" calcext:value-type="string">
            <text:p>Fch Uncer</text:p>
          </table:table-cell>
          <table:table-cell office:value-type="string" calcext:value-type="string">
            <text:p>Dataset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316" calcext:value-type="float">
            <text:p>0.0316</text:p>
          </table:table-cell>
          <table:table-cell office:value-type="float" office:value="0.991" calcext:value-type="float">
            <text:p>0.991</text:p>
          </table:table-cell>
          <table:table-cell office:value-type="float" office:value="0.0016" calcext:value-type="float">
            <text:p>0.0016</text:p>
          </table:table-cell>
          <table:table-cell/>
          <table:table-cell office:value-type="float" office:value="0.0316" calcext:value-type="float">
            <text:p>0.0316</text:p>
          </table:table-cell>
          <table:table-cell table:formula="of:=[.F43]^(1/2)" office:value-type="float" office:value="0.995489829179585" calcext:value-type="float">
            <text:p>0.9954898292</text:p>
          </table:table-cell>
          <table:table-cell table:formula="of:=0.5*[.F43]^(-1/2)*[.G43]" office:value-type="float" office:value="0.000803624483696941" calcext:value-type="float">
            <text:p>0.000803624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323" calcext:value-type="float">
            <text:p>0.0323</text:p>
          </table:table-cell>
          <table:table-cell office:value-type="float" office:value="0.945" calcext:value-type="float">
            <text:p>0.945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0.0323" calcext:value-type="float">
            <text:p>0.0323</text:p>
          </table:table-cell>
          <table:table-cell table:formula="of:=[.F44]^(1/2)" office:value-type="float" office:value="0.972111104761179" calcext:value-type="float">
            <text:p>0.9721111048</text:p>
          </table:table-cell>
          <table:table-cell table:formula="of:=0.5*[.F44]^(-1/2)*[.G44]" office:value-type="float" office:value="0.00077151674981046" calcext:value-type="float">
            <text:p>0.000771516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441" calcext:value-type="float">
            <text:p>0.0441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0.0441" calcext:value-type="float">
            <text:p>0.0441</text:p>
          </table:table-cell>
          <table:table-cell table:formula="of:=[.F45]^(1/2)" office:value-type="float" office:value="0.975704873412037" calcext:value-type="float">
            <text:p>0.9757048734</text:p>
          </table:table-cell>
          <table:table-cell table:formula="of:=0.5*[.F45]^(-1/2)*[.G45]" office:value-type="float" office:value="0.000768675057835113" calcext:value-type="float">
            <text:p>0.0007686751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445" calcext:value-type="float">
            <text:p>0.0445</text:p>
          </table:table-cell>
          <table:table-cell office:value-type="float" office:value="0.932" calcext:value-type="float">
            <text:p>0.93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0445" calcext:value-type="float">
            <text:p>0.0445</text:p>
          </table:table-cell>
          <table:table-cell table:formula="of:=[.F46]^(1/2)" office:value-type="float" office:value="0.965401470891774" calcext:value-type="float">
            <text:p>0.9654014709</text:p>
          </table:table-cell>
          <table:table-cell table:formula="of:=0.5*[.F46]^(-1/2)*[.G46]" office:value-type="float" office:value="0.000517919244040651" calcext:value-type="float">
            <text:p>0.000517919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741" calcext:value-type="float">
            <text:p>0.0741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11" calcext:value-type="float">
            <text:p>0.0011</text:p>
          </table:table-cell>
          <table:table-cell/>
          <table:table-cell office:value-type="float" office:value="0.0741" calcext:value-type="float">
            <text:p>0.0741</text:p>
          </table:table-cell>
          <table:table-cell table:formula="of:=[.F47]^(1/2)" office:value-type="float" office:value="0.940212741883453" calcext:value-type="float">
            <text:p>0.9402127419</text:p>
          </table:table-cell>
          <table:table-cell table:formula="of:=0.5*[.F47]^(-1/2)*[.G47]" office:value-type="float" office:value="0.000584973990990836" calcext:value-type="float">
            <text:p>0.00058497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855" calcext:value-type="float">
            <text:p>0.0855</text:p>
          </table:table-cell>
          <table:table-cell office:value-type="float" office:value="0.898" calcext:value-type="float">
            <text:p>0.898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0.0855" calcext:value-type="float">
            <text:p>0.0855</text:p>
          </table:table-cell>
          <table:table-cell table:formula="of:=[.F48]^(1/2)" office:value-type="float" office:value="0.947628619238571" calcext:value-type="float">
            <text:p>0.9476286192</text:p>
          </table:table-cell>
          <table:table-cell table:formula="of:=0.5*[.F48]^(-1/2)*[.G48]" office:value-type="float" office:value="0.000791449292237114" calcext:value-type="float">
            <text:p>0.000791449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859" calcext:value-type="float">
            <text:p>0.0859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0.0859" calcext:value-type="float">
            <text:p>0.0859</text:p>
          </table:table-cell>
          <table:table-cell table:formula="of:=[.F49]^(1/2)" office:value-type="float" office:value="0.951840322743263" calcext:value-type="float">
            <text:p>0.9518403227</text:p>
          </table:table-cell>
          <table:table-cell table:formula="of:=0.5*[.F49]^(-1/2)*[.G49]" office:value-type="float" office:value="0.0006303578296313" calcext:value-type="float">
            <text:p>0.000630357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867" calcext:value-type="float">
            <text:p>0.0867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0.0867" calcext:value-type="float">
            <text:p>0.0867</text:p>
          </table:table-cell>
          <table:table-cell table:formula="of:=[.F50]^(1/2)" office:value-type="float" office:value="0.949736805646701" calcext:value-type="float">
            <text:p>0.9497368056</text:p>
          </table:table-cell>
          <table:table-cell table:formula="of:=0.5*[.F50]^(-1/2)*[.G50]" office:value-type="float" office:value="0.000631753972713992" calcext:value-type="float">
            <text:p>0.0006317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1117" calcext:value-type="float">
            <text:p>0.111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13" calcext:value-type="float">
            <text:p>0.0013</text:p>
          </table:table-cell>
          <table:table-cell/>
          <table:table-cell office:value-type="float" office:value="0.1117" calcext:value-type="float">
            <text:p>0.1117</text:p>
          </table:table-cell>
          <table:table-cell table:formula="of:=[.F51]^(1/2)" office:value-type="float" office:value="0.940744386111339" calcext:value-type="float">
            <text:p>0.9407443861</text:p>
          </table:table-cell>
          <table:table-cell table:formula="of:=0.5*[.F51]^(-1/2)*[.G51]" office:value-type="float" office:value="0.000690942204488554" calcext:value-type="float">
            <text:p>0.000690942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1162" calcext:value-type="float">
            <text:p>0.1162</text:p>
          </table:table-cell>
          <table:table-cell office:value-type="float" office:value="0.847" calcext:value-type="float">
            <text:p>0.847</text:p>
          </table:table-cell>
          <table:table-cell office:value-type="float" office:value="0.0011" calcext:value-type="float">
            <text:p>0.0011</text:p>
          </table:table-cell>
          <table:table-cell/>
          <table:table-cell office:value-type="float" office:value="0.1162" calcext:value-type="float">
            <text:p>0.1162</text:p>
          </table:table-cell>
          <table:table-cell table:formula="of:=[.F52]^(1/2)" office:value-type="float" office:value="0.920326029187483" calcext:value-type="float">
            <text:p>0.9203260292</text:p>
          </table:table-cell>
          <table:table-cell table:formula="of:=0.5*[.F52]^(-1/2)*[.G52]" office:value-type="float" office:value="0.000597614304667197" calcext:value-type="float">
            <text:p>0.00059761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14" calcext:value-type="float">
            <text:p>0.14</text:p>
          </table:table-cell>
          <table:table-cell office:value-type="float" office:value="0.824" calcext:value-type="float">
            <text:p>0.824</text:p>
          </table:table-cell>
          <table:table-cell office:value-type="float" office:value="0.0011" calcext:value-type="float">
            <text:p>0.0011</text:p>
          </table:table-cell>
          <table:table-cell/>
          <table:table-cell office:value-type="float" office:value="0.14" calcext:value-type="float">
            <text:p>0.14</text:p>
          </table:table-cell>
          <table:table-cell table:formula="of:=[.F53]^(1/2)" office:value-type="float" office:value="0.907744457432817" calcext:value-type="float">
            <text:p>0.9077444574</text:p>
          </table:table-cell>
          <table:table-cell table:formula="of:=0.5*[.F53]^(-1/2)*[.G53]" office:value-type="float" office:value="0.000605897392703944" calcext:value-type="float">
            <text:p>0.000605897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1568" calcext:value-type="float">
            <text:p>0.1568</text:p>
          </table:table-cell>
          <table:table-cell office:value-type="float" office:value="0.826" calcext:value-type="float">
            <text:p>0.826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0.1568" calcext:value-type="float">
            <text:p>0.1568</text:p>
          </table:table-cell>
          <table:table-cell table:formula="of:=[.F54]^(1/2)" office:value-type="float" office:value="0.908845421400141" calcext:value-type="float">
            <text:p>0.9088454214</text:p>
          </table:table-cell>
          <table:table-cell table:formula="of:=0.5*[.F54]^(-1/2)*[.G54]" office:value-type="float" office:value="0.000770207984237408" calcext:value-type="float">
            <text:p>0.00077020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1705" calcext:value-type="float">
            <text:p>0.1705</text:p>
          </table:table-cell>
          <table:table-cell office:value-type="float" office:value="0.779" calcext:value-type="float">
            <text:p>0.779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0.1705" calcext:value-type="float">
            <text:p>0.1705</text:p>
          </table:table-cell>
          <table:table-cell table:formula="of:=[.F55]^(1/2)" office:value-type="float" office:value="0.882609766544649" calcext:value-type="float">
            <text:p>0.8826097665</text:p>
          </table:table-cell>
          <table:table-cell table:formula="of:=0.5*[.F55]^(-1/2)*[.G55]" office:value-type="float" office:value="0.000679802130843119" calcext:value-type="float">
            <text:p>0.0006798021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171" calcext:value-type="float">
            <text:p>0.171</text:p>
          </table:table-cell>
          <table:table-cell office:value-type="float" office:value="0.792" calcext:value-type="float">
            <text:p>0.792</text:p>
          </table:table-cell>
          <table:table-cell office:value-type="float" office:value="0.0011" calcext:value-type="float">
            <text:p>0.0011</text:p>
          </table:table-cell>
          <table:table-cell/>
          <table:table-cell office:value-type="float" office:value="0.171" calcext:value-type="float">
            <text:p>0.171</text:p>
          </table:table-cell>
          <table:table-cell table:formula="of:=[.F56]^(1/2)" office:value-type="float" office:value="0.88994381845148" calcext:value-type="float">
            <text:p>0.8899438185</text:p>
          </table:table-cell>
          <table:table-cell table:formula="of:=0.5*[.F56]^(-1/2)*[.G56]" office:value-type="float" office:value="0.000618016540591305" calcext:value-type="float">
            <text:p>0.000618016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2004" calcext:value-type="float">
            <text:p>0.2004</text:p>
          </table:table-cell>
          <table:table-cell office:value-type="float" office:value="0.824" calcext:value-type="float">
            <text:p>0.824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0.2004" calcext:value-type="float">
            <text:p>0.2004</text:p>
          </table:table-cell>
          <table:table-cell table:formula="of:=[.F57]^(1/2)" office:value-type="float" office:value="0.907744457432817" calcext:value-type="float">
            <text:p>0.9077444574</text:p>
          </table:table-cell>
          <table:table-cell table:formula="of:=0.5*[.F57]^(-1/2)*[.G57]" office:value-type="float" office:value="0.000660978973858848" calcext:value-type="float">
            <text:p>0.00066097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2053" calcext:value-type="float">
            <text:p>0.2053</text:p>
          </table:table-cell>
          <table:table-cell office:value-type="float" office:value="0.786" calcext:value-type="float">
            <text:p>0.786</text:p>
          </table:table-cell>
          <table:table-cell office:value-type="float" office:value="0.0011" calcext:value-type="float">
            <text:p>0.0011</text:p>
          </table:table-cell>
          <table:table-cell/>
          <table:table-cell office:value-type="float" office:value="0.2053" calcext:value-type="float">
            <text:p>0.2053</text:p>
          </table:table-cell>
          <table:table-cell table:formula="of:=[.F58]^(1/2)" office:value-type="float" office:value="0.88656641037206" calcext:value-type="float">
            <text:p>0.8865664104</text:p>
          </table:table-cell>
          <table:table-cell table:formula="of:=0.5*[.F58]^(-1/2)*[.G58]" office:value-type="float" office:value="0.000620370897843045" calcext:value-type="float">
            <text:p>0.000620370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2093" calcext:value-type="float">
            <text:p>0.2093</text:p>
          </table:table-cell>
          <table:table-cell office:value-type="float" office:value="0.767" calcext:value-type="float">
            <text:p>0.767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0.2093" calcext:value-type="float">
            <text:p>0.2093</text:p>
          </table:table-cell>
          <table:table-cell table:formula="of:=[.F59]^(1/2)" office:value-type="float" office:value="0.875785361832453" calcext:value-type="float">
            <text:p>0.8757853618</text:p>
          </table:table-cell>
          <table:table-cell table:formula="of:=0.5*[.F59]^(-1/2)*[.G59]" office:value-type="float" office:value="0.000685099370403483" calcext:value-type="float">
            <text:p>0.000685099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2379" calcext:value-type="float">
            <text:p>0.2379</text:p>
          </table:table-cell>
          <table:table-cell office:value-type="float" office:value="0.737" calcext:value-type="float">
            <text:p>0.737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2379" calcext:value-type="float">
            <text:p>0.2379</text:p>
          </table:table-cell>
          <table:table-cell table:formula="of:=[.F60]^(1/2)" office:value-type="float" office:value="0.85848704125339" calcext:value-type="float">
            <text:p>0.8584870413</text:p>
          </table:table-cell>
          <table:table-cell table:formula="of:=0.5*[.F60]^(-1/2)*[.G60]" office:value-type="float" office:value="0.00058241997371329" calcext:value-type="float">
            <text:p>0.0005824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2484" calcext:value-type="float">
            <text:p>0.2484</text:p>
          </table:table-cell>
          <table:table-cell office:value-type="float" office:value="0.771" calcext:value-type="float">
            <text:p>0.771</text:p>
          </table:table-cell>
          <table:table-cell office:value-type="float" office:value="0.0011" calcext:value-type="float">
            <text:p>0.0011</text:p>
          </table:table-cell>
          <table:table-cell/>
          <table:table-cell office:value-type="float" office:value="0.2484" calcext:value-type="float">
            <text:p>0.2484</text:p>
          </table:table-cell>
          <table:table-cell table:formula="of:=[.F61]^(1/2)" office:value-type="float" office:value="0.878066056740608" calcext:value-type="float">
            <text:p>0.8780660567</text:p>
          </table:table-cell>
          <table:table-cell table:formula="of:=0.5*[.F61]^(-1/2)*[.G61]" office:value-type="float" office:value="0.000626376564471251" calcext:value-type="float">
            <text:p>0.0006263766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2693" calcext:value-type="float">
            <text:p>0.2693</text:p>
          </table:table-cell>
          <table:table-cell office:value-type="float" office:value="0.697" calcext:value-type="float">
            <text:p>0.697</text:p>
          </table:table-cell>
          <table:table-cell office:value-type="float" office:value="0.0011" calcext:value-type="float">
            <text:p>0.0011</text:p>
          </table:table-cell>
          <table:table-cell/>
          <table:table-cell office:value-type="float" office:value="0.2693" calcext:value-type="float">
            <text:p>0.2693</text:p>
          </table:table-cell>
          <table:table-cell table:formula="of:=[.F62]^(1/2)" office:value-type="float" office:value="0.834865258589672" calcext:value-type="float">
            <text:p>0.8348652586</text:p>
          </table:table-cell>
          <table:table-cell table:formula="of:=0.5*[.F62]^(-1/2)*[.G62]" office:value-type="float" office:value="0.000658788941498306" calcext:value-type="float">
            <text:p>0.000658788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306" calcext:value-type="float">
            <text:p>0.306</text:p>
          </table:table-cell>
          <table:table-cell office:value-type="float" office:value="0.693" calcext:value-type="float">
            <text:p>0.693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306" calcext:value-type="float">
            <text:p>0.306</text:p>
          </table:table-cell>
          <table:table-cell table:formula="of:=[.F63]^(1/2)" office:value-type="float" office:value="0.832466215530697" calcext:value-type="float">
            <text:p>0.8324662155</text:p>
          </table:table-cell>
          <table:table-cell table:formula="of:=0.5*[.F63]^(-1/2)*[.G63]" office:value-type="float" office:value="0.000600624975130373" calcext:value-type="float">
            <text:p>0.00060062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3362" calcext:value-type="float">
            <text:p>0.3362</text:p>
          </table:table-cell>
          <table:table-cell office:value-type="float" office:value="0.658" calcext:value-type="float">
            <text:p>0.658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0.3362" calcext:value-type="float">
            <text:p>0.3362</text:p>
          </table:table-cell>
          <table:table-cell table:formula="of:=[.F64]^(1/2)" office:value-type="float" office:value="0.81117199162693" calcext:value-type="float">
            <text:p>0.8111719916</text:p>
          </table:table-cell>
          <table:table-cell table:formula="of:=0.5*[.F64]^(-1/2)*[.G64]" office:value-type="float" office:value="0.000739670509082307" calcext:value-type="float">
            <text:p>0.000739670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ee notes on 3/2/2019 for error propagation etc.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rnold 1978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GeV</text:p>
          </table:table-cell>
          <table:table-cell office:value-type="string" calcext:value-type="string">
            <text:p>A^1/2 * 10^3</text:p>
          </table:table-cell>
          <table:table-cell office:value-type="string" calcext:value-type="string">
            <text:p>A^1/2 *10^3 Uncer.</text:p>
          </table:table-cell>
          <table:table-cell office:value-type="string" calcext:value-type="string">
            <text:p>Percent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^1/2 Uncer</text:p>
          </table:table-cell>
          <table:table-cell office:value-type="string" calcext:value-type="string">
            <text:p>A uncert.</text:p>
          </table:table-cell>
          <table:table-cell/>
          <table:table-cell office:value-type="string" calcext:value-type="string">
            <text:p>Q^2 fm^-2</text:p>
          </table:table-cell>
          <table:table-cell office:value-type="string" calcext:value-type="string">
            <text:p>Fch^2</text:p>
          </table:table-cell>
          <table:table-cell office:value-type="string" calcext:value-type="string">
            <text:p>Fch^2 Uncer</text:p>
          </table:table-cell>
          <table:table-cell/>
          <table:table-cell office:value-type="string" calcext:value-type="string">
            <text:p>Q^2 fm^-2</text:p>
          </table:table-cell>
          <table:table-cell office:value-type="string" calcext:value-type="string">
            <text:p>Fch</text:p>
          </table:table-cell>
          <table:table-cell office:value-type="string" calcext:value-type="string">
            <text:p>Fch Uncer</text:p>
          </table:table-cell>
          <table:table-cell office:value-type="string" calcext:value-type="string">
            <text:p>Dataset</text:p>
          </table:table-cell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4.57" calcext:value-type="float">
            <text:p>4.57</text:p>
          </table:table-cell>
          <table:table-cell table:style-name="ce3" office:value-type="float" office:value="0.59" calcext:value-type="float">
            <text:p>0.59</text:p>
          </table:table-cell>
          <table:table-cell table:formula="of:=([.G67]/[.F67])*100" office:value-type="float" office:value="12.910284463895" calcext:value-type="float">
            <text:p>12.9102844639</text:p>
          </table:table-cell>
          <table:table-cell/>
          <table:table-cell table:formula="of:=([.F67]/(10^3))^2" office:value-type="float" office:value="0.0000208849" calcext:value-type="float">
            <text:p>2.08849E-005</text:p>
          </table:table-cell>
          <table:table-cell table:formula="of:=[.G67]/(10^3)" office:value-type="float" office:value="0.00059" calcext:value-type="float">
            <text:p>0.00059</text:p>
          </table:table-cell>
          <table:table-cell table:formula="of:=2*([.F67]/10^3)*[.K67]" office:value-type="float" office:value="0.0000053926" calcext:value-type="float">
            <text:p>5.3926E-006</text:p>
          </table:table-cell>
          <table:table-cell/>
          <table:table-cell table:formula="of:=[.E67]*1/0.0389" office:value-type="float" office:value="17.9948586118252" calcext:value-type="float">
            <text:p>17.9948586118</text:p>
          </table:table-cell>
          <table:table-cell table:formula="of:=[.J67]*(1+[.N67]/(4*(3.0160293*0.9315*1/0.0389)^2))" office:value-type="float" office:value="0.0000209029128826261" calcext:value-type="float">
            <text:p>2.09029128826261E-005</text:p>
          </table:table-cell>
          <table:table-cell table:formula="of:=[.L67]*(1+[.N67]/(4*(3.0160293*0.9315*1/0.0389)^2))" office:value-type="float" office:value="0.00000539725102877435" calcext:value-type="float">
            <text:p>5.39725102877435E-006</text:p>
          </table:table-cell>
          <table:table-cell/>
          <table:table-cell office:value-type="float" office:value="17.9948586118252" calcext:value-type="float">
            <text:p>17.9948586118</text:p>
          </table:table-cell>
          <table:table-cell table:formula="of:=[.O67]^(1/2)" office:value-type="float" office:value="0.00457197035014731" calcext:value-type="float">
            <text:p>0.0045719704</text:p>
          </table:table-cell>
          <table:table-cell table:formula="of:=0.5*[.O67]^(-1/2)*[.P67]" office:value-type="float" office:value="0.000590254377808952" calcext:value-type="float">
            <text:p>0.00059025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3.56" calcext:value-type="float">
            <text:p>3.56</text:p>
          </table:table-cell>
          <table:table-cell table:style-name="ce3" office:value-type="float" office:value="0.32" calcext:value-type="float">
            <text:p>0.32</text:p>
          </table:table-cell>
          <table:table-cell table:formula="of:=([.G68]/[.F68])*100" office:value-type="float" office:value="8.98876404494382" calcext:value-type="float">
            <text:p>8.9887640449</text:p>
          </table:table-cell>
          <table:table-cell/>
          <table:table-cell table:formula="of:=([.F68]/(10^3))^2" office:value-type="float" office:value="0.0000126736" calcext:value-type="float">
            <text:p>1.26736E-005</text:p>
          </table:table-cell>
          <table:table-cell table:formula="of:=[.G68]/(10^3)" office:value-type="float" office:value="0.00032" calcext:value-type="float">
            <text:p>0.00032</text:p>
          </table:table-cell>
          <table:table-cell table:formula="of:=2*([.F68]/10^3)*[.K68]" office:value-type="float" office:value="0.0000022784" calcext:value-type="float">
            <text:p>2.2784E-006</text:p>
          </table:table-cell>
          <table:table-cell/>
          <table:table-cell table:formula="of:=[.E68]*1/0.0389" office:value-type="float" office:value="20.5655526992288" calcext:value-type="float">
            <text:p>20.5655526992</text:p>
          </table:table-cell>
          <table:table-cell table:formula="of:=[.J68]*(1+[.N68]/(4*(3.0160293*0.9315*1/0.0389)^2))" office:value-type="float" office:value="0.0000126860923102611" calcext:value-type="float">
            <text:p>1.26860923102611E-005</text:p>
          </table:table-cell>
          <table:table-cell table:formula="of:=[.L68]*(1+[.N68]/(4*(3.0160293*0.9315*1/0.0389)^2))" office:value-type="float" office:value="0.00000228064580858626" calcext:value-type="float">
            <text:p>2.28064580858626E-006</text:p>
          </table:table-cell>
          <table:table-cell/>
          <table:table-cell office:value-type="float" office:value="20.5655526992288" calcext:value-type="float">
            <text:p>20.5655526992</text:p>
          </table:table-cell>
          <table:table-cell table:formula="of:=[.O68]^(1/2)" office:value-type="float" office:value="0.00356175410581094" calcext:value-type="float">
            <text:p>0.0035617541</text:p>
          </table:table-cell>
          <table:table-cell table:formula="of:=0.5*[.O68]^(-1/2)*[.P68]" office:value-type="float" office:value="0.000320157672432444" calcext:value-type="float">
            <text:p>0.00032015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.28" calcext:value-type="float">
            <text:p>2.28</text:p>
          </table:table-cell>
          <table:table-cell table:style-name="ce3" office:value-type="float" office:value="0.23" calcext:value-type="float">
            <text:p>0.23</text:p>
          </table:table-cell>
          <table:table-cell table:formula="of:=([.G69]/[.F69])*100" office:value-type="float" office:value="10.0877192982456" calcext:value-type="float">
            <text:p>10.0877192982</text:p>
          </table:table-cell>
          <table:table-cell/>
          <table:table-cell table:formula="of:=([.F69]/(10^3))^2" office:value-type="float" office:value="0.0000051984" calcext:value-type="float">
            <text:p>5.1984E-006</text:p>
          </table:table-cell>
          <table:table-cell table:formula="of:=[.G69]/(10^3)" office:value-type="float" office:value="0.00023" calcext:value-type="float">
            <text:p>0.00023</text:p>
          </table:table-cell>
          <table:table-cell table:formula="of:=2*([.F69]/10^3)*[.K69]" office:value-type="float" office:value="0.0000010488" calcext:value-type="float">
            <text:p>1.0488E-006</text:p>
          </table:table-cell>
          <table:table-cell/>
          <table:table-cell table:formula="of:=[.E69]*1/0.0389" office:value-type="float" office:value="25.706940874036" calcext:value-type="float">
            <text:p>25.706940874</text:p>
          </table:table-cell>
          <table:table-cell table:formula="of:=[.J69]*(1+[.N69]/(4*(3.0160293*0.9315*1/0.0389)^2))" office:value-type="float" office:value="0.00000520480504924224" calcext:value-type="float">
            <text:p>5.20480504924224E-006</text:p>
          </table:table-cell>
          <table:table-cell table:formula="of:=[.L69]*(1+[.N69]/(4*(3.0160293*0.9315*1/0.0389)^2))" office:value-type="float" office:value="0.00000105009224677694" calcext:value-type="float">
            <text:p>1.05009224677694E-006</text:p>
          </table:table-cell>
          <table:table-cell/>
          <table:table-cell office:value-type="float" office:value="25.706940874036" calcext:value-type="float">
            <text:p>25.706940874</text:p>
          </table:table-cell>
          <table:table-cell table:formula="of:=[.O69]^(1/2)" office:value-type="float" office:value="0.00228140418366458" calcext:value-type="float">
            <text:p>0.0022814042</text:p>
          </table:table-cell>
          <table:table-cell table:formula="of:=0.5*[.O69]^(-1/2)*[.P69]" office:value-type="float" office:value="0.000230141650106514" calcext:value-type="float">
            <text:p>0.00023014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1.2" calcext:value-type="float">
            <text:p>1.2</text:p>
          </table:table-cell>
          <table:table-cell office:value-type="float" office:value="1.42" calcext:value-type="float">
            <text:p>1.42</text:p>
          </table:table-cell>
          <table:table-cell table:style-name="ce3" office:value-type="float" office:value="0.13" calcext:value-type="float">
            <text:p>0.13</text:p>
          </table:table-cell>
          <table:table-cell table:formula="of:=([.G70]/[.F70])*100" office:value-type="float" office:value="9.15492957746479" calcext:value-type="float">
            <text:p>9.1549295775</text:p>
          </table:table-cell>
          <table:table-cell/>
          <table:table-cell table:formula="of:=([.F70]/(10^3))^2" office:value-type="float" office:value="0.0000020164" calcext:value-type="float">
            <text:p>2.0164E-006</text:p>
          </table:table-cell>
          <table:table-cell table:formula="of:=[.G70]/(10^3)" office:value-type="float" office:value="0.00013" calcext:value-type="float">
            <text:p>0.00013</text:p>
          </table:table-cell>
          <table:table-cell table:formula="of:=2*([.F70]/10^3)*[.K70]" office:value-type="float" office:value="0.0000003692" calcext:value-type="float">
            <text:p>3.692E-007</text:p>
          </table:table-cell>
          <table:table-cell/>
          <table:table-cell table:formula="of:=[.E70]*1/0.0389" office:value-type="float" office:value="30.8483290488432" calcext:value-type="float">
            <text:p>30.8483290488</text:p>
          </table:table-cell>
          <table:table-cell table:formula="of:=[.J70]*(1+[.N70]/(4*(3.0160293*0.9315*1/0.0389)^2))" office:value-type="float" office:value="0.00000201938133455495" calcext:value-type="float">
            <text:p>2.01938133455495E-006</text:p>
          </table:table-cell>
          <table:table-cell table:formula="of:=[.L70]*(1+[.N70]/(4*(3.0160293*0.9315*1/0.0389)^2))" office:value-type="float" office:value="0.000000369745878157949" calcext:value-type="float">
            <text:p>3.69745878157949E-007</text:p>
          </table:table-cell>
          <table:table-cell/>
          <table:table-cell office:value-type="float" office:value="30.8483290488432" calcext:value-type="float">
            <text:p>30.8483290488</text:p>
          </table:table-cell>
          <table:table-cell table:formula="of:=[.O70]^(1/2)" office:value-type="float" office:value="0.00142104937794397" calcext:value-type="float">
            <text:p>0.0014210494</text:p>
          </table:table-cell>
          <table:table-cell table:formula="of:=0.5*[.O70]^(-1/2)*[.P70]" office:value-type="float" office:value="0.000130096069811772" calcext:value-type="float">
            <text:p>0.00013009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1.4" calcext:value-type="float">
            <text:p>1.4</text:p>
          </table:table-cell>
          <table:table-cell office:value-type="float" office:value="0.818" calcext:value-type="float">
            <text:p>0.818</text:p>
          </table:table-cell>
          <table:table-cell table:style-name="ce3" office:value-type="float" office:value="0.073" calcext:value-type="float">
            <text:p>0.073</text:p>
          </table:table-cell>
          <table:table-cell table:formula="of:=([.G71]/[.F71])*100" office:value-type="float" office:value="8.9242053789731" calcext:value-type="float">
            <text:p>8.924205379</text:p>
          </table:table-cell>
          <table:table-cell/>
          <table:table-cell table:formula="of:=([.F71]/(10^3))^2" office:value-type="float" office:value="0.000000669124" calcext:value-type="float">
            <text:p>6.69124E-007</text:p>
          </table:table-cell>
          <table:table-cell table:formula="of:=[.G71]/(10^3)" office:value-type="float" office:value="0.000073" calcext:value-type="float">
            <text:p>0.000073</text:p>
          </table:table-cell>
          <table:table-cell table:formula="of:=2*([.F71]/10^3)*[.K71]" office:value-type="float" office:value="0.000000119428" calcext:value-type="float">
            <text:p>1.19428E-007</text:p>
          </table:table-cell>
          <table:table-cell/>
          <table:table-cell table:formula="of:=[.E71]*1/0.0389" office:value-type="float" office:value="35.9897172236504" calcext:value-type="float">
            <text:p>35.9897172237</text:p>
          </table:table-cell>
          <table:table-cell table:formula="of:=[.J71]*(1+[.N71]/(4*(3.0160293*0.9315*1/0.0389)^2))" office:value-type="float" office:value="0.000000670278216881508" calcext:value-type="float">
            <text:p>6.70278216881508E-007</text:p>
          </table:table-cell>
          <table:table-cell table:formula="of:=[.L71]*(1+[.N71]/(4*(3.0160293*0.9315*1/0.0389)^2))" office:value-type="float" office:value="0.000000119634009370049" calcext:value-type="float">
            <text:p>1.19634009370049E-007</text:p>
          </table:table-cell>
          <table:table-cell/>
          <table:table-cell office:value-type="float" office:value="35.9897172236504" calcext:value-type="float">
            <text:p>35.9897172237</text:p>
          </table:table-cell>
          <table:table-cell table:formula="of:=[.O71]^(1/2)" office:value-type="float" office:value="0.000818705207557341" calcext:value-type="float">
            <text:p>0.0008187052</text:p>
          </table:table-cell>
          <table:table-cell table:formula="of:=0.5*[.O71]^(-1/2)*[.P71]" office:value-type="float" office:value="0.0000730629341707651" calcext:value-type="float">
            <text:p>7.30629341707651E-0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1.6" calcext:value-type="float">
            <text:p>1.6</text:p>
          </table:table-cell>
          <table:table-cell office:value-type="float" office:value="0.456" calcext:value-type="float">
            <text:p>0.456</text:p>
          </table:table-cell>
          <table:table-cell table:style-name="ce3" office:value-type="float" office:value="0.045" calcext:value-type="float">
            <text:p>0.045</text:p>
          </table:table-cell>
          <table:table-cell table:formula="of:=([.G72]/[.F72])*100" office:value-type="float" office:value="9.86842105263158" calcext:value-type="float">
            <text:p>9.8684210526</text:p>
          </table:table-cell>
          <table:table-cell/>
          <table:table-cell table:formula="of:=([.F72]/(10^3))^2" office:value-type="float" office:value="0.000000207936" calcext:value-type="float">
            <text:p>2.07936E-007</text:p>
          </table:table-cell>
          <table:table-cell table:formula="of:=[.G72]/(10^3)" office:value-type="float" office:value="0.000045" calcext:value-type="float">
            <text:p>0.000045</text:p>
          </table:table-cell>
          <table:table-cell table:formula="of:=2*([.F72]/10^3)*[.K72]" office:value-type="float" office:value="0.00000004104" calcext:value-type="float">
            <text:p>0.000000041</text:p>
          </table:table-cell>
          <table:table-cell/>
          <table:table-cell table:formula="of:=[.E72]*1/0.0389" office:value-type="float" office:value="41.1311053984576" calcext:value-type="float">
            <text:p>41.1311053985</text:p>
          </table:table-cell>
          <table:table-cell table:formula="of:=[.J72]*(1+[.N72]/(4*(3.0160293*0.9315*1/0.0389)^2))" office:value-type="float" office:value="0.000000208345923151503" calcext:value-type="float">
            <text:p>2.08345923151503E-007</text:p>
          </table:table-cell>
          <table:table-cell table:formula="of:=[.L72]*(1+[.N72]/(4*(3.0160293*0.9315*1/0.0389)^2))" office:value-type="float" office:value="0.0000000411209058851652" calcext:value-type="float">
            <text:p>4.11209058851652E-008</text:p>
          </table:table-cell>
          <table:table-cell/>
          <table:table-cell office:value-type="float" office:value="41.1311053984576" calcext:value-type="float">
            <text:p>41.1311053985</text:p>
          </table:table-cell>
          <table:table-cell table:formula="of:=[.O72]^(1/2)" office:value-type="float" office:value="0.0004564492558341" calcext:value-type="float">
            <text:p>0.0004564493</text:p>
          </table:table-cell>
          <table:table-cell table:formula="of:=0.5*[.O72]^(-1/2)*[.P72]" office:value-type="float" office:value="0.0000450443344573125" calcext:value-type="float">
            <text:p>4.50443344573125E-0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1.8" calcext:value-type="float">
            <text:p>1.8</text:p>
          </table:table-cell>
          <table:table-cell office:value-type="float" office:value="0.275" calcext:value-type="float">
            <text:p>0.275</text:p>
          </table:table-cell>
          <table:table-cell table:style-name="ce3" office:value-type="float" office:value="0.039" calcext:value-type="float">
            <text:p>0.039</text:p>
          </table:table-cell>
          <table:table-cell table:formula="of:=([.G73]/[.F73])*100" office:value-type="float" office:value="14.1818181818182" calcext:value-type="float">
            <text:p>14.1818181818</text:p>
          </table:table-cell>
          <table:table-cell/>
          <table:table-cell table:formula="of:=([.F73]/(10^3))^2" office:value-type="float" office:value="0.000000075625" calcext:value-type="float">
            <text:p>7.5625E-008</text:p>
          </table:table-cell>
          <table:table-cell table:formula="of:=[.G73]/(10^3)" office:value-type="float" office:value="0.000039" calcext:value-type="float">
            <text:p>0.000039</text:p>
          </table:table-cell>
          <table:table-cell table:formula="of:=2*([.F73]/10^3)*[.K73]" office:value-type="float" office:value="0.00000002145" calcext:value-type="float">
            <text:p>2.145E-008</text:p>
          </table:table-cell>
          <table:table-cell/>
          <table:table-cell table:formula="of:=[.E73]*1/0.0389" office:value-type="float" office:value="46.2724935732648" calcext:value-type="float">
            <text:p>46.2724935733</text:p>
          </table:table-cell>
          <table:table-cell table:formula="of:=[.J73]*(1+[.N73]/(4*(3.0160293*0.9315*1/0.0389)^2))" office:value-type="float" office:value="0.0000000757927222468644" calcext:value-type="float">
            <text:p>7.57927222468644E-008</text:p>
          </table:table-cell>
          <table:table-cell table:formula="of:=[.L73]*(1+[.N73]/(4*(3.0160293*0.9315*1/0.0389)^2))" office:value-type="float" office:value="0.0000000214975721282015" calcext:value-type="float">
            <text:p>2.14975721282015E-008</text:p>
          </table:table-cell>
          <table:table-cell/>
          <table:table-cell office:value-type="float" office:value="46.2724935732648" calcext:value-type="float">
            <text:p>46.2724935733</text:p>
          </table:table-cell>
          <table:table-cell table:formula="of:=[.O73]^(1/2)" office:value-type="float" office:value="0.000275304780646585" calcext:value-type="float">
            <text:p>0.0002753048</text:p>
          </table:table-cell>
          <table:table-cell table:formula="of:=0.5*[.O73]^(-1/2)*[.P73]" office:value-type="float" office:value="0.0000390432234371521" calcext:value-type="float">
            <text:p>3.90432234371521E-0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108" calcext:value-type="float">
            <text:p>0.108</text:p>
          </table:table-cell>
          <table:table-cell table:style-name="ce3" office:value-type="float" office:value="0.025" calcext:value-type="float">
            <text:p>0.025</text:p>
          </table:table-cell>
          <table:table-cell table:formula="of:=([.G74]/[.F74])*100" office:value-type="float" office:value="23.1481481481482" calcext:value-type="float">
            <text:p>23.1481481481</text:p>
          </table:table-cell>
          <table:table-cell/>
          <table:table-cell table:formula="of:=([.F74]/(10^3))^2" office:value-type="float" office:value="0.000000011664" calcext:value-type="float">
            <text:p>1.1664E-008</text:p>
          </table:table-cell>
          <table:table-cell table:formula="of:=[.G74]/(10^3)" office:value-type="float" office:value="0.000025" calcext:value-type="float">
            <text:p>0.000025</text:p>
          </table:table-cell>
          <table:table-cell table:formula="of:=2*([.F74]/10^3)*[.K74]" office:value-type="float" office:value="0.0000000054" calcext:value-type="float">
            <text:p>5.4E-009</text:p>
          </table:table-cell>
          <table:table-cell/>
          <table:table-cell table:formula="of:=[.E74]*1/0.0389" office:value-type="float" office:value="51.413881748072" calcext:value-type="float">
            <text:p>51.4138817481</text:p>
          </table:table-cell>
          <table:table-cell table:formula="of:=[.J74]*(1+[.N74]/(4*(3.0160293*0.9315*1/0.0389)^2))" office:value-type="float" office:value="0.000000011692742880256" calcext:value-type="float">
            <text:p>1.1692742880256E-008</text:p>
          </table:table-cell>
          <table:table-cell table:formula="of:=[.L74]*(1+[.N74]/(4*(3.0160293*0.9315*1/0.0389)^2))" office:value-type="float" office:value="0.00000000541330688900743" calcext:value-type="float">
            <text:p>5.41330688900743E-009</text:p>
          </table:table-cell>
          <table:table-cell/>
          <table:table-cell office:value-type="float" office:value="51.413881748072" calcext:value-type="float">
            <text:p>51.4138817481</text:p>
          </table:table-cell>
          <table:table-cell table:formula="of:=[.O74]^(1/2)" office:value-type="float" office:value="0.000108132987012549" calcext:value-type="float">
            <text:p>0.000108133</text:p>
          </table:table-cell>
          <table:table-cell table:formula="of:=0.5*[.O74]^(-1/2)*[.P74]" office:value-type="float" office:value="0.0000250307840306826" calcext:value-type="float">
            <text:p>2.50307840306826E-0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2.25" calcext:value-type="float">
            <text:p>2.25</text:p>
          </table:table-cell>
          <table:table-cell office:value-type="float" office:value="0.056" calcext:value-type="float">
            <text:p>0.056</text:p>
          </table:table-cell>
          <table:table-cell table:style-name="ce3" office:value-type="float" office:value="0.017" calcext:value-type="float">
            <text:p>0.017</text:p>
          </table:table-cell>
          <table:table-cell table:formula="of:=([.G75]/[.F75])*100" office:value-type="float" office:value="30.3571428571429" calcext:value-type="float">
            <text:p>30.3571428571</text:p>
          </table:table-cell>
          <table:table-cell/>
          <table:table-cell table:formula="of:=([.F75]/(10^3))^2" office:value-type="float" office:value="0.000000003136" calcext:value-type="float">
            <text:p>3.136E-009</text:p>
          </table:table-cell>
          <table:table-cell table:formula="of:=[.G75]/(10^3)" office:value-type="float" office:value="0.000017" calcext:value-type="float">
            <text:p>0.000017</text:p>
          </table:table-cell>
          <table:table-cell table:formula="of:=2*([.F75]/10^3)*[.K75]" office:value-type="float" office:value="0.000000001904" calcext:value-type="float">
            <text:p>1.904E-009</text:p>
          </table:table-cell>
          <table:table-cell/>
          <table:table-cell table:formula="of:=[.E75]*1/0.0389" office:value-type="float" office:value="57.840616966581" calcext:value-type="float">
            <text:p>57.8406169666</text:p>
          </table:table-cell>
          <table:table-cell table:formula="of:=[.J75]*(1+[.N75]/(4*(3.0160293*0.9315*1/0.0389)^2))" office:value-type="float" office:value="0.00000000314469383415152" calcext:value-type="float">
            <text:p>3.14469383415152E-009</text:p>
          </table:table-cell>
          <table:table-cell table:formula="of:=[.L75]*(1+[.N75]/(4*(3.0160293*0.9315*1/0.0389)^2))" office:value-type="float" office:value="0.00000000190927839930628" calcext:value-type="float">
            <text:p>1.90927839930628E-009</text:p>
          </table:table-cell>
          <table:table-cell/>
          <table:table-cell office:value-type="float" office:value="57.840616966581" calcext:value-type="float">
            <text:p>57.8406169666</text:p>
          </table:table-cell>
          <table:table-cell table:formula="of:=[.O75]^(1/2)" office:value-type="float" office:value="0.0000560775697953426" calcext:value-type="float">
            <text:p>5.60775697953426E-005</text:p>
          </table:table-cell>
          <table:table-cell table:formula="of:=0.5*[.O75]^(-1/2)*[.P75]" office:value-type="float" office:value="0.0000170235479735861" calcext:value-type="float">
            <text:p>1.70235479735861E-0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0.028" calcext:value-type="float">
            <text:p>0.028</text:p>
          </table:table-cell>
          <table:table-cell table:style-name="ce3" office:value-type="float" office:value="0.015" calcext:value-type="float">
            <text:p>0.015</text:p>
          </table:table-cell>
          <table:table-cell table:formula="of:=([.G76]/[.F76])*100" office:value-type="float" office:value="53.5714285714286" calcext:value-type="float">
            <text:p>53.5714285714</text:p>
          </table:table-cell>
          <table:table-cell/>
          <table:table-cell table:formula="of:=([.F76]/(10^3))^2" office:value-type="float" office:value="0.000000000784" calcext:value-type="float">
            <text:p>7.84E-010</text:p>
          </table:table-cell>
          <table:table-cell table:formula="of:=[.G76]/(10^3)" office:value-type="float" office:value="0.000015" calcext:value-type="float">
            <text:p>0.000015</text:p>
          </table:table-cell>
          <table:table-cell table:formula="of:=2*([.F76]/10^3)*[.K76]" office:value-type="float" office:value="0.00000000084" calcext:value-type="float">
            <text:p>8.4E-010</text:p>
          </table:table-cell>
          <table:table-cell/>
          <table:table-cell table:formula="of:=[.E76]*1/0.0389" office:value-type="float" office:value="64.26735218509" calcext:value-type="float">
            <text:p>64.2673521851</text:p>
          </table:table-cell>
          <table:table-cell table:formula="of:=[.J76]*(1+[.N76]/(4*(3.0160293*0.9315*1/0.0389)^2))" office:value-type="float" office:value="0.000000000786414953930977" calcext:value-type="float">
            <text:p>7.86414953930977E-010</text:p>
          </table:table-cell>
          <table:table-cell table:formula="of:=[.L76]*(1+[.N76]/(4*(3.0160293*0.9315*1/0.0389)^2))" office:value-type="float" office:value="0.000000000842587450640333" calcext:value-type="float">
            <text:p>8.42587450640333E-010</text:p>
          </table:table-cell>
          <table:table-cell/>
          <table:table-cell office:value-type="float" office:value="64.26735218509" calcext:value-type="float">
            <text:p>64.2673521851</text:p>
          </table:table-cell>
          <table:table-cell table:formula="of:=[.O76]^(1/2)" office:value-type="float" office:value="0.0000280430910195538" calcext:value-type="float">
            <text:p>2.80430910195538E-005</text:p>
          </table:table-cell>
          <table:table-cell table:formula="of:=0.5*[.O76]^(-1/2)*[.P76]" office:value-type="float" office:value="0.0000150230844747609" calcext:value-type="float">
            <text:p>1.50230844747609E-0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032" calcext:value-type="float">
            <text:p>0.032</text:p>
          </table:table-cell>
          <table:table-cell table:style-name="ce3" office:value-type="float" office:value="0.018" calcext:value-type="float">
            <text:p>0.018</text:p>
          </table:table-cell>
          <table:table-cell table:formula="of:=([.G77]/[.F77])*100" office:value-type="float" office:value="56.25" calcext:value-type="float">
            <text:p>56.25</text:p>
          </table:table-cell>
          <table:table-cell/>
          <table:table-cell table:formula="of:=([.F77]/(10^3))^2" office:value-type="float" office:value="0.000000001024" calcext:value-type="float">
            <text:p>0.000000001</text:p>
          </table:table-cell>
          <table:table-cell table:formula="of:=[.G77]/(10^3)" office:value-type="float" office:value="0.000018" calcext:value-type="float">
            <text:p>0.000018</text:p>
          </table:table-cell>
          <table:table-cell table:formula="of:=2*([.F77]/10^3)*[.K77]" office:value-type="float" office:value="0.000000001152" calcext:value-type="float">
            <text:p>1.152E-009</text:p>
          </table:table-cell>
          <table:table-cell/>
          <table:table-cell table:formula="of:=[.E77]*1/0.0389" office:value-type="float" office:value="77.120822622108" calcext:value-type="float">
            <text:p>77.1208226221</text:p>
          </table:table-cell>
          <table:table-cell table:formula="of:=[.J77]*(1+[.N77]/(4*(3.0160293*0.9315*1/0.0389)^2))" office:value-type="float" office:value="0.000000001027785070651" calcext:value-type="float">
            <text:p>0.000000001</text:p>
          </table:table-cell>
          <table:table-cell table:formula="of:=[.L77]*(1+[.N77]/(4*(3.0160293*0.9315*1/0.0389)^2))" office:value-type="float" office:value="0.00000000115625820448238" calcext:value-type="float">
            <text:p>1.15625820448238E-009</text:p>
          </table:table-cell>
          <table:table-cell/>
          <table:table-cell office:value-type="float" office:value="77.120822622108" calcext:value-type="float">
            <text:p>77.1208226221</text:p>
          </table:table-cell>
          <table:table-cell table:formula="of:=[.O77]^(1/2)" office:value-type="float" office:value="0.0000320590871774447" calcext:value-type="float">
            <text:p>3.20590871774447E-005</text:p>
          </table:table-cell>
          <table:table-cell table:formula="of:=0.5*[.O77]^(-1/2)*[.P77]" office:value-type="float" office:value="0.0000180332365373127" calcext:value-type="float">
            <text:p>1.80332365373127E-00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Cavedon 1982 (Amroun 1994)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fm^-2</text:p>
          </table:table-cell>
          <table:table-cell office:value-type="string" calcext:value-type="string">
            <text:p>Fm^2</text:p>
          </table:table-cell>
          <table:table-cell office:value-type="string" calcext:value-type="string">
            <text:p>Fm^2 Uncer</text:p>
          </table:table-cell>
          <table:table-cell/>
          <table:table-cell office:value-type="string" calcext:value-type="string">
            <text:p>Q^2 fm^-2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m Uncert.</text:p>
          </table:table-cell>
          <table:table-cell office:value-type="string" calcext:value-type="string">
            <text:p>Dataset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7.34" calcext:value-type="float">
            <text:p>7.34</text:p>
          </table:table-cell>
          <table:table-cell table:style-name="ce1" office:value-type="float" office:value="0.00139" calcext:value-type="float">
            <text:p>1.39E-003</text:p>
          </table:table-cell>
          <table:table-cell table:style-name="ce1" office:value-type="float" office:value="0.00005" calcext:value-type="float">
            <text:p>5.00E-005</text:p>
          </table:table-cell>
          <table:table-cell/>
          <table:table-cell office:value-type="float" office:value="7.34" calcext:value-type="float">
            <text:p>7.34</text:p>
          </table:table-cell>
          <table:table-cell table:formula="of:=[.F82]^(1/2)" office:value-type="float" office:value="0.0372827037646145" calcext:value-type="float">
            <text:p>0.0372827038</text:p>
          </table:table-cell>
          <table:table-cell table:formula="of:=0.5*[.F82]^(-1/2)*[.G82]" office:value-type="float" office:value="0.000670552225982275" calcext:value-type="float">
            <text:p>0.00067055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8.5" calcext:value-type="float">
            <text:p>8.5</text:p>
          </table:table-cell>
          <table:table-cell table:style-name="ce1" office:value-type="float" office:value="0.000545" calcext:value-type="float">
            <text:p>5.45E-004</text:p>
          </table:table-cell>
          <table:table-cell table:style-name="ce1" office:value-type="float" office:value="0.000031" calcext:value-type="float">
            <text:p>3.10E-005</text:p>
          </table:table-cell>
          <table:table-cell/>
          <table:table-cell office:value-type="float" office:value="8.5" calcext:value-type="float">
            <text:p>8.5</text:p>
          </table:table-cell>
          <table:table-cell table:formula="of:=[.F83]^(1/2)" office:value-type="float" office:value="0.0233452350598575" calcext:value-type="float">
            <text:p>0.0233452351</text:p>
          </table:table-cell>
          <table:table-cell table:formula="of:=0.5*[.F83]^(-1/2)*[.G83]" office:value-type="float" office:value="0.000663947052161085" calcext:value-type="float">
            <text:p>0.000663947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9.72" calcext:value-type="float">
            <text:p>9.72</text:p>
          </table:table-cell>
          <table:table-cell table:style-name="ce1" office:value-type="float" office:value="0.000241" calcext:value-type="float">
            <text:p>2.41E-004</text:p>
          </table:table-cell>
          <table:table-cell table:style-name="ce1" office:value-type="float" office:value="0.000015" calcext:value-type="float">
            <text:p>1.50E-005</text:p>
          </table:table-cell>
          <table:table-cell/>
          <table:table-cell office:value-type="float" office:value="9.72" calcext:value-type="float">
            <text:p>9.72</text:p>
          </table:table-cell>
          <table:table-cell table:formula="of:=[.F84]^(1/2)" office:value-type="float" office:value="0.01552417469626" calcext:value-type="float">
            <text:p>0.0155241747</text:p>
          </table:table-cell>
          <table:table-cell table:formula="of:=0.5*[.F84]^(-1/2)*[.G84]" office:value-type="float" office:value="0.000483117469800623" calcext:value-type="float">
            <text:p>0.000483117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1.01" calcext:value-type="float">
            <text:p>11.01</text:p>
          </table:table-cell>
          <table:table-cell table:style-name="ce1" office:value-type="float" office:value="0.0000908" calcext:value-type="float">
            <text:p>9.08E-005</text:p>
          </table:table-cell>
          <table:table-cell table:style-name="ce1" office:value-type="float" office:value="0.0000088" calcext:value-type="float">
            <text:p>8.80E-006</text:p>
          </table:table-cell>
          <table:table-cell/>
          <table:table-cell office:value-type="float" office:value="11.01" calcext:value-type="float">
            <text:p>11.01</text:p>
          </table:table-cell>
          <table:table-cell table:formula="of:=[.F85]^(1/2)" office:value-type="float" office:value="0.00952890339965728" calcext:value-type="float">
            <text:p>0.0095289034</text:p>
          </table:table-cell>
          <table:table-cell table:formula="of:=0.5*[.F85]^(-1/2)*[.G85]" office:value-type="float" office:value="0.000461753028177225" calcext:value-type="float">
            <text:p>0.00046175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2.35" calcext:value-type="float">
            <text:p>12.35</text:p>
          </table:table-cell>
          <table:table-cell table:style-name="ce1" office:value-type="float" office:value="0.0000283" calcext:value-type="float">
            <text:p>2.83E-005</text:p>
          </table:table-cell>
          <table:table-cell table:style-name="ce1" office:value-type="float" office:value="0.0000038" calcext:value-type="float">
            <text:p>3.80E-006</text:p>
          </table:table-cell>
          <table:table-cell/>
          <table:table-cell office:value-type="float" office:value="12.35" calcext:value-type="float">
            <text:p>12.35</text:p>
          </table:table-cell>
          <table:table-cell table:formula="of:=[.F86]^(1/2)" office:value-type="float" office:value="0.00531977443130815" calcext:value-type="float">
            <text:p>0.0053197744</text:p>
          </table:table-cell>
          <table:table-cell table:formula="of:=0.5*[.F86]^(-1/2)*[.G86]" office:value-type="float" office:value="0.000357158000688533" calcext:value-type="float">
            <text:p>0.0003571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3.49" calcext:value-type="float">
            <text:p>13.49</text:p>
          </table:table-cell>
          <table:table-cell table:style-name="ce1" office:value-type="float" office:value="0.0000114" calcext:value-type="float">
            <text:p>1.14E-005</text:p>
          </table:table-cell>
          <table:table-cell table:style-name="ce1" office:value-type="float" office:value="0.0000019" calcext:value-type="float">
            <text:p>1.90E-006</text:p>
          </table:table-cell>
          <table:table-cell/>
          <table:table-cell office:value-type="float" office:value="13.49" calcext:value-type="float">
            <text:p>13.49</text:p>
          </table:table-cell>
          <table:table-cell table:formula="of:=[.F87]^(1/2)" office:value-type="float" office:value="0.00337638860322683" calcext:value-type="float">
            <text:p>0.0033763886</text:p>
          </table:table-cell>
          <table:table-cell table:formula="of:=0.5*[.F87]^(-1/2)*[.G87]" office:value-type="float" office:value="0.000281365716935569" calcext:value-type="float">
            <text:p>0.000281365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3.98" calcext:value-type="float">
            <text:p>23.98</text:p>
          </table:table-cell>
          <table:table-cell table:style-name="ce1" office:value-type="float" office:value="0.00000154" calcext:value-type="float">
            <text:p>1.54E-006</text:p>
          </table:table-cell>
          <table:table-cell table:style-name="ce1" office:value-type="float" office:value="0.0000005" calcext:value-type="float">
            <text:p>5.00E-007</text:p>
          </table:table-cell>
          <table:table-cell/>
          <table:table-cell office:value-type="float" office:value="23.98" calcext:value-type="float">
            <text:p>23.98</text:p>
          </table:table-cell>
          <table:table-cell table:formula="of:=[.F88]^(1/2)" office:value-type="float" office:value="0.00124096736459909" calcext:value-type="float">
            <text:p>0.0012409674</text:p>
          </table:table-cell>
          <table:table-cell table:formula="of:=0.5*[.F88]^(-1/2)*[.G88]" office:value-type="float" office:value="0.000201455741006345" calcext:value-type="float">
            <text:p>0.000201455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5.33" calcext:value-type="float">
            <text:p>25.33</text:p>
          </table:table-cell>
          <table:table-cell table:style-name="ce1" office:value-type="float" office:value="0.00000187" calcext:value-type="float">
            <text:p>1.87E-006</text:p>
          </table:table-cell>
          <table:table-cell table:style-name="ce1" office:value-type="float" office:value="0.00000048" calcext:value-type="float">
            <text:p>4.80E-007</text:p>
          </table:table-cell>
          <table:table-cell/>
          <table:table-cell office:value-type="float" office:value="25.33" calcext:value-type="float">
            <text:p>25.33</text:p>
          </table:table-cell>
          <table:table-cell table:formula="of:=[.F89]^(1/2)" office:value-type="float" office:value="0.00136747943311773" calcext:value-type="float">
            <text:p>0.0013674794</text:p>
          </table:table-cell>
          <table:table-cell table:formula="of:=0.5*[.F89]^(-1/2)*[.G89]" office:value-type="float" office:value="0.000175505381790511" calcext:value-type="float">
            <text:p>0.000175505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7.2" calcext:value-type="float">
            <text:p>27.2</text:p>
          </table:table-cell>
          <table:table-cell table:style-name="ce1" office:value-type="float" office:value="0.000000713" calcext:value-type="float">
            <text:p>7.13E-007</text:p>
          </table:table-cell>
          <table:table-cell table:style-name="ce1" office:value-type="float" office:value="0.00000032" calcext:value-type="float">
            <text:p>3.20E-007</text:p>
          </table:table-cell>
          <table:table-cell/>
          <table:table-cell office:value-type="float" office:value="27.2" calcext:value-type="float">
            <text:p>27.2</text:p>
          </table:table-cell>
          <table:table-cell table:formula="of:=[.F90]^(1/2)" office:value-type="float" office:value="0.000844393273303382" calcext:value-type="float">
            <text:p>0.0008443933</text:p>
          </table:table-cell>
          <table:table-cell table:formula="of:=0.5*[.F90]^(-1/2)*[.G90]" office:value-type="float" office:value="0.000189485166519693" calcext:value-type="float">
            <text:p>0.000189485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9.41" calcext:value-type="float">
            <text:p>29.41</text:p>
          </table:table-cell>
          <table:table-cell table:style-name="ce1" office:value-type="float" office:value="0.000000748" calcext:value-type="float">
            <text:p>7.48E-007</text:p>
          </table:table-cell>
          <table:table-cell table:style-name="ce1" office:value-type="float" office:value="0.0000003" calcext:value-type="float">
            <text:p>3.00E-007</text:p>
          </table:table-cell>
          <table:table-cell/>
          <table:table-cell office:value-type="float" office:value="29.41" calcext:value-type="float">
            <text:p>29.41</text:p>
          </table:table-cell>
          <table:table-cell table:formula="of:=[.F91]^(1/2)" office:value-type="float" office:value="0.000864869932417586" calcext:value-type="float">
            <text:p>0.0008648699</text:p>
          </table:table-cell>
          <table:table-cell table:formula="of:=0.5*[.F91]^(-1/2)*[.G91]" office:value-type="float" office:value="0.00017343648377358" calcext:value-type="float">
            <text:p>0.000173436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1.67" calcext:value-type="float">
            <text:p>31.67</text:p>
          </table:table-cell>
          <table:table-cell table:style-name="ce1" office:value-type="float" office:value="0.000000703" calcext:value-type="float">
            <text:p>7.03E-007</text:p>
          </table:table-cell>
          <table:table-cell table:style-name="ce1" office:value-type="float" office:value="0.000000239" calcext:value-type="float">
            <text:p>2.39E-007</text:p>
          </table:table-cell>
          <table:table-cell/>
          <table:table-cell office:value-type="float" office:value="31.67" calcext:value-type="float">
            <text:p>31.67</text:p>
          </table:table-cell>
          <table:table-cell table:formula="of:=[.F92]^(1/2)" office:value-type="float" office:value="0.000838450952650183" calcext:value-type="float">
            <text:p>0.000838451</text:p>
          </table:table-cell>
          <table:table-cell table:formula="of:=0.5*[.F92]^(-1/2)*[.G92]" office:value-type="float" office:value="0.000142524735194448" calcext:value-type="float">
            <text:p>0.000142524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Nakagawa 2001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fm^-2</text:p>
          </table:table-cell>
          <table:table-cell office:value-type="string" calcext:value-type="string">
            <text:p>Fm^2</text:p>
          </table:table-cell>
          <table:table-cell office:value-type="string" calcext:value-type="string">
            <text:p>Fm^2 Uncer</text:p>
          </table:table-cell>
          <table:table-cell/>
          <table:table-cell office:value-type="string" calcext:value-type="string">
            <text:p>Q^2 fm^-2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m Uncert.</text:p>
          </table:table-cell>
          <table:table-cell office:value-type="string" calcext:value-type="string">
            <text:p>Dataset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5.75" calcext:value-type="float">
            <text:p>5.75</text:p>
          </table:table-cell>
          <table:table-cell table:style-name="ce1" office:value-type="float" office:value="0.00431" calcext:value-type="float">
            <text:p>4.31E-003</text:p>
          </table:table-cell>
          <table:table-cell table:style-name="ce1" office:value-type="float" office:value="0.00034" calcext:value-type="float">
            <text:p>3.40E-004</text:p>
          </table:table-cell>
          <table:table-cell/>
          <table:table-cell office:value-type="float" office:value="5.75" calcext:value-type="float">
            <text:p>5.75</text:p>
          </table:table-cell>
          <table:table-cell table:formula="of:=[.F95]^(1/2)" office:value-type="float" office:value="0.0656505902486794" calcext:value-type="float">
            <text:p>0.0656505902</text:p>
          </table:table-cell>
          <table:table-cell table:formula="of:=0.5*[.F95]^(-1/2)*[.G95]" office:value-type="float" office:value="0.00258946643672285" calcext:value-type="float">
            <text:p>0.0025894664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8.8" calcext:value-type="float">
            <text:p>18.8</text:p>
          </table:table-cell>
          <table:table-cell table:style-name="ce1" office:value-type="float" office:value="0.0000000588" calcext:value-type="float">
            <text:p>5.88E-008</text:p>
          </table:table-cell>
          <table:table-cell table:style-name="ce1" office:value-type="float" office:value="0.000000126" calcext:value-type="float">
            <text:p>1.26E-007</text:p>
          </table:table-cell>
          <table:table-cell/>
          <table:table-cell office:value-type="float" office:value="18.8" calcext:value-type="float">
            <text:p>18.8</text:p>
          </table:table-cell>
          <table:table-cell table:formula="of:=[.F96]^(1/2)" office:value-type="float" office:value="0.000242487113059643" calcext:value-type="float">
            <text:p>0.0002424871</text:p>
          </table:table-cell>
          <table:table-cell table:formula="of:=0.5*[.F96]^(-1/2)*[.G96]" office:value-type="float" office:value="0.000259807621135332" calcext:value-type="float">
            <text:p>0.0002598076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1.8" calcext:value-type="float">
            <text:p>21.8</text:p>
          </table:table-cell>
          <table:table-cell table:style-name="ce1" office:value-type="float" office:value="0.000000308" calcext:value-type="float">
            <text:p>3.08E-007</text:p>
          </table:table-cell>
          <table:table-cell table:style-name="ce1" office:value-type="float" office:value="0.00000011" calcext:value-type="float">
            <text:p>1.10E-007</text:p>
          </table:table-cell>
          <table:table-cell/>
          <table:table-cell office:value-type="float" office:value="21.8" calcext:value-type="float">
            <text:p>21.8</text:p>
          </table:table-cell>
          <table:table-cell table:formula="of:=[.F97]^(1/2)" office:value-type="float" office:value="0.000554977477020464" calcext:value-type="float">
            <text:p>0.0005549775</text:p>
          </table:table-cell>
          <table:table-cell table:formula="of:=0.5*[.F97]^(-1/2)*[.G97]" office:value-type="float" office:value="0.0000991031208965115" calcext:value-type="float">
            <text:p>9.91031208965115E-005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6.3" calcext:value-type="float">
            <text:p>36.3</text:p>
          </table:table-cell>
          <table:table-cell table:style-name="ce1" office:value-type="float" office:value="0.0000000367" calcext:value-type="float">
            <text:p>3.67E-008</text:p>
          </table:table-cell>
          <table:table-cell table:style-name="ce1" office:value-type="float" office:value="0.0000000188" calcext:value-type="float">
            <text:p>1.88E-008</text:p>
          </table:table-cell>
          <table:table-cell/>
          <table:table-cell office:value-type="float" office:value="36.3" calcext:value-type="float">
            <text:p>36.3</text:p>
          </table:table-cell>
          <table:table-cell table:formula="of:=[.F98]^(1/2)" office:value-type="float" office:value="0.00019157244060668" calcext:value-type="float">
            <text:p>0.0001915724</text:p>
          </table:table-cell>
          <table:table-cell table:formula="of:=0.5*[.F98]^(-1/2)*[.G98]" office:value-type="float" office:value="0.0000490676005913568" calcext:value-type="float">
            <text:p>4.90676005913568E-005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42.6" calcext:value-type="float">
            <text:p>42.6</text:p>
          </table:table-cell>
          <table:table-cell table:style-name="ce1" office:value-type="float" office:value="0.0000000113" calcext:value-type="float">
            <text:p>1.13E-008</text:p>
          </table:table-cell>
          <table:table-cell table:style-name="ce1" office:value-type="float" office:value="0.0000000088" calcext:value-type="float">
            <text:p>8.80E-009</text:p>
          </table:table-cell>
          <table:table-cell/>
          <table:table-cell office:value-type="float" office:value="42.6" calcext:value-type="float">
            <text:p>42.6</text:p>
          </table:table-cell>
          <table:table-cell table:formula="of:=[.F99]^(1/2)" office:value-type="float" office:value="0.000106301458127346" calcext:value-type="float">
            <text:p>0.0001063015</text:p>
          </table:table-cell>
          <table:table-cell table:formula="of:=0.5*[.F99]^(-1/2)*[.G99]" office:value-type="float" office:value="0.0000413917182088783" calcext:value-type="float">
            <text:p>4.13917182088783E-005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Beck 1984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Q^2 fm^-2</text:p>
          </table:table-cell>
          <table:table-cell office:value-type="string" calcext:value-type="string">
            <text:p>Fch</text:p>
          </table:table-cell>
          <table:table-cell office:value-type="string" calcext:value-type="string">
            <text:p>Fch Uncert.</text:p>
          </table:table-cell>
          <table:table-cell/>
          <table:table-cell office:value-type="string" calcext:value-type="string">
            <text:p>Q^2 fm^-2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m Uncert.</text:p>
          </table:table-cell>
          <table:table-cell office:value-type="string" calcext:value-type="string">
            <text:p>Dataset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51" calcext:value-type="float">
            <text:p>0.051</text:p>
          </table:table-cell>
          <table:table-cell office:value-type="float" office:value="0.967" calcext:value-type="float">
            <text:p>0.967</text:p>
          </table:table-cell>
          <table:table-cell table:formula="of:=SQRT(0.029^2+0.036^2)" office:value-type="float" office:value="0.0462276973253049" calcext:value-type="float">
            <text:p>0.0462276973</text:p>
          </table:table-cell>
          <table:table-cell/>
          <table:table-cell office:value-type="float" office:value="0.098" calcext:value-type="float">
            <text:p>0.098</text:p>
          </table:table-cell>
          <table:table-cell office:value-type="float" office:value="1.086" calcext:value-type="float">
            <text:p>1.086</text:p>
          </table:table-cell>
          <table:table-cell office:value-type="float" office:value="0.117" calcext:value-type="float">
            <text:p>0.11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.098" calcext:value-type="float">
            <text:p>0.098</text:p>
          </table:table-cell>
          <table:table-cell office:value-type="float" office:value="1.039" calcext:value-type="float">
            <text:p>1.039</text:p>
          </table:table-cell>
          <table:table-cell office:value-type="float" office:value="0.048" calcext:value-type="float">
            <text:p>0.048</text:p>
          </table:table-cell>
          <table:table-cell/>
          <table:table-cell office:value-type="float" office:value="0.571" calcext:value-type="float">
            <text:p>0.571</text:p>
          </table:table-cell>
          <table:table-cell office:value-type="float" office:value="0.806" calcext:value-type="float">
            <text:p>0.806</text:p>
          </table:table-cell>
          <table:table-cell office:value-type="float" office:value="0.066" calcext:value-type="float">
            <text:p>0.06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.258" calcext:value-type="float">
            <text:p>0.258</text:p>
          </table:table-cell>
          <table:table-cell office:value-type="float" office:value="0.95" calcext:value-type="float">
            <text:p>0.95</text:p>
          </table:table-cell>
          <table:table-cell office:value-type="float" office:value="0.028" calcext:value-type="float">
            <text:p>0.028</text:p>
          </table:table-cell>
          <table:table-cell/>
          <table:table-cell office:value-type="float" office:value="1.51" calcext:value-type="float">
            <text:p>1.51</text:p>
          </table:table-cell>
          <table:table-cell office:value-type="float" office:value="0.473" calcext:value-type="float">
            <text:p>0.473</text:p>
          </table:table-cell>
          <table:table-cell office:value-type="float" office:value="0.026" calcext:value-type="float">
            <text:p>0.02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.571" calcext:value-type="float">
            <text:p>0.571</text:p>
          </table:table-cell>
          <table:table-cell office:value-type="float" office:value="0.826" calcext:value-type="float">
            <text:p>0.826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float" office:value="2.98" calcext:value-type="float">
            <text:p>2.98</text:p>
          </table:table-cell>
          <table:table-cell office:value-type="float" office:value="0.26" calcext:value-type="float">
            <text:p>0.26</text:p>
          </table:table-cell>
          <table:table-cell office:value-type="float" office:value="0.013" calcext:value-type="float">
            <text:p>0.01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05" calcext:value-type="float">
            <text:p>1.05</text:p>
          </table:table-cell>
          <table:table-cell office:value-type="float" office:value="0.697" calcext:value-type="float">
            <text:p>0.697</text:p>
          </table:table-cell>
          <table:table-cell office:value-type="float" office:value="0.019" calcext:value-type="float">
            <text:p>0.019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.51" calcext:value-type="float">
            <text:p>1.51</text:p>
          </table:table-cell>
          <table:table-cell office:value-type="float" office:value="0.548" calcext:value-type="float">
            <text:p>0.548</text:p>
          </table:table-cell>
          <table:table-cell office:value-type="float" office:value="0.014" calcext:value-type="float">
            <text:p>0.014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2.21" calcext:value-type="float">
            <text:p>2.21</text:p>
          </table:table-cell>
          <table:table-cell office:value-type="float" office:value="0.387" calcext:value-type="float">
            <text:p>0.387</text:p>
          </table:table-cell>
          <table:table-cell office:value-type="float" office:value="0.011" calcext:value-type="float">
            <text:p>0.011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2.98" calcext:value-type="float">
            <text:p>2.98</text:p>
          </table:table-cell>
          <table:table-cell office:value-type="float" office:value="0.282" calcext:value-type="float">
            <text:p>0.282</text:p>
          </table:table-cell>
          <table:table-cell office:value-type="float" office:value="0.009" calcext:value-type="float">
            <text:p>0.009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0.872" calcext:value-type="float">
            <text:p>0.872</text:p>
          </table:table-cell>
          <table:table-cell office:value-type="float" office:value="0.041" calcext:value-type="float">
            <text:p>0.041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0.782" calcext:value-type="float">
            <text:p>0.782</text:p>
          </table:table-cell>
          <table:table-cell office:value-type="float" office:value="0.036" calcext:value-type="float">
            <text:p>0.036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0.785" calcext:value-type="float">
            <text:p>0.785</text:p>
          </table:table-cell>
          <table:table-cell office:value-type="float" office:value="0.03" calcext:value-type="float">
            <text:p>0.0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0.9" calcext:value-type="float">
            <text:p>0.9</text:p>
          </table:table-cell>
          <table:table-cell office:value-type="float" office:value="0.659" calcext:value-type="float">
            <text:p>0.659</text:p>
          </table:table-cell>
          <table:table-cell office:value-type="float" office:value="0.023" calcext:value-type="float">
            <text:p>0.023</text:p>
          </table:table-cell>
          <table:table-cell table:number-columns-repeated="14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McCarthy 1977</text:p>
          </table:table-cell>
          <table:table-cell office:value-type="string" calcext:value-type="string">
            <text:p>3H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Q^2 (fm^-2)</text:p>
          </table:table-cell>
          <table:table-cell table:style-name="ce1" office:value-type="string" calcext:value-type="string">
            <text:p>|Fch|</text:p>
          </table:table-cell>
          <table:table-cell table:style-name="ce1" office:value-type="string" calcext:value-type="string">
            <text:p>Uncertainty |Fch|</text:p>
          </table:table-cell>
          <table:table-cell table:number-columns-repeated="2"/>
          <table:table-cell office:value-type="string" calcext:value-type="string">
            <text:p>Q^2 (fm^-2)</text:p>
          </table:table-cell>
          <table:table-cell office:value-type="string" calcext:value-type="string">
            <text:p>Fm(3He)^2</text:p>
          </table:table-cell>
          <table:table-cell table:style-name="ce2" office:value-type="string" calcext:value-type="string">
            <text:p>+/-</text:p>
          </table:table-cell>
          <table:table-cell/>
          <table:table-cell office:value-type="string" calcext:value-type="string">
            <text:p>Q^2 (fm^-2)</text:p>
          </table:table-cell>
          <table:table-cell office:value-type="string" calcext:value-type="string">
            <text:p>|Fm(3He)|</text:p>
          </table:table-cell>
          <table:table-cell table:style-name="ce1" office:value-type="string" calcext:value-type="string">
            <text:p>Uncertainty |Fm|</text:p>
          </table:table-cell>
          <table:table-cell office:value-type="string" calcext:value-type="string">
            <text:p>Dataset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347" calcext:value-type="float">
            <text:p>0.347</text:p>
          </table:table-cell>
          <table:table-cell table:style-name="ce2" office:value-type="float" office:value="0.825832912882503" calcext:value-type="float">
            <text:p>8.258E-1</text:p>
          </table:table-cell>
          <table:table-cell table:style-name="ce2" office:value-type="float" office:value="0.0102926389435503" calcext:value-type="float">
            <text:p>1.029E-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float" office:value="0.103" calcext:value-type="float">
            <text:p>1.03E-001</text:p>
          </table:table-cell>
          <table:table-cell table:style-name="ce2" office:value-type="float" office:value="0.035" calcext:value-type="float">
            <text:p>3.500E-2</text:p>
          </table:table-cell>
          <table:table-cell/>
          <table:table-cell office:value-type="float" office:value="2" calcext:value-type="float">
            <text:p>2</text:p>
          </table:table-cell>
          <table:table-cell table:formula="of:=SQRT([.K119])" office:value-type="float" office:value="0.320936130717624" calcext:value-type="float">
            <text:p>0.3209361307</text:p>
          </table:table-cell>
          <table:table-cell table:formula="of:=([.O119]/(2*[.K119]))*[.L119]" office:value-type="float" office:value="0.0545279833743536" calcext:value-type="float">
            <text:p>0.0545279834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table:style-name="ce2" office:value-type="float" office:value="0.806845710157772" calcext:value-type="float">
            <text:p>8.068E-1</text:p>
          </table:table-cell>
          <table:table-cell table:style-name="ce2" office:value-type="float" office:value="0.00991515465631671" calcext:value-type="float">
            <text:p>9.915E-3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table:style-name="ce1" office:value-type="float" office:value="0.049" calcext:value-type="float">
            <text:p>4.90E-002</text:p>
          </table:table-cell>
          <table:table-cell table:style-name="ce2" office:value-type="float" office:value="0.0097" calcext:value-type="float">
            <text:p>9.700E-3</text:p>
          </table:table-cell>
          <table:table-cell/>
          <table:table-cell office:value-type="float" office:value="2.8" calcext:value-type="float">
            <text:p>2.8</text:p>
          </table:table-cell>
          <table:table-cell table:formula="of:=SQRT([.K120])" office:value-type="float" office:value="0.221359436211787" calcext:value-type="float">
            <text:p>0.2213594362</text:p>
          </table:table-cell>
          <table:table-cell table:formula="of:=([.O120]/(2*[.K120]))*[.L120]" office:value-type="float" office:value="0.0219100666454523" calcext:value-type="float">
            <text:p>0.0219100666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451" calcext:value-type="float">
            <text:p>0.451</text:p>
          </table:table-cell>
          <table:table-cell table:style-name="ce2" office:value-type="float" office:value="0.775886589650833" calcext:value-type="float">
            <text:p>7.759E-1</text:p>
          </table:table-cell>
          <table:table-cell table:style-name="ce2" office:value-type="float" office:value="0.00966636116674626" calcext:value-type="float">
            <text:p>9.666E-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" office:value-type="float" office:value="0.0388" calcext:value-type="float">
            <text:p>3.88E-002</text:p>
          </table:table-cell>
          <table:table-cell table:style-name="ce2" office:value-type="float" office:value="0.0035" calcext:value-type="float">
            <text:p>3.500E-3</text:p>
          </table:table-cell>
          <table:table-cell/>
          <table:table-cell office:value-type="float" office:value="3" calcext:value-type="float">
            <text:p>3</text:p>
          </table:table-cell>
          <table:table-cell table:formula="of:=SQRT([.K121])" office:value-type="float" office:value="0.196977156035922" calcext:value-type="float">
            <text:p>0.196977156</text:p>
          </table:table-cell>
          <table:table-cell table:formula="of:=([.O121]/(2*[.K121]))*[.L121]" office:value-type="float" office:value="0.00888427894491917" calcext:value-type="float">
            <text:p>0.0088842789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table:style-name="ce2" office:value-type="float" office:value="0.762889244910426" calcext:value-type="float">
            <text:p>7.629E-1</text:p>
          </table:table-cell>
          <table:table-cell table:style-name="ce2" office:value-type="float" office:value="0.00983104697049518" calcext:value-type="float">
            <text:p>9.831E-3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style-name="ce1" office:value-type="float" office:value="0.0142" calcext:value-type="float">
            <text:p>1.42E-002</text:p>
          </table:table-cell>
          <table:table-cell table:style-name="ce2" office:value-type="float" office:value="0.0085" calcext:value-type="float">
            <text:p>8.500E-3</text:p>
          </table:table-cell>
          <table:table-cell/>
          <table:table-cell office:value-type="float" office:value="3.5" calcext:value-type="float">
            <text:p>3.5</text:p>
          </table:table-cell>
          <table:table-cell table:formula="of:=SQRT([.K122])" office:value-type="float" office:value="0.11916375287813" calcext:value-type="float">
            <text:p>0.1191637529</text:p>
          </table:table-cell>
          <table:table-cell table:formula="of:=([.O122]/(2*[.K122]))*[.L122]" office:value-type="float" office:value="0.0356652077276093" calcext:value-type="float">
            <text:p>0.035665207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542" calcext:value-type="float">
            <text:p>0.542</text:p>
          </table:table-cell>
          <table:table-cell table:style-name="ce2" office:value-type="float" office:value="0.74027022093287" calcext:value-type="float">
            <text:p>7.403E-1</text:p>
          </table:table-cell>
          <table:table-cell table:style-name="ce2" office:value-type="float" office:value="0.00945600647177024" calcext:value-type="float">
            <text:p>9.456E-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float" office:value="0.0139" calcext:value-type="float">
            <text:p>1.39E-002</text:p>
          </table:table-cell>
          <table:table-cell table:style-name="ce2" office:value-type="float" office:value="0.0036" calcext:value-type="float">
            <text:p>3.600E-3</text:p>
          </table:table-cell>
          <table:table-cell/>
          <table:table-cell office:value-type="float" office:value="4" calcext:value-type="float">
            <text:p>4</text:p>
          </table:table-cell>
          <table:table-cell table:formula="of:=SQRT([.K123])" office:value-type="float" office:value="0.117898261225516" calcext:value-type="float">
            <text:p>0.1178982612</text:p>
          </table:table-cell>
          <table:table-cell table:formula="of:=([.O123]/(2*[.K123]))*[.L123]" office:value-type="float" office:value="0.0152674007342395" calcext:value-type="float">
            <text:p>0.015267400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table:style-name="ce2" office:value-type="float" office:value="0.718331399842719" calcext:value-type="float">
            <text:p>7.183E-1</text:p>
          </table:table-cell>
          <table:table-cell table:style-name="ce2" office:value-type="float" office:value="0.0090487482538327" calcext:value-type="float">
            <text:p>9.049E-3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1" office:value-type="float" office:value="0.0104" calcext:value-type="float">
            <text:p>1.04E-002</text:p>
          </table:table-cell>
          <table:table-cell table:style-name="ce2" office:value-type="float" office:value="0.0013" calcext:value-type="float">
            <text:p>1.300E-3</text:p>
          </table:table-cell>
          <table:table-cell/>
          <table:table-cell office:value-type="float" office:value="4.5" calcext:value-type="float">
            <text:p>4.5</text:p>
          </table:table-cell>
          <table:table-cell table:formula="of:=SQRT([.K124])" office:value-type="float" office:value="0.101980390271856" calcext:value-type="float">
            <text:p>0.1019803903</text:p>
          </table:table-cell>
          <table:table-cell table:formula="of:=([.O124]/(2*[.K124]))*[.L124]" office:value-type="float" office:value="0.00637377439199098" calcext:value-type="float">
            <text:p>0.0063737744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639" calcext:value-type="float">
            <text:p>0.639</text:p>
          </table:table-cell>
          <table:table-cell table:style-name="ce2" office:value-type="float" office:value="0.697853852894716" calcext:value-type="float">
            <text:p>6.979E-1</text:p>
          </table:table-cell>
          <table:table-cell table:style-name="ce2" office:value-type="float" office:value="0.00859778874202936" calcext:value-type="float">
            <text:p>8.598E-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" office:value-type="float" office:value="0.00528" calcext:value-type="float">
            <text:p>5.28E-003</text:p>
          </table:table-cell>
          <table:table-cell table:style-name="ce2" office:value-type="float" office:value="0.00157" calcext:value-type="float">
            <text:p>1.570E-3</text:p>
          </table:table-cell>
          <table:table-cell/>
          <table:table-cell office:value-type="float" office:value="5" calcext:value-type="float">
            <text:p>5</text:p>
          </table:table-cell>
          <table:table-cell table:formula="of:=SQRT([.K125])" office:value-type="float" office:value="0.0726636084983398" calcext:value-type="float">
            <text:p>0.0726636085</text:p>
          </table:table-cell>
          <table:table-cell table:formula="of:=([.O125]/(2*[.K125]))*[.L125]" office:value-type="float" office:value="0.0108032069453024" calcext:value-type="float">
            <text:p>0.0108032069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table:style-name="ce2" office:value-type="float" office:value="0.674536878161602" calcext:value-type="float">
            <text:p>6.745E-1</text:p>
          </table:table-cell>
          <table:table-cell table:style-name="ce2" office:value-type="float" office:value="0.00815374248327211" calcext:value-type="float">
            <text:p>8.154E-3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table:style-name="ce1" office:value-type="float" office:value="0.00556" calcext:value-type="float">
            <text:p>5.56E-003</text:p>
          </table:table-cell>
          <table:table-cell table:style-name="ce2" office:value-type="float" office:value="0.00085" calcext:value-type="float">
            <text:p>8.500E-4</text:p>
          </table:table-cell>
          <table:table-cell/>
          <table:table-cell office:value-type="float" office:value="5.5" calcext:value-type="float">
            <text:p>5.5</text:p>
          </table:table-cell>
          <table:table-cell table:formula="of:=SQRT([.K126])" office:value-type="float" office:value="0.074565407529229" calcext:value-type="float">
            <text:p>0.0745654075</text:p>
          </table:table-cell>
          <table:table-cell table:formula="of:=([.O126]/(2*[.K126]))*[.L126]" office:value-type="float" office:value="0.00569969392084934" calcext:value-type="float">
            <text:p>0.0056996939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table:style-name="ce2" office:value-type="float" office:value="0.652686754883229" calcext:value-type="float">
            <text:p>6.527E-1</text:p>
          </table:table-cell>
          <table:table-cell table:style-name="ce2" office:value-type="float" office:value="0.00842670692924356" calcext:value-type="float">
            <text:p>8.427E-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" office:value-type="float" office:value="0.00307" calcext:value-type="float">
            <text:p>3.07E-003</text:p>
          </table:table-cell>
          <table:table-cell table:style-name="ce2" office:value-type="float" office:value="0.00033" calcext:value-type="float">
            <text:p>3.300E-4</text:p>
          </table:table-cell>
          <table:table-cell/>
          <table:table-cell office:value-type="float" office:value="6" calcext:value-type="float">
            <text:p>6</text:p>
          </table:table-cell>
          <table:table-cell table:formula="of:=SQRT([.K127])" office:value-type="float" office:value="0.0554075807087803" calcext:value-type="float">
            <text:p>0.0554075807</text:p>
          </table:table-cell>
          <table:table-cell table:formula="of:=([.O127]/(2*[.K127]))*[.L127]" office:value-type="float" office:value="0.00297793186219829" calcext:value-type="float">
            <text:p>0.0029779319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9" calcext:value-type="float">
            <text:p>0.9</text:p>
          </table:table-cell>
          <table:table-cell table:style-name="ce2" office:value-type="float" office:value="0.620483682299543" calcext:value-type="float">
            <text:p>6.205E-1</text:p>
          </table:table-cell>
          <table:table-cell table:style-name="ce2" office:value-type="float" office:value="0.0080582296402538" calcext:value-type="float">
            <text:p>8.058E-3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style-name="ce1" office:value-type="float" office:value="0.00213" calcext:value-type="float">
            <text:p>2.13E-003</text:p>
          </table:table-cell>
          <table:table-cell table:style-name="ce2" office:value-type="float" office:value="0.00069" calcext:value-type="float">
            <text:p>6.900E-4</text:p>
          </table:table-cell>
          <table:table-cell/>
          <table:table-cell office:value-type="float" office:value="6.5" calcext:value-type="float">
            <text:p>6.5</text:p>
          </table:table-cell>
          <table:table-cell table:formula="of:=SQRT([.K128])" office:value-type="float" office:value="0.0461519230368573" calcext:value-type="float">
            <text:p>0.046151923</text:p>
          </table:table-cell>
          <table:table-cell table:formula="of:=([.O128]/(2*[.K128]))*[.L128]" office:value-type="float" office:value="0.00747531147780083" calcext:value-type="float">
            <text:p>0.007475311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576194411635517" calcext:value-type="float">
            <text:p>5.762E-1</text:p>
          </table:table-cell>
          <table:table-cell table:style-name="ce2" office:value-type="float" office:value="0.00694210134500623" calcext:value-type="float">
            <text:p>6.942E-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" office:value-type="float" office:value="0.00129" calcext:value-type="float">
            <text:p>1.29E-003</text:p>
          </table:table-cell>
          <table:table-cell table:style-name="ce2" office:value-type="float" office:value="0.00039" calcext:value-type="float">
            <text:p>3.900E-4</text:p>
          </table:table-cell>
          <table:table-cell/>
          <table:table-cell office:value-type="float" office:value="7" calcext:value-type="float">
            <text:p>7</text:p>
          </table:table-cell>
          <table:table-cell table:formula="of:=SQRT([.K129])" office:value-type="float" office:value="0.0359165699921359" calcext:value-type="float">
            <text:p>0.03591657</text:p>
          </table:table-cell>
          <table:table-cell table:formula="of:=([.O129]/(2*[.K129]))*[.L129]" office:value-type="float" office:value="0.00542924895229962" calcext:value-type="float">
            <text:p>0.005429249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1" calcext:value-type="float">
            <text:p>1.1</text:p>
          </table:table-cell>
          <table:table-cell table:style-name="ce2" office:value-type="float" office:value="0.544977063737549" calcext:value-type="float">
            <text:p>5.450E-1</text:p>
          </table:table-cell>
          <table:table-cell table:style-name="ce2" office:value-type="float" office:value="0.00733975843417574" calcext:value-type="float">
            <text:p>7.340E-3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table:style-name="ce1" office:value-type="float" office:value="0.00106" calcext:value-type="float">
            <text:p>1.06E-003</text:p>
          </table:table-cell>
          <table:table-cell table:style-name="ce2" office:value-type="float" office:value="0.00046" calcext:value-type="float">
            <text:p>4.600E-4</text:p>
          </table:table-cell>
          <table:table-cell/>
          <table:table-cell office:value-type="float" office:value="7.5" calcext:value-type="float">
            <text:p>7.5</text:p>
          </table:table-cell>
          <table:table-cell table:formula="of:=SQRT([.K130])" office:value-type="float" office:value="0.0325576411921994" calcext:value-type="float">
            <text:p>0.0325576412</text:p>
          </table:table-cell>
          <table:table-cell table:formula="of:=([.O130]/(2*[.K130]))*[.L130]" office:value-type="float" office:value="0.00706439384359044" calcext:value-type="float">
            <text:p>0.0070643938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2" calcext:value-type="float">
            <text:p>1.2</text:p>
          </table:table-cell>
          <table:table-cell table:style-name="ce2" office:value-type="float" office:value="0.518652099195598" calcext:value-type="float">
            <text:p>5.187E-1</text:p>
          </table:table-cell>
          <table:table-cell table:style-name="ce2" office:value-type="float" office:value="0.00674826151369737" calcext:value-type="float">
            <text:p>6.748E-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" office:value-type="float" office:value="0.00038" calcext:value-type="float">
            <text:p>3.80E-004</text:p>
          </table:table-cell>
          <table:table-cell table:style-name="ce2" office:value-type="float" office:value="0.000313" calcext:value-type="float">
            <text:p>3.130E-4</text:p>
          </table:table-cell>
          <table:table-cell/>
          <table:table-cell office:value-type="float" office:value="8" calcext:value-type="float">
            <text:p>8</text:p>
          </table:table-cell>
          <table:table-cell table:formula="of:=SQRT([.K131])" office:value-type="float" office:value="0.0194935886896179" calcext:value-type="float">
            <text:p>0.0194935887</text:p>
          </table:table-cell>
          <table:table-cell table:formula="of:=([.O131]/(2*[.K131]))*[.L131]" office:value-type="float" office:value="0.00802828060506633" calcext:value-type="float">
            <text:p>0.0080282806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5" calcext:value-type="float">
            <text:p>1.5</text:p>
          </table:table-cell>
          <table:table-cell table:style-name="ce2" office:value-type="float" office:value="0.439317652729776" calcext:value-type="float">
            <text:p>4.393E-1</text:p>
          </table:table-cell>
          <table:table-cell table:style-name="ce2" office:value-type="float" office:value="0.00569064317007482" calcext:value-type="float">
            <text:p>5.691E-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0.000204" calcext:value-type="float">
            <text:p>2.04E-004</text:p>
          </table:table-cell>
          <table:table-cell table:style-name="ce2" office:value-type="float" office:value="0.000153" calcext:value-type="float">
            <text:p>1.530E-4</text:p>
          </table:table-cell>
          <table:table-cell/>
          <table:table-cell office:value-type="float" office:value="9" calcext:value-type="float">
            <text:p>9</text:p>
          </table:table-cell>
          <table:table-cell table:formula="of:=SQRT([.K132])" office:value-type="float" office:value="0.0142828568570857" calcext:value-type="float">
            <text:p>0.0142828569</text:p>
          </table:table-cell>
          <table:table-cell table:formula="of:=([.O132]/(2*[.K132]))*[.L132]" office:value-type="float" office:value="0.00535607132140714" calcext:value-type="float">
            <text:p>0.005356071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8" calcext:value-type="float">
            <text:p>1.8</text:p>
          </table:table-cell>
          <table:table-cell table:style-name="ce2" office:value-type="float" office:value="0.372827037646145" calcext:value-type="float">
            <text:p>3.728E-1</text:p>
          </table:table-cell>
          <table:table-cell table:style-name="ce2" office:value-type="float" office:value="0.0053644178078582" calcext:value-type="float">
            <text:p>5.364E-3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" office:value-type="float" office:value="0.00012" calcext:value-type="float">
            <text:p>1.20E-004</text:p>
          </table:table-cell>
          <table:table-cell table:style-name="ce2" office:value-type="float" office:value="0.000118" calcext:value-type="float">
            <text:p>1.180E-4</text:p>
          </table:table-cell>
          <table:table-cell/>
          <table:table-cell office:value-type="float" office:value="9.5" calcext:value-type="float">
            <text:p>9.5</text:p>
          </table:table-cell>
          <table:table-cell table:formula="of:=SQRT([.K133])" office:value-type="float" office:value="0.0109544511501033" calcext:value-type="float">
            <text:p>0.0109544512</text:p>
          </table:table-cell>
          <table:table-cell table:formula="of:=([.O133]/(2*[.K133]))*[.L133]" office:value-type="float" office:value="0.00538593848213413" calcext:value-type="float">
            <text:p>0.005385938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style-name="ce2" office:value-type="float" office:value="0.339116499156263" calcext:value-type="float">
            <text:p>3.391E-1</text:p>
          </table:table-cell>
          <table:table-cell table:style-name="ce2" office:value-type="float" office:value="0.00442325868464691" calcext:value-type="float">
            <text:p>4.423E-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" office:value-type="float" office:value="0.000193" calcext:value-type="float">
            <text:p>1.93E-004</text:p>
          </table:table-cell>
          <table:table-cell table:style-name="ce2" office:value-type="float" office:value="0.000105" calcext:value-type="float">
            <text:p>1.050E-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QRT([.K134])" office:value-type="float" office:value="0.0138924439894498" calcext:value-type="float">
            <text:p>0.013892444</text:p>
          </table:table-cell>
          <table:table-cell table:formula="of:=([.O134]/(2*[.K134]))*[.L134]" office:value-type="float" office:value="0.00377903269143065" calcext:value-type="float">
            <text:p>0.003779032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2" calcext:value-type="float">
            <text:p>2.2</text:p>
          </table:table-cell>
          <table:table-cell table:style-name="ce2" office:value-type="float" office:value="0.307083050655682" calcext:value-type="float">
            <text:p>3.071E-1</text:p>
          </table:table-cell>
          <table:table-cell table:style-name="ce2" office:value-type="float" office:value="0.00390773765415502" calcext:value-type="float">
            <text:p>3.908E-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" office:value-type="float" office:value="0.000146" calcext:value-type="float">
            <text:p>1.46E-004</text:p>
          </table:table-cell>
          <table:table-cell table:style-name="ce2" office:value-type="float" office:value="0.000073" calcext:value-type="float">
            <text:p>7.300E-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QRT([.K135])" office:value-type="float" office:value="0.0120830459735946" calcext:value-type="float">
            <text:p>0.012083046</text:p>
          </table:table-cell>
          <table:table-cell table:formula="of:=([.O135]/(2*[.K135]))*[.L135]" office:value-type="float" office:value="0.00302076149339864" calcext:value-type="float">
            <text:p>0.003020761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5" calcext:value-type="float">
            <text:p>2.5</text:p>
          </table:table-cell>
          <table:table-cell table:style-name="ce2" office:value-type="float" office:value="0.262868788561898" calcext:value-type="float">
            <text:p>2.629E-1</text:p>
          </table:table-cell>
          <table:table-cell table:style-name="ce2" office:value-type="float" office:value="0.0034237613560884" calcext:value-type="float">
            <text:p>3.424E-3</text:p>
          </table:table-cell>
          <table:table-cell table:number-columns-repeated="2"/>
          <table:table-cell office:value-type="float" office:value="11.5" calcext:value-type="float">
            <text:p>11.5</text:p>
          </table:table-cell>
          <table:table-cell table:style-name="ce1" office:value-type="float" office:value="0.0000566" calcext:value-type="float">
            <text:p>5.66E-005</text:p>
          </table:table-cell>
          <table:table-cell table:style-name="ce2" office:value-type="float" office:value="0.0000471" calcext:value-type="float">
            <text:p>4.710E-5</text:p>
          </table:table-cell>
          <table:table-cell/>
          <table:table-cell office:value-type="float" office:value="11.5" calcext:value-type="float">
            <text:p>11.5</text:p>
          </table:table-cell>
          <table:table-cell table:formula="of:=SQRT([.K136])" office:value-type="float" office:value="0.00752329714952161" calcext:value-type="float">
            <text:p>0.0075232971</text:p>
          </table:table-cell>
          <table:table-cell table:formula="of:=([.O136]/(2*[.K136]))*[.L136]" office:value-type="float" office:value="0.00313027646415608" calcext:value-type="float">
            <text:p>0.003130276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7" calcext:value-type="float">
            <text:p>2.7</text:p>
          </table:table-cell>
          <table:table-cell table:style-name="ce2" office:value-type="float" office:value="0.23895606290697" calcext:value-type="float">
            <text:p>2.390E-1</text:p>
          </table:table-cell>
          <table:table-cell table:style-name="ce2" office:value-type="float" office:value="0.00355713929020884" calcext:value-type="float">
            <text:p>3.557E-3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 table:style-name="ce1" office:value-type="float" office:value="0.000042" calcext:value-type="float">
            <text:p>4.20E-005</text:p>
          </table:table-cell>
          <table:table-cell table:style-name="ce2" office:value-type="float" office:value="0.000053" calcext:value-type="float">
            <text:p>5.300E-5</text:p>
          </table:table-cell>
          <table:table-cell/>
          <table:table-cell office:value-type="float" office:value="12.5" calcext:value-type="float">
            <text:p>12.5</text:p>
          </table:table-cell>
          <table:table-cell table:formula="of:=SQRT([.K137])" office:value-type="float" office:value="0.00648074069840786" calcext:value-type="float">
            <text:p>0.0064807407</text:p>
          </table:table-cell>
          <table:table-cell table:formula="of:=([.O137]/(2*[.K137]))*[.L137]" office:value-type="float" office:value="0.00408903877399544" calcext:value-type="float">
            <text:p>0.0040890388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8" calcext:value-type="float">
            <text:p>2.8</text:p>
          </table:table-cell>
          <table:table-cell table:style-name="ce2" office:value-type="float" office:value="0.222261107708929" calcext:value-type="float">
            <text:p>2.223E-1</text:p>
          </table:table-cell>
          <table:table-cell table:style-name="ce2" office:value-type="float" office:value="0.00359937016532678" calcext:value-type="float">
            <text:p>3.599E-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1" office:value-type="float" office:value="0.000005" calcext:value-type="float">
            <text:p>5.00E-006</text:p>
          </table:table-cell>
          <table:table-cell table:style-name="ce2" office:value-type="float" office:value="0.000009" calcext:value-type="float">
            <text:p>9.000E-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QRT([.K138])" office:value-type="float" office:value="0.00223606797749979" calcext:value-type="float">
            <text:p>0.002236068</text:p>
          </table:table-cell>
          <table:table-cell table:formula="of:=([.O138]/(2*[.K138]))*[.L138]" office:value-type="float" office:value="0.00201246117974981" calcext:value-type="float">
            <text:p>0.0020124612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style-name="ce2" office:value-type="float" office:value="0.204694894904587" calcext:value-type="float">
            <text:p>2.047E-1</text:p>
          </table:table-cell>
          <table:table-cell table:style-name="ce2" office:value-type="float" office:value="0.00268692582810317" calcext:value-type="float">
            <text:p>2.687E-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" office:value-type="float" office:value="0.000003" calcext:value-type="float">
            <text:p>3.00E-006</text:p>
          </table:table-cell>
          <table:table-cell table:style-name="ce2" office:value-type="float" office:value="0.000007" calcext:value-type="float">
            <text:p>7.000E-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SQRT([.K139])" office:value-type="float" office:value="0.00173205080756888" calcext:value-type="float">
            <text:p>0.0017320508</text:p>
          </table:table-cell>
          <table:table-cell table:formula="of:=([.O139]/(2*[.K139]))*[.L139]" office:value-type="float" office:value="0.00202072594216369" calcext:value-type="float">
            <text:p>0.0020207259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.5" calcext:value-type="float">
            <text:p>3.5</text:p>
          </table:table-cell>
          <table:table-cell table:style-name="ce2" office:value-type="float" office:value="0.164924225024706" calcext:value-type="float">
            <text:p>1.649E-1</text:p>
          </table:table-cell>
          <table:table-cell table:style-name="ce2" office:value-type="float" office:value="0.00272852578165875" calcext:value-type="float">
            <text:p>2.729E-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style-name="ce2" office:value-type="float" office:value="0.130384048104053" calcext:value-type="float">
            <text:p>1.304E-1</text:p>
          </table:table-cell>
          <table:table-cell table:style-name="ce2" office:value-type="float" office:value="0.00230089496654211" calcext:value-type="float">
            <text:p>2.301E-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4.5" calcext:value-type="float">
            <text:p>4.5</text:p>
          </table:table-cell>
          <table:table-cell table:style-name="ce2" office:value-type="float" office:value="0.103923048454133" calcext:value-type="float">
            <text:p>1.039E-1</text:p>
          </table:table-cell>
          <table:table-cell table:style-name="ce2" office:value-type="float" office:value="0.00240562612162344" calcext:value-type="float">
            <text:p>2.406E-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style-name="ce2" office:value-type="float" office:value="0.0822192191643779" calcext:value-type="float">
            <text:p>8.222E-2</text:p>
          </table:table-cell>
          <table:table-cell table:style-name="ce2" office:value-type="float" office:value="0.00139869973430524" calcext:value-type="float">
            <text:p>1.399E-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5.5" calcext:value-type="float">
            <text:p>5.5</text:p>
          </table:table-cell>
          <table:table-cell table:style-name="ce2" office:value-type="float" office:value="0.0637965516309463" calcext:value-type="float">
            <text:p>6.380E-2</text:p>
          </table:table-cell>
          <table:table-cell table:style-name="ce2" office:value-type="float" office:value="0.00109723798873863" calcext:value-type="float">
            <text:p>1.097E-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style-name="ce2" office:value-type="float" office:value="0.0513809303146605" calcext:value-type="float">
            <text:p>5.138E-2</text:p>
          </table:table-cell>
          <table:table-cell table:style-name="ce2" office:value-type="float" office:value="0.000778498944161523" calcext:value-type="float">
            <text:p>7.785E-4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6.5" calcext:value-type="float">
            <text:p>6.5</text:p>
          </table:table-cell>
          <table:table-cell table:style-name="ce2" office:value-type="float" office:value="0.0408656334834051" calcext:value-type="float">
            <text:p>4.087E-2</text:p>
          </table:table-cell>
          <table:table-cell table:style-name="ce2" office:value-type="float" office:value="0.00122352196058099" calcext:value-type="float">
            <text:p>1.224E-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style-name="ce2" office:value-type="float" office:value="0.0324037034920393" calcext:value-type="float">
            <text:p>3.240E-2</text:p>
          </table:table-cell>
          <table:table-cell table:style-name="ce2" office:value-type="float" office:value="0.000925820099772552" calcext:value-type="float">
            <text:p>9.258E-4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7.5" calcext:value-type="float">
            <text:p>7.5</text:p>
          </table:table-cell>
          <table:table-cell table:style-name="ce2" office:value-type="float" office:value="0.0257099202643649" calcext:value-type="float">
            <text:p>2.571E-2</text:p>
          </table:table-cell>
          <table:table-cell table:style-name="ce2" office:value-type="float" office:value="0.00155581968316883" calcext:value-type="float">
            <text:p>1.556E-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style-name="ce2" office:value-type="float" office:value="0.0202237484161567" calcext:value-type="float">
            <text:p>2.022E-2</text:p>
          </table:table-cell>
          <table:table-cell table:style-name="ce2" office:value-type="float" office:value="0.00145868112048074" calcext:value-type="float">
            <text:p>1.459E-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style-name="ce2" office:value-type="float" office:value="0.013" calcext:value-type="float">
            <text:p>1.300E-2</text:p>
          </table:table-cell>
          <table:table-cell table:style-name="ce2" office:value-type="float" office:value="0.0015" calcext:value-type="float">
            <text:p>1.500E-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9.5" calcext:value-type="float">
            <text:p>9.5</text:p>
          </table:table-cell>
          <table:table-cell table:style-name="ce2" office:value-type="float" office:value="0.0103440804327886" calcext:value-type="float">
            <text:p>1.034E-2</text:p>
          </table:table-cell>
          <table:table-cell table:style-name="ce2" office:value-type="float" office:value="0.00164345203137763" calcext:value-type="float">
            <text:p>1.643E-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style-name="ce2" office:value-type="float" office:value="0.00612372435695794" calcext:value-type="float">
            <text:p>6.124E-3</text:p>
          </table:table-cell>
          <table:table-cell table:style-name="ce2" office:value-type="float" office:value="0.00257196422992234" calcext:value-type="float">
            <text:p>2.572E-3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2" table:number-columns-repeated="2"/>
          <table:table-cell office:value-type="string" calcext:value-type="string">
            <text:p>Throw out for Fch fit since divide by zero on error propagation. 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1.5" calcext:value-type="float">
            <text:p>11.5</text:p>
          </table:table-cell>
          <table:table-cell table:style-name="ce2" office:value-type="float" office:value="0.00189736659610103" calcext:value-type="float">
            <text:p>1.897E-3</text:p>
          </table:table-cell>
          <table:table-cell table:style-name="ce2" office:value-type="float" office:value="0.00395284707521047" calcext:value-type="float">
            <text:p>3.953E-3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2" table:number-columns-repeated="2"/>
          <table:table-cell office:value-type="string" calcext:value-type="string">
            <text:p>Throw out for Fch fit since divide by zero on error propagation. 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3.5" calcext:value-type="float">
            <text:p>13.5</text:p>
          </table:table-cell>
          <table:table-cell table:style-name="ce2" office:value-type="float" office:value="0.00504975246918104" calcext:value-type="float">
            <text:p>5.050E-3</text:p>
          </table:table-cell>
          <table:table-cell table:style-name="ce2" office:value-type="float" office:value="0.000901034264108773" calcext:value-type="float">
            <text:p>9.010E-4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style-name="ce2" office:value-type="float" office:value="0.00703562363973514" calcext:value-type="float">
            <text:p>7.036E-3</text:p>
          </table:table-cell>
          <table:table-cell table:style-name="ce2" office:value-type="float" office:value="0.0011512838683203" calcext:value-type="float">
            <text:p>1.151E-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style-name="ce2" office:value-type="float" office:value="0.00552268050859363" calcext:value-type="float">
            <text:p>5.523E-3</text:p>
          </table:table-cell>
          <table:table-cell table:style-name="ce2" office:value-type="float" office:value="0.000561321625463615" calcext:value-type="float">
            <text:p>5.613E-4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style-name="ce2" office:value-type="float" office:value="0.00592452529743945" calcext:value-type="float">
            <text:p>5.925E-3</text:p>
          </table:table-cell>
          <table:table-cell table:style-name="ce2" office:value-type="float" office:value="0.000835509977844025" calcext:value-type="float">
            <text:p>8.355E-4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style-name="ce2" office:value-type="float" office:value="0.00553172667437573" calcext:value-type="float">
            <text:p>5.532E-3</text:p>
          </table:table-cell>
          <table:table-cell table:style-name="ce2" office:value-type="float" office:value="0.00057848122084975" calcext:value-type="float">
            <text:p>5.785E-4</text:p>
          </table:table-cell>
          <table:table-cell table:number-columns-repeated="14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Otterman 1984</text:p>
          </table:table-cell>
          <table:table-cell office:value-type="string" calcext:value-type="string">
            <text:p>3He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Q^2 (fm^-2)</text:p>
          </table:table-cell>
          <table:table-cell office:value-type="string" calcext:value-type="string">
            <text:p>Fch(3He)</text:p>
          </table:table-cell>
          <table:table-cell table:style-name="ce3" office:value-type="string" calcext:value-type="string">
            <text:p>DeltaFch (%)</text:p>
          </table:table-cell>
          <table:table-cell office:value-type="string" calcext:value-type="string">
            <text:p>+/-</text:p>
          </table:table-cell>
          <table:table-cell table:number-columns-repeated="2"/>
          <table:table-cell office:value-type="string" calcext:value-type="string">
            <text:p>Q^2 (fm^-2)</text:p>
          </table:table-cell>
          <table:table-cell office:value-type="string" calcext:value-type="string">
            <text:p>Fm(3He)</text:p>
          </table:table-cell>
          <table:table-cell table:style-name="ce3" office:value-type="string" calcext:value-type="string">
            <text:p>DeltaFm (%)</text:p>
          </table:table-cell>
          <table:table-cell/>
          <table:table-cell office:value-type="string" calcext:value-type="string">
            <text:p>Q^2 (fm^-2)</text:p>
          </table:table-cell>
          <table:table-cell office:value-type="string" calcext:value-type="string">
            <text:p>Fm(3He)</text:p>
          </table:table-cell>
          <table:table-cell office:value-type="string" calcext:value-type="string">
            <text:p>Uncertainty |Fm|</text:p>
          </table:table-cell>
          <table:table-cell office:value-type="string" calcext:value-type="string">
            <text:p>Datase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8816" calcext:value-type="float">
            <text:p>0.8816</text:p>
          </table:table-cell>
          <table:table-cell table:style-name="ce3" office:value-type="float" office:value="1.09" calcext:value-type="float">
            <text:p>1.09</text:p>
          </table:table-cell>
          <table:table-cell table:formula="of:=[.E166]*([.F166]/100)" office:value-type="float" office:value="0.00960944" calcext:value-type="float">
            <text:p>0.00960944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7313" calcext:value-type="float">
            <text:p>0.7313</text:p>
          </table:table-cell>
          <table:table-cell table:style-name="ce3" office:value-type="float" office:value="16.4" calcext:value-type="float">
            <text:p>16.4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13" calcext:value-type="float">
            <text:p>0.7313</text:p>
          </table:table-cell>
          <table:table-cell table:formula="of:=[.K166]*[.L166]/100" office:value-type="float" office:value="0.1199332" calcext:value-type="float">
            <text:p>0.119933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0.8278" calcext:value-type="float">
            <text:p>0.8278</text:p>
          </table:table-cell>
          <table:table-cell table:style-name="ce3" office:value-type="float" office:value="1.21" calcext:value-type="float">
            <text:p>1.21</text:p>
          </table:table-cell>
          <table:table-cell table:formula="of:=[.E167]*([.F167]/100)" office:value-type="float" office:value="0.01001638" calcext:value-type="float">
            <text:p>0.01001638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5844" calcext:value-type="float">
            <text:p>0.5844</text:p>
          </table:table-cell>
          <table:table-cell table:style-name="ce3" office:value-type="float" office:value="5.4" calcext:value-type="float">
            <text:p>5.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5844" calcext:value-type="float">
            <text:p>0.5844</text:p>
          </table:table-cell>
          <table:table-cell table:formula="of:=[.K167]*[.L167]/100" office:value-type="float" office:value="0.0315576" calcext:value-type="float">
            <text:p>0.031557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0.7775" calcext:value-type="float">
            <text:p>0.7775</text:p>
          </table:table-cell>
          <table:table-cell table:style-name="ce3" office:value-type="float" office:value="1.1" calcext:value-type="float">
            <text:p>1.1</text:p>
          </table:table-cell>
          <table:table-cell table:formula="of:=[.E168]*([.F168]/100)" office:value-type="float" office:value="0.0085525" calcext:value-type="float">
            <text:p>0.0085525</text:p>
          </table:table-cell>
          <table:table-cell table:number-columns-repeated="2"/>
          <table:table-cell office:value-type="float" office:value="1.056" calcext:value-type="float">
            <text:p>1.056</text:p>
          </table:table-cell>
          <table:table-cell office:value-type="float" office:value="0.5113" calcext:value-type="float">
            <text:p>0.5113</text:p>
          </table:table-cell>
          <table:table-cell table:style-name="ce3" office:value-type="float" office:value="4.8" calcext:value-type="float">
            <text:p>4.8</text:p>
          </table:table-cell>
          <table:table-cell/>
          <table:table-cell office:value-type="float" office:value="1.056" calcext:value-type="float">
            <text:p>1.056</text:p>
          </table:table-cell>
          <table:table-cell office:value-type="float" office:value="0.5113" calcext:value-type="float">
            <text:p>0.5113</text:p>
          </table:table-cell>
          <table:table-cell table:formula="of:=[.K168]*[.L168]/100" office:value-type="float" office:value="0.0245424" calcext:value-type="float">
            <text:p>0.024542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0.7329" calcext:value-type="float">
            <text:p>0.7329</text:p>
          </table:table-cell>
          <table:table-cell table:style-name="ce3" office:value-type="float" office:value="1.23" calcext:value-type="float">
            <text:p>1.23</text:p>
          </table:table-cell>
          <table:table-cell table:formula="of:=[.E169]*([.F169]/100)" office:value-type="float" office:value="0.00901467" calcext:value-type="float">
            <text:p>0.00901467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0.4896" calcext:value-type="float">
            <text:p>0.4896</text:p>
          </table:table-cell>
          <table:table-cell table:style-name="ce3" office:value-type="float" office:value="6.1" calcext:value-type="float">
            <text:p>6.1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4896" calcext:value-type="float">
            <text:p>0.4896</text:p>
          </table:table-cell>
          <table:table-cell table:formula="of:=[.K169]*[.L169]/100" office:value-type="float" office:value="0.0298656" calcext:value-type="float">
            <text:p>0.029865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0.6511" calcext:value-type="float">
            <text:p>0.6511</text:p>
          </table:table-cell>
          <table:table-cell table:style-name="ce3" office:value-type="float" office:value="0.95" calcext:value-type="float">
            <text:p>0.95</text:p>
          </table:table-cell>
          <table:table-cell table:formula="of:=[.E170]*([.F170]/100)" office:value-type="float" office:value="0.00618545" calcext:value-type="float">
            <text:p>0.00618545</text:p>
          </table:table-cell>
          <table:table-cell table:number-columns-repeated="2"/>
          <table:table-cell office:value-type="float" office:value="1.181" calcext:value-type="float">
            <text:p>1.181</text:p>
          </table:table-cell>
          <table:table-cell office:value-type="float" office:value="0.4784" calcext:value-type="float">
            <text:p>0.4784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1.181" calcext:value-type="float">
            <text:p>1.181</text:p>
          </table:table-cell>
          <table:table-cell office:value-type="float" office:value="0.4784" calcext:value-type="float">
            <text:p>0.4784</text:p>
          </table:table-cell>
          <table:table-cell table:formula="of:=[.K170]*[.L170]/100" office:value-type="float" office:value="0.019136" calcext:value-type="float">
            <text:p>0.01913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0.5822" calcext:value-type="float">
            <text:p>0.5822</text:p>
          </table:table-cell>
          <table:table-cell table:style-name="ce3" office:value-type="float" office:value="0.82" calcext:value-type="float">
            <text:p>0.82</text:p>
          </table:table-cell>
          <table:table-cell table:formula="of:=[.E171]*([.F171]/100)" office:value-type="float" office:value="0.00477404" calcext:value-type="float">
            <text:p>0.00477404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0.4438" calcext:value-type="float">
            <text:p>0.4438</text:p>
          </table:table-cell>
          <table:table-cell table:style-name="ce3" office:value-type="float" office:value="5.7" calcext:value-type="float">
            <text:p>5.7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4438" calcext:value-type="float">
            <text:p>0.4438</text:p>
          </table:table-cell>
          <table:table-cell table:formula="of:=[.K171]*[.L171]/100" office:value-type="float" office:value="0.0252966" calcext:value-type="float">
            <text:p>0.025296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.056" calcext:value-type="float">
            <text:p>1.056</text:p>
          </table:table-cell>
          <table:table-cell office:value-type="float" office:value="0.5359" calcext:value-type="float">
            <text:p>0.5359</text:p>
          </table:table-cell>
          <table:table-cell table:style-name="ce3" office:value-type="float" office:value="0.86" calcext:value-type="float">
            <text:p>0.86</text:p>
          </table:table-cell>
          <table:table-cell table:formula="of:=[.E172]*([.F172]/100)" office:value-type="float" office:value="0.00460874" calcext:value-type="float">
            <text:p>0.00460874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071" calcext:value-type="float">
            <text:p>0.4071</text:p>
          </table:table-cell>
          <table:table-cell table:style-name="ce3" office:value-type="float" office:value="11.3" calcext:value-type="float">
            <text:p>11.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4071" calcext:value-type="float">
            <text:p>0.4071</text:p>
          </table:table-cell>
          <table:table-cell table:formula="of:=[.K172]*[.L172]/100" office:value-type="float" office:value="0.0460023" calcext:value-type="float">
            <text:p>0.0460023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.1" calcext:value-type="float">
            <text:p>1.1</text:p>
          </table:table-cell>
          <table:table-cell office:value-type="float" office:value="0.5233" calcext:value-type="float">
            <text:p>0.5233</text:p>
          </table:table-cell>
          <table:table-cell table:style-name="ce3" office:value-type="float" office:value="0.83" calcext:value-type="float">
            <text:p>0.83</text:p>
          </table:table-cell>
          <table:table-cell table:formula="of:=[.E173]*([.F173]/100)" office:value-type="float" office:value="0.00434339" calcext:value-type="float">
            <text:p>0.00434339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3754" calcext:value-type="float">
            <text:p>0.3754</text:p>
          </table:table-cell>
          <table:table-cell table:style-name="ce3" office:value-type="float" office:value="5.4" calcext:value-type="float">
            <text:p>5.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3754" calcext:value-type="float">
            <text:p>0.3754</text:p>
          </table:table-cell>
          <table:table-cell table:formula="of:=[.K173]*[.L173]/100" office:value-type="float" office:value="0.0202716" calcext:value-type="float">
            <text:p>0.020271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.181" calcext:value-type="float">
            <text:p>1.181</text:p>
          </table:table-cell>
          <table:table-cell office:value-type="float" office:value="0.5004" calcext:value-type="float">
            <text:p>0.5004</text:p>
          </table:table-cell>
          <table:table-cell table:style-name="ce3" office:value-type="float" office:value="0.89" calcext:value-type="float">
            <text:p>0.89</text:p>
          </table:table-cell>
          <table:table-cell table:formula="of:=[.E174]*([.F174]/100)" office:value-type="float" office:value="0.00445356" calcext:value-type="float">
            <text:p>0.00445356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0.3601" calcext:value-type="float">
            <text:p>0.3601</text:p>
          </table:table-cell>
          <table:table-cell table:style-name="ce3" office:value-type="float" office:value="7.8" calcext:value-type="float">
            <text:p>7.8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3601" calcext:value-type="float">
            <text:p>0.3601</text:p>
          </table:table-cell>
          <table:table-cell table:formula="of:=[.K174]*[.L174]/100" office:value-type="float" office:value="0.0280878" calcext:value-type="float">
            <text:p>0.0280878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.3" calcext:value-type="float">
            <text:p>1.3</text:p>
          </table:table-cell>
          <table:table-cell office:value-type="float" office:value="0.4703" calcext:value-type="float">
            <text:p>0.4703</text:p>
          </table:table-cell>
          <table:table-cell table:style-name="ce3" office:value-type="float" office:value="0.84" calcext:value-type="float">
            <text:p>0.84</text:p>
          </table:table-cell>
          <table:table-cell table:formula="of:=[.E175]*([.F175]/100)" office:value-type="float" office:value="0.00395052" calcext:value-type="float">
            <text:p>0.00395052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3612" calcext:value-type="float">
            <text:p>0.3612</text:p>
          </table:table-cell>
          <table:table-cell table:style-name="ce3" office:value-type="float" office:value="5.2" calcext:value-type="float">
            <text:p>5.2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3612" calcext:value-type="float">
            <text:p>0.3612</text:p>
          </table:table-cell>
          <table:table-cell table:formula="of:=[.K175]*[.L175]/100" office:value-type="float" office:value="0.0187824" calcext:value-type="float">
            <text:p>0.018782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0.4234" calcext:value-type="float">
            <text:p>0.4234</text:p>
          </table:table-cell>
          <table:table-cell table:style-name="ce3" office:value-type="float" office:value="1.09" calcext:value-type="float">
            <text:p>1.09</text:p>
          </table:table-cell>
          <table:table-cell table:formula="of:=[.E176]*([.F176]/100)" office:value-type="float" office:value="0.00461506" calcext:value-type="float">
            <text:p>0.00461506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0.3582" calcext:value-type="float">
            <text:p>0.3582</text:p>
          </table:table-cell>
          <table:table-cell table:style-name="ce3" office:value-type="float" office:value="7.3" calcext:value-type="float">
            <text:p>7.3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0.3582" calcext:value-type="float">
            <text:p>0.3582</text:p>
          </table:table-cell>
          <table:table-cell table:formula="of:=[.K176]*[.L176]/100" office:value-type="float" office:value="0.0261486" calcext:value-type="float">
            <text:p>0.026148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.6" calcext:value-type="float">
            <text:p>1.6</text:p>
          </table:table-cell>
          <table:table-cell office:value-type="float" office:value="0.4024" calcext:value-type="float">
            <text:p>0.4024</text:p>
          </table:table-cell>
          <table:table-cell table:style-name="ce3" office:value-type="float" office:value="0.89" calcext:value-type="float">
            <text:p>0.89</text:p>
          </table:table-cell>
          <table:table-cell table:formula="of:=[.E177]*([.F177]/100)" office:value-type="float" office:value="0.00358136" calcext:value-type="float">
            <text:p>0.00358136</text:p>
          </table:table-cell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0.3014" calcext:value-type="float">
            <text:p>0.3014</text:p>
          </table:table-cell>
          <table:table-cell table:style-name="ce3" office:value-type="float" office:value="6.4" calcext:value-type="float">
            <text:p>6.4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3014" calcext:value-type="float">
            <text:p>0.3014</text:p>
          </table:table-cell>
          <table:table-cell table:formula="of:=[.K177]*[.L177]/100" office:value-type="float" office:value="0.0192896" calcext:value-type="float">
            <text:p>0.019289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.7" calcext:value-type="float">
            <text:p>1.7</text:p>
          </table:table-cell>
          <table:table-cell office:value-type="float" office:value="0.3815" calcext:value-type="float">
            <text:p>0.3815</text:p>
          </table:table-cell>
          <table:table-cell table:style-name="ce3" office:value-type="float" office:value="1.09" calcext:value-type="float">
            <text:p>1.09</text:p>
          </table:table-cell>
          <table:table-cell table:formula="of:=[.E178]*([.F178]/100)" office:value-type="float" office:value="0.00415835" calcext:value-type="float">
            <text:p>0.00415835</text:p>
          </table:table-cell>
          <table:table-cell table:number-columns-repeated="2"/>
          <table:table-cell office:value-type="float" office:value="2.3" calcext:value-type="float">
            <text:p>2.3</text:p>
          </table:table-cell>
          <table:table-cell office:value-type="float" office:value="0.2755" calcext:value-type="float">
            <text:p>0.2755</text:p>
          </table:table-cell>
          <table:table-cell table:style-name="ce3" office:value-type="float" office:value="6.8" calcext:value-type="float">
            <text:p>6.8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2755" calcext:value-type="float">
            <text:p>0.2755</text:p>
          </table:table-cell>
          <table:table-cell table:formula="of:=[.K178]*[.L178]/100" office:value-type="float" office:value="0.018734" calcext:value-type="float">
            <text:p>0.01873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.8" calcext:value-type="float">
            <text:p>1.8</text:p>
          </table:table-cell>
          <table:table-cell office:value-type="float" office:value="0.3613" calcext:value-type="float">
            <text:p>0.3613</text:p>
          </table:table-cell>
          <table:table-cell table:style-name="ce3" office:value-type="float" office:value="1.06" calcext:value-type="float">
            <text:p>1.06</text:p>
          </table:table-cell>
          <table:table-cell table:formula="of:=[.E179]*([.F179]/100)" office:value-type="float" office:value="0.00382978" calcext:value-type="float">
            <text:p>0.00382978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2503" calcext:value-type="float">
            <text:p>0.2503</text:p>
          </table:table-cell>
          <table:table-cell table:style-name="ce3" office:value-type="float" office:value="3.8" calcext:value-type="float">
            <text:p>3.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2503" calcext:value-type="float">
            <text:p>0.2503</text:p>
          </table:table-cell>
          <table:table-cell table:formula="of:=[.K179]*[.L179]/100" office:value-type="float" office:value="0.0095114" calcext:value-type="float">
            <text:p>0.009511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.9" calcext:value-type="float">
            <text:p>1.9</text:p>
          </table:table-cell>
          <table:table-cell office:value-type="float" office:value="0.3432" calcext:value-type="float">
            <text:p>0.3432</text:p>
          </table:table-cell>
          <table:table-cell table:style-name="ce3" office:value-type="float" office:value="1.03" calcext:value-type="float">
            <text:p>1.03</text:p>
          </table:table-cell>
          <table:table-cell table:formula="of:=[.E180]*([.F180]/100)" office:value-type="float" office:value="0.00353496" calcext:value-type="float">
            <text:p>0.00353496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0.2378" calcext:value-type="float">
            <text:p>0.2378</text:p>
          </table:table-cell>
          <table:table-cell table:style-name="ce3" office:value-type="float" office:value="16.9" calcext:value-type="float">
            <text:p>16.9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2378" calcext:value-type="float">
            <text:p>0.2378</text:p>
          </table:table-cell>
          <table:table-cell table:formula="of:=[.K180]*[.L180]/100" office:value-type="float" office:value="0.0401882" calcext:value-type="float">
            <text:p>0.040188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.1" calcext:value-type="float">
            <text:p>2.1</text:p>
          </table:table-cell>
          <table:table-cell office:value-type="float" office:value="0.3119" calcext:value-type="float">
            <text:p>0.3119</text:p>
          </table:table-cell>
          <table:table-cell table:style-name="ce3" office:value-type="float" office:value="1.07" calcext:value-type="float">
            <text:p>1.07</text:p>
          </table:table-cell>
          <table:table-cell table:formula="of:=[.E181]*([.F181]/100)" office:value-type="float" office:value="0.00333733" calcext:value-type="float">
            <text:p>0.00333733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.2183" calcext:value-type="float">
            <text:p>0.2183</text:p>
          </table:table-cell>
          <table:table-cell table:style-name="ce3" office:value-type="float" office:value="11.3" calcext:value-type="float">
            <text:p>11.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0.2183" calcext:value-type="float">
            <text:p>0.2183</text:p>
          </table:table-cell>
          <table:table-cell table:formula="of:=[.K181]*[.L181]/100" office:value-type="float" office:value="0.0246679" calcext:value-type="float">
            <text:p>0.024667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.3" calcext:value-type="float">
            <text:p>2.3</text:p>
          </table:table-cell>
          <table:table-cell office:value-type="float" office:value="0.2818" calcext:value-type="float">
            <text:p>0.2818</text:p>
          </table:table-cell>
          <table:table-cell table:style-name="ce3" office:value-type="float" office:value="1.13" calcext:value-type="float">
            <text:p>1.13</text:p>
          </table:table-cell>
          <table:table-cell table:formula="of:=[.E182]*([.F182]/100)" office:value-type="float" office:value="0.00318434" calcext:value-type="float">
            <text:p>0.00318434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0.1971" calcext:value-type="float">
            <text:p>0.1971</text:p>
          </table:table-cell>
          <table:table-cell table:style-name="ce3" office:value-type="float" office:value="10.5" calcext:value-type="float">
            <text:p>10.5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1971" calcext:value-type="float">
            <text:p>0.1971</text:p>
          </table:table-cell>
          <table:table-cell table:formula="of:=[.K182]*[.L182]/100" office:value-type="float" office:value="0.0206955" calcext:value-type="float">
            <text:p>0.020695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.5" calcext:value-type="float">
            <text:p>2.5</text:p>
          </table:table-cell>
          <table:table-cell office:value-type="float" office:value="0.2569" calcext:value-type="float">
            <text:p>0.2569</text:p>
          </table:table-cell>
          <table:table-cell table:style-name="ce3" office:value-type="float" office:value="1.06" calcext:value-type="float">
            <text:p>1.06</text:p>
          </table:table-cell>
          <table:table-cell table:formula="of:=[.E183]*([.F183]/100)" office:value-type="float" office:value="0.00272314" calcext:value-type="float">
            <text:p>0.00272314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.167" calcext:value-type="float">
            <text:p>0.167</text:p>
          </table:table-cell>
          <table:table-cell table:style-name="ce3" office:value-type="float" office:value="9.1" calcext:value-type="float">
            <text:p>9.1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167" calcext:value-type="float">
            <text:p>0.167</text:p>
          </table:table-cell>
          <table:table-cell table:formula="of:=[.K183]*[.L183]/100" office:value-type="float" office:value="0.015197" calcext:value-type="float">
            <text:p>0.015197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.7" calcext:value-type="float">
            <text:p>2.7</text:p>
          </table:table-cell>
          <table:table-cell office:value-type="float" office:value="0.2319" calcext:value-type="float">
            <text:p>0.2319</text:p>
          </table:table-cell>
          <table:table-cell table:style-name="ce3" office:value-type="float" office:value="1.88" calcext:value-type="float">
            <text:p>1.88</text:p>
          </table:table-cell>
          <table:table-cell table:formula="of:=[.E184]*([.F184]/100)" office:value-type="float" office:value="0.00435972" calcext:value-type="float">
            <text:p>0.00435972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.1724" calcext:value-type="float">
            <text:p>0.1724</text:p>
          </table:table-cell>
          <table:table-cell table:style-name="ce3" office:value-type="float" office:value="6.8" calcext:value-type="float">
            <text:p>6.8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1724" calcext:value-type="float">
            <text:p>0.1724</text:p>
          </table:table-cell>
          <table:table-cell table:formula="of:=[.K184]*[.L184]/100" office:value-type="float" office:value="0.0117232" calcext:value-type="float">
            <text:p>0.011723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.9" calcext:value-type="float">
            <text:p>2.9</text:p>
          </table:table-cell>
          <table:table-cell office:value-type="float" office:value="0.2106" calcext:value-type="float">
            <text:p>0.2106</text:p>
          </table:table-cell>
          <table:table-cell table:style-name="ce3" office:value-type="float" office:value="1.59" calcext:value-type="float">
            <text:p>1.59</text:p>
          </table:table-cell>
          <table:table-cell table:formula="of:=[.E185]*([.F185]/100)" office:value-type="float" office:value="0.00334854" calcext:value-type="float">
            <text:p>0.00334854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0.1472" calcext:value-type="float">
            <text:p>0.1472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0.1472" calcext:value-type="float">
            <text:p>0.1472</text:p>
          </table:table-cell>
          <table:table-cell table:formula="of:=[.K185]*[.L185]/100" office:value-type="float" office:value="0.008832" calcext:value-type="float">
            <text:p>0.00883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.1" calcext:value-type="float">
            <text:p>3.1</text:p>
          </table:table-cell>
          <table:table-cell office:value-type="float" office:value="0.1927" calcext:value-type="float">
            <text:p>0.1927</text:p>
          </table:table-cell>
          <table:table-cell table:style-name="ce3" office:value-type="float" office:value="1.95" calcext:value-type="float">
            <text:p>1.95</text:p>
          </table:table-cell>
          <table:table-cell table:formula="of:=[.E186]*([.F186]/100)" office:value-type="float" office:value="0.00375765" calcext:value-type="float">
            <text:p>0.0037576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.3" calcext:value-type="float">
            <text:p>3.3</text:p>
          </table:table-cell>
          <table:table-cell office:value-type="float" office:value="0.1774" calcext:value-type="float">
            <text:p>0.1774</text:p>
          </table:table-cell>
          <table:table-cell table:style-name="ce3" office:value-type="float" office:value="1.59" calcext:value-type="float">
            <text:p>1.59</text:p>
          </table:table-cell>
          <table:table-cell table:formula="of:=[.E187]*([.F187]/100)" office:value-type="float" office:value="0.00282066" calcext:value-type="float">
            <text:p>0.0028206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0.1599" calcext:value-type="float">
            <text:p>0.1599</text:p>
          </table:table-cell>
          <table:table-cell table:style-name="ce3" office:value-type="float" office:value="1.91" calcext:value-type="float">
            <text:p>1.91</text:p>
          </table:table-cell>
          <table:table-cell table:formula="of:=[.E188]*([.F188]/100)" office:value-type="float" office:value="0.00305409" calcext:value-type="float">
            <text:p>0.0030540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.7" calcext:value-type="float">
            <text:p>3.7</text:p>
          </table:table-cell>
          <table:table-cell office:value-type="float" office:value="0.1475" calcext:value-type="float">
            <text:p>0.1475</text:p>
          </table:table-cell>
          <table:table-cell table:style-name="ce3" office:value-type="float" office:value="1.77" calcext:value-type="float">
            <text:p>1.77</text:p>
          </table:table-cell>
          <table:table-cell table:formula="of:=[.E189]*([.F189]/100)" office:value-type="float" office:value="0.00261075" calcext:value-type="float">
            <text:p>0.00261075</text:p>
          </table:table-cell>
          <table:table-cell table:number-columns-repeated="14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Dunn 1983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fm^-2</text:p>
          </table:table-cell>
          <table:table-cell office:value-type="string" calcext:value-type="string">
            <text:p>Fch^2</text:p>
          </table:table-cell>
          <table:table-cell office:value-type="string" calcext:value-type="string">
            <text:p>% Uncer Rand</text:p>
          </table:table-cell>
          <table:table-cell office:value-type="string" calcext:value-type="string">
            <text:p>% Systematic</text:p>
          </table:table-cell>
          <table:table-cell office:value-type="string" calcext:value-type="string">
            <text:p>Uncertainty</text:p>
          </table:table-cell>
          <table:table-cell table:number-columns-repeated="2"/>
          <table:table-cell office:value-type="string" calcext:value-type="string">
            <text:p>Q^2 fm^-2</text:p>
          </table:table-cell>
          <table:table-cell office:value-type="string" calcext:value-type="string">
            <text:p>Fch</text:p>
          </table:table-cell>
          <table:table-cell office:value-type="string" calcext:value-type="string">
            <text:p>Fch Uncer</text:p>
          </table:table-cell>
          <table:table-cell office:value-type="string" calcext:value-type="string">
            <text:p>Datase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 office:value-type="float" office:value="0.891" calcext:value-type="float">
            <text:p>0.891</text:p>
          </table:table-cell>
          <table:table-cell table:number-columns-repeated="2" office:value-type="float" office:value="1.5" calcext:value-type="float">
            <text:p>1.5</text:p>
          </table:table-cell>
          <table:table-cell table:formula="of:=[.F194]*([.G194]+[.H194])/100" office:value-type="float" office:value="0.02673" calcext:value-type="float">
            <text:p>0.0267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formula="of:=[.F194]^(1/2)" office:value-type="float" office:value="0.943927963353136" calcext:value-type="float">
            <text:p>0.9439279634</text:p>
          </table:table-cell>
          <table:table-cell table:formula="of:=([.M194]/(2*[.F194]))*[.I194]" office:value-type="float" office:value="0.014158919450297" calcext:value-type="float">
            <text:p>0.014158919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0.782" calcext:value-type="float">
            <text:p>0.782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table:formula="of:=[.F195]*([.G195]+[.H195])/100" office:value-type="float" office:value="0.021114" calcext:value-type="float">
            <text:p>0.02111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formula="of:=[.F195]^(1/2)" office:value-type="float" office:value="0.884307638777366" calcext:value-type="float">
            <text:p>0.8843076388</text:p>
          </table:table-cell>
          <table:table-cell table:formula="of:=([.M195]/(2*[.F195]))*[.I195]" office:value-type="float" office:value="0.0119381531234944" calcext:value-type="float">
            <text:p>0.011938153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0.69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F196]*([.G196]+[.H196])/100" office:value-type="float" office:value="0.01725" calcext:value-type="float">
            <text:p>0.01725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formula="of:=[.F196]^(1/2)" office:value-type="float" office:value="0.830662386291808" calcext:value-type="float">
            <text:p>0.8306623863</text:p>
          </table:table-cell>
          <table:table-cell table:formula="of:=([.M196]/(2*[.F196]))*[.I196]" office:value-type="float" office:value="0.0103832798286476" calcext:value-type="float">
            <text:p>0.0103832798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0.546" calcext:value-type="float">
            <text:p>0.546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F197]*([.G197]+[.H197])/100" office:value-type="float" office:value="0.01365" calcext:value-type="float">
            <text:p>0.0136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formula="of:=[.F197]^(1/2)" office:value-type="float" office:value="0.738918128076447" calcext:value-type="float">
            <text:p>0.7389181281</text:p>
          </table:table-cell>
          <table:table-cell table:formula="of:=([.M197]/(2*[.F197]))*[.I197]" office:value-type="float" office:value="0.00923647660095558" calcext:value-type="float">
            <text:p>0.0092364766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5" calcext:value-type="float">
            <text:p>0.75</text:p>
          </table:table-cell>
          <table:table-cell office:value-type="float" office:value="0.405" calcext:value-type="float">
            <text:p>0.40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F198]*([.G198]+[.H198])/100" office:value-type="float" office:value="0.010125" calcext:value-type="float">
            <text:p>0.010125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table:formula="of:=[.F198]^(1/2)" office:value-type="float" office:value="0.636396103067893" calcext:value-type="float">
            <text:p>0.6363961031</text:p>
          </table:table-cell>
          <table:table-cell table:formula="of:=([.M198]/(2*[.F198]))*[.I198]" office:value-type="float" office:value="0.00795495128834866" calcext:value-type="float">
            <text:p>0.007954951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F199]*([.G199]+[.H199])/100" office:value-type="float" office:value="0.00775" calcext:value-type="float">
            <text:p>0.007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199]^(1/2)" office:value-type="float" office:value="0.556776436283002" calcext:value-type="float">
            <text:p>0.5567764363</text:p>
          </table:table-cell>
          <table:table-cell table:formula="of:=([.M199]/(2*[.F199]))*[.I199]" office:value-type="float" office:value="0.00695970545353753" calcext:value-type="float">
            <text:p>0.006959705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 table:number-rows-repeated="2">
          <table:table-cell table:number-columns-repeated="21"/>
        </table:table-row>
        <table:table-row table:style-name="ro2">
          <table:table-cell table:number-columns-repeated="4"/>
          <table:table-cell office:value-type="string" calcext:value-type="string">
            <text:p>fm^-2</text:p>
          </table:table-cell>
          <table:table-cell office:value-type="string" calcext:value-type="string">
            <text:p>f^2</text:p>
          </table:table-cell>
          <table:table-cell table:style-name="ce3" office:value-type="string" calcext:value-type="string">
            <text:p>fC^2</text:p>
          </table:table-cell>
          <table:table-cell office:value-type="string" calcext:value-type="string">
            <text:p>fM^2</text:p>
          </table:table-cell>
          <table:table-cell office:value-type="string" calcext:value-type="string">
            <text:p>epsilon D</text:p>
          </table:table-cell>
          <table:table-cell office:value-type="string" calcext:value-type="string">
            <text:p>FM^2</text:p>
          </table:table-cell>
          <table:table-cell table:style-name="ce5" office:value-type="string" calcext:value-type="string">
            <text:p>Random Error (%)</text:p>
          </table:table-cell>
          <table:table-cell table:style-name="ce5" office:value-type="string" calcext:value-type="string">
            <text:p>% Systematic. Not certain on these...</text:p>
          </table:table-cell>
          <table:table-cell office:value-type="string" calcext:value-type="string">
            <text:p>Uncertainty</text:p>
          </table:table-cell>
          <table:table-cell/>
          <table:table-cell office:value-type="string" calcext:value-type="string">
            <text:p>Q^2 fm^-2</text:p>
          </table:table-cell>
          <table:table-cell office:value-type="string" calcext:value-type="string">
            <text:p>|Fm|</text:p>
          </table:table-cell>
          <table:table-cell office:value-type="string" calcext:value-type="string">
            <text:p>Uncertainty |Fm|</text:p>
          </table:table-cell>
          <table:table-cell office:value-type="string" calcext:value-type="string">
            <text:p>DataSe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686" calcext:value-type="float">
            <text:p>0.686</text:p>
          </table:table-cell>
          <table:table-cell table:style-name="ce1" office:value-type="float" office:value="0.689" calcext:value-type="float">
            <text:p>6.89E-001</text:p>
          </table:table-cell>
          <table:table-cell table:style-name="ce1" office:value-type="float" office:value="0.44" calcext:value-type="float">
            <text:p>4.40E-001</text:p>
          </table:table-cell>
          <table:table-cell table:style-name="ce1" office:value-type="float" office:value="0.443" calcext:value-type="float">
            <text:p>4.43E-001</text:p>
          </table:table-cell>
          <table:table-cell office:value-type="float" office:value="0.98" calcext:value-type="float">
            <text:p>0.98</text:p>
          </table:table-cell>
          <table:table-cell table:style-name="ce1" office:value-type="float" office:value="0.434" calcext:value-type="float">
            <text:p>4.34E-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03]*([.K203]+[.L203])/100" office:value-type="float" office:value="0.01736" calcext:value-type="float">
            <text:p>0.01736</text:p>
          </table:table-cell>
          <table:table-cell/>
          <table:table-cell office:value-type="float" office:value="0.686" calcext:value-type="float">
            <text:p>0.686</text:p>
          </table:table-cell>
          <table:table-cell table:formula="of:=SQRT([.J203])" office:value-type="float" office:value="0.658786763680024" calcext:value-type="float">
            <text:p>0.6587867637</text:p>
          </table:table-cell>
          <table:table-cell table:formula="of:=([.P203]/(2*[.J203]))*[.M203]" office:value-type="float" office:value="0.0131757352736005" calcext:value-type="float">
            <text:p>0.013175735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994" calcext:value-type="float">
            <text:p>0.994</text:p>
          </table:table-cell>
          <table:table-cell table:style-name="ce1" office:value-type="float" office:value="0.564" calcext:value-type="float">
            <text:p>5.64E-001</text:p>
          </table:table-cell>
          <table:table-cell table:style-name="ce1" office:value-type="float" office:value="0.308" calcext:value-type="float">
            <text:p>3.08E-001</text:p>
          </table:table-cell>
          <table:table-cell table:style-name="ce1" office:value-type="float" office:value="0.315" calcext:value-type="float">
            <text:p>3.15E-001</text:p>
          </table:table-cell>
          <table:table-cell office:value-type="float" office:value="0.99" calcext:value-type="float">
            <text:p>0.99</text:p>
          </table:table-cell>
          <table:table-cell table:style-name="ce1" office:value-type="float" office:value="0.312" calcext:value-type="float">
            <text:p>3.12E-00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formula="of:=[.J204]*([.K204]+[.L204])/100" office:value-type="float" office:value="0.01092" calcext:value-type="float">
            <text:p>0.01092</text:p>
          </table:table-cell>
          <table:table-cell/>
          <table:table-cell office:value-type="float" office:value="0.994" calcext:value-type="float">
            <text:p>0.994</text:p>
          </table:table-cell>
          <table:table-cell table:formula="of:=SQRT([.J204])" office:value-type="float" office:value="0.558569601750758" calcext:value-type="float">
            <text:p>0.5585696018</text:p>
          </table:table-cell>
          <table:table-cell table:formula="of:=([.P204]/(2*[.J204]))*[.M204]" office:value-type="float" office:value="0.00977496803063826" calcext:value-type="float">
            <text:p>0.00977496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.015" calcext:value-type="float">
            <text:p>2.015</text:p>
          </table:table-cell>
          <table:table-cell table:style-name="ce1" office:value-type="float" office:value="0.284" calcext:value-type="float">
            <text:p>2.84E-001</text:p>
          </table:table-cell>
          <table:table-cell table:style-name="ce1" office:value-type="float" office:value="0.103" calcext:value-type="float">
            <text:p>1.03E-001</text:p>
          </table:table-cell>
          <table:table-cell table:style-name="ce1" office:value-type="float" office:value="0.11" calcext:value-type="float">
            <text:p>1.10E-001</text:p>
          </table:table-cell>
          <table:table-cell office:value-type="float" office:value="1.012" calcext:value-type="float">
            <text:p>1.012</text:p>
          </table:table-cell>
          <table:table-cell table:style-name="ce1" office:value-type="float" office:value="0.112" calcext:value-type="float">
            <text:p>1.12E-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5]*([.K205]+[.L205])/100" office:value-type="float" office:value="0.00336" calcext:value-type="float">
            <text:p>0.00336</text:p>
          </table:table-cell>
          <table:table-cell/>
          <table:table-cell office:value-type="float" office:value="2.015" calcext:value-type="float">
            <text:p>2.015</text:p>
          </table:table-cell>
          <table:table-cell table:formula="of:=SQRT([.J205])" office:value-type="float" office:value="0.33466401061363" calcext:value-type="float">
            <text:p>0.3346640106</text:p>
          </table:table-cell>
          <table:table-cell table:formula="of:=([.P205]/(2*[.J205]))*[.M205]" office:value-type="float" office:value="0.00501996015920445" calcext:value-type="float">
            <text:p>0.005019960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.995" calcext:value-type="float">
            <text:p>2.995</text:p>
          </table:table-cell>
          <table:table-cell table:style-name="ce1" office:value-type="float" office:value="0.146" calcext:value-type="float">
            <text:p>1.46E-001</text:p>
          </table:table-cell>
          <table:table-cell table:style-name="ce1" office:value-type="float" office:value="0.0389" calcext:value-type="float">
            <text:p>3.89E-002</text:p>
          </table:table-cell>
          <table:table-cell table:style-name="ce1" office:value-type="float" office:value="0.0437" calcext:value-type="float">
            <text:p>4.37E-002</text:p>
          </table:table-cell>
          <table:table-cell office:value-type="float" office:value="1.029" calcext:value-type="float">
            <text:p>1.029</text:p>
          </table:table-cell>
          <table:table-cell table:style-name="ce1" office:value-type="float" office:value="0.045" calcext:value-type="float">
            <text:p>4.50E-00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[.J206]*([.K206]+[.L206])/100" office:value-type="float" office:value="0.001125" calcext:value-type="float">
            <text:p>0.001125</text:p>
          </table:table-cell>
          <table:table-cell/>
          <table:table-cell office:value-type="float" office:value="2.995" calcext:value-type="float">
            <text:p>2.995</text:p>
          </table:table-cell>
          <table:table-cell table:formula="of:=SQRT([.J206])" office:value-type="float" office:value="0.212132034355964" calcext:value-type="float">
            <text:p>0.2121320344</text:p>
          </table:table-cell>
          <table:table-cell table:formula="of:=([.P206]/(2*[.J206]))*[.M206]" office:value-type="float" office:value="0.00265165042944955" calcext:value-type="float">
            <text:p>0.002651650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.361" calcext:value-type="float">
            <text:p>4.361</text:p>
          </table:table-cell>
          <table:table-cell table:style-name="ce1" office:value-type="float" office:value="0.0604" calcext:value-type="float">
            <text:p>6.04E-002</text:p>
          </table:table-cell>
          <table:table-cell table:style-name="ce1" office:value-type="float" office:value="0.011" calcext:value-type="float">
            <text:p>1.10E-002</text:p>
          </table:table-cell>
          <table:table-cell table:style-name="ce1" office:value-type="float" office:value="0.0139" calcext:value-type="float">
            <text:p>1.39E-002</text:p>
          </table:table-cell>
          <table:table-cell office:value-type="float" office:value="1.047" calcext:value-type="float">
            <text:p>1.047</text:p>
          </table:table-cell>
          <table:table-cell table:style-name="ce1" office:value-type="float" office:value="0.0145" calcext:value-type="float">
            <text:p>1.45E-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7]*([.K207]+[.L207])/100" office:value-type="float" office:value="0.000435" calcext:value-type="float">
            <text:p>0.000435</text:p>
          </table:table-cell>
          <table:table-cell/>
          <table:table-cell office:value-type="float" office:value="4.361" calcext:value-type="float">
            <text:p>4.361</text:p>
          </table:table-cell>
          <table:table-cell table:formula="of:=SQRT([.J207])" office:value-type="float" office:value="0.120415945787923" calcext:value-type="float">
            <text:p>0.1204159458</text:p>
          </table:table-cell>
          <table:table-cell table:formula="of:=([.P207]/(2*[.J207]))*[.M207]" office:value-type="float" office:value="0.00180623918681884" calcext:value-type="float">
            <text:p>0.001806239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.977" calcext:value-type="float">
            <text:p>5.977</text:p>
          </table:table-cell>
          <table:table-cell table:style-name="ce1" office:value-type="float" office:value="0.021" calcext:value-type="float">
            <text:p>2.10E-002</text:p>
          </table:table-cell>
          <table:table-cell table:style-name="ce1" office:value-type="float" office:value="0.00255" calcext:value-type="float">
            <text:p>2.55E-003</text:p>
          </table:table-cell>
          <table:table-cell table:style-name="ce1" office:value-type="float" office:value="0.00376" calcext:value-type="float">
            <text:p>3.76E-003</text:p>
          </table:table-cell>
          <table:table-cell office:value-type="float" office:value="1.068" calcext:value-type="float">
            <text:p>1.068</text:p>
          </table:table-cell>
          <table:table-cell table:style-name="ce1" office:value-type="float" office:value="0.00402" calcext:value-type="float">
            <text:p>4.02E-003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formula="of:=[.J208]*([.K208]+[.L208])/100" office:value-type="float" office:value="0.0001407" calcext:value-type="float">
            <text:p>0.0001407</text:p>
          </table:table-cell>
          <table:table-cell/>
          <table:table-cell office:value-type="float" office:value="5.977" calcext:value-type="float">
            <text:p>5.977</text:p>
          </table:table-cell>
          <table:table-cell table:formula="of:=SQRT([.J208])" office:value-type="float" office:value="0.0634034699365894" calcext:value-type="float">
            <text:p>0.0634034699</text:p>
          </table:table-cell>
          <table:table-cell table:formula="of:=([.P208]/(2*[.J208]))*[.M208]" office:value-type="float" office:value="0.00110956072389032" calcext:value-type="float">
            <text:p>0.001109560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.972" calcext:value-type="float">
            <text:p>6.972</text:p>
          </table:table-cell>
          <table:table-cell table:style-name="ce1" office:value-type="float" office:value="0.0112" calcext:value-type="float">
            <text:p>1.12E-002</text:p>
          </table:table-cell>
          <table:table-cell table:style-name="ce1" office:value-type="float" office:value="0.00102" calcext:value-type="float">
            <text:p>1.02E-003</text:p>
          </table:table-cell>
          <table:table-cell table:style-name="ce1" office:value-type="float" office:value="0.00179" calcext:value-type="float">
            <text:p>1.79E-003</text:p>
          </table:table-cell>
          <table:table-cell office:value-type="float" office:value="1.08" calcext:value-type="float">
            <text:p>1.08</text:p>
          </table:table-cell>
          <table:table-cell table:style-name="ce1" office:value-type="float" office:value="0.00193" calcext:value-type="float">
            <text:p>1.93E-0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09]*([.K209]+[.L209])/100" office:value-type="float" office:value="0.0000772" calcext:value-type="float">
            <text:p>0.0000772</text:p>
          </table:table-cell>
          <table:table-cell/>
          <table:table-cell office:value-type="float" office:value="6.972" calcext:value-type="float">
            <text:p>6.972</text:p>
          </table:table-cell>
          <table:table-cell table:formula="of:=SQRT([.J209])" office:value-type="float" office:value="0.0439317652729776" calcext:value-type="float">
            <text:p>0.0439317653</text:p>
          </table:table-cell>
          <table:table-cell table:formula="of:=([.P209]/(2*[.J209]))*[.M209]" office:value-type="float" office:value="0.000878635305459552" calcext:value-type="float">
            <text:p>0.000878635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style-name="ce1" office:value-type="float" office:value="0.00555" calcext:value-type="float">
            <text:p>5.55E-003</text:p>
          </table:table-cell>
          <table:table-cell table:style-name="ce1" office:value-type="float" office:value="0.000372" calcext:value-type="float">
            <text:p>3.72E-004</text:p>
          </table:table-cell>
          <table:table-cell table:style-name="ce1" office:value-type="float" office:value="0.000792" calcext:value-type="float">
            <text:p>7.92E-004</text:p>
          </table:table-cell>
          <table:table-cell office:value-type="float" office:value="1.093" calcext:value-type="float">
            <text:p>1.093</text:p>
          </table:table-cell>
          <table:table-cell table:style-name="ce1" office:value-type="float" office:value="0.000866" calcext:value-type="float">
            <text:p>8.66E-00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10]*([.K210]+[.L210])/100" office:value-type="float" office:value="0.00005196" calcext:value-type="float">
            <text:p>0.00005196</text:p>
          </table:table-cell>
          <table:table-cell/>
          <table:table-cell office:value-type="float" office:value="8" calcext:value-type="float">
            <text:p>8</text:p>
          </table:table-cell>
          <table:table-cell table:formula="of:=SQRT([.J210])" office:value-type="float" office:value="0.0294278779391243" calcext:value-type="float">
            <text:p>0.0294278779</text:p>
          </table:table-cell>
          <table:table-cell table:formula="of:=([.P210]/(2*[.J210]))*[.M210]" office:value-type="float" office:value="0.000882836338173729" calcext:value-type="float">
            <text:p>0.000882836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9.76" calcext:value-type="float">
            <text:p>9.76</text:p>
          </table:table-cell>
          <table:table-cell table:style-name="ce1" office:value-type="float" office:value="0.00187" calcext:value-type="float">
            <text:p>1.87E-003</text:p>
          </table:table-cell>
          <table:table-cell table:style-name="ce1" office:value-type="float" office:value="0.000042" calcext:value-type="float">
            <text:p>4.20E-005</text:p>
          </table:table-cell>
          <table:table-cell table:style-name="ce1" office:value-type="float" office:value="0.000229" calcext:value-type="float">
            <text:p>2.29E-004</text:p>
          </table:table-cell>
          <table:table-cell office:value-type="float" office:value="1.114" calcext:value-type="float">
            <text:p>1.114</text:p>
          </table:table-cell>
          <table:table-cell table:style-name="ce1" office:value-type="float" office:value="0.000255" calcext:value-type="float">
            <text:p>2.55E-00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J211]*([.K211]+[.L211])/100" office:value-type="float" office:value="0.00003315" calcext:value-type="float">
            <text:p>0.00003315</text:p>
          </table:table-cell>
          <table:table-cell/>
          <table:table-cell office:value-type="float" office:value="9.76" calcext:value-type="float">
            <text:p>9.76</text:p>
          </table:table-cell>
          <table:table-cell table:formula="of:=SQRT([.J211])" office:value-type="float" office:value="0.0159687194226713" calcext:value-type="float">
            <text:p>0.0159687194</text:p>
          </table:table-cell>
          <table:table-cell table:formula="of:=([.P211]/(2*[.J211]))*[.M211]" office:value-type="float" office:value="0.00103796676247364" calcext:value-type="float">
            <text:p>0.001037966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.03" calcext:value-type="float">
            <text:p>3.03</text:p>
          </table:table-cell>
          <table:table-cell table:style-name="ce1" office:value-type="float" office:value="0.142" calcext:value-type="float">
            <text:p>1.42E-001</text:p>
          </table:table-cell>
          <table:table-cell table:style-name="ce1" office:value-type="float" office:value="0.0375" calcext:value-type="float">
            <text:p>3.75E-002</text:p>
          </table:table-cell>
          <table:table-cell table:style-name="ce1" office:value-type="float" office:value="0.042" calcext:value-type="float">
            <text:p>4.20E-002</text:p>
          </table:table-cell>
          <table:table-cell office:value-type="float" office:value="1.028" calcext:value-type="float">
            <text:p>1.028</text:p>
          </table:table-cell>
          <table:table-cell table:style-name="ce1" office:value-type="float" office:value="0.0432" calcext:value-type="float">
            <text:p>4.32E-00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12]*([.K212]+[.L212])/100" office:value-type="float" office:value="0.002592" calcext:value-type="float">
            <text:p>0.002592</text:p>
          </table:table-cell>
          <table:table-cell/>
          <table:table-cell office:value-type="float" office:value="3.03" calcext:value-type="float">
            <text:p>3.03</text:p>
          </table:table-cell>
          <table:table-cell table:formula="of:=SQRT([.J212])" office:value-type="float" office:value="0.207846096908265" calcext:value-type="float">
            <text:p>0.2078460969</text:p>
          </table:table-cell>
          <table:table-cell table:formula="of:=([.P212]/(2*[.J212]))*[.M212]" office:value-type="float" office:value="0.00623538290724796" calcext:value-type="float">
            <text:p>0.006235382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.05" calcext:value-type="float">
            <text:p>4.05</text:p>
          </table:table-cell>
          <table:table-cell table:style-name="ce1" office:value-type="float" office:value="0.0733" calcext:value-type="float">
            <text:p>7.33E-002</text:p>
          </table:table-cell>
          <table:table-cell table:style-name="ce1" office:value-type="float" office:value="0.0145" calcext:value-type="float">
            <text:p>1.45E-002</text:p>
          </table:table-cell>
          <table:table-cell table:style-name="ce1" office:value-type="float" office:value="0.0178" calcext:value-type="float">
            <text:p>1.78E-002</text:p>
          </table:table-cell>
          <table:table-cell office:value-type="float" office:value="1.043" calcext:value-type="float">
            <text:p>1.043</text:p>
          </table:table-cell>
          <table:table-cell table:style-name="ce1" office:value-type="float" office:value="0.0185" calcext:value-type="float">
            <text:p>1.85E-00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13]*([.K213]+[.L213])/100" office:value-type="float" office:value="0.000925" calcext:value-type="float">
            <text:p>0.000925</text:p>
          </table:table-cell>
          <table:table-cell/>
          <table:table-cell office:value-type="float" office:value="4.05" calcext:value-type="float">
            <text:p>4.05</text:p>
          </table:table-cell>
          <table:table-cell table:formula="of:=SQRT([.J213])" office:value-type="float" office:value="0.136014705087354" calcext:value-type="float">
            <text:p>0.1360147051</text:p>
          </table:table-cell>
          <table:table-cell table:formula="of:=([.P213]/(2*[.J213]))*[.M213]" office:value-type="float" office:value="0.00340036762718386" calcext:value-type="float">
            <text:p>0.003400367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.85" calcext:value-type="float">
            <text:p>4.85</text:p>
          </table:table-cell>
          <table:table-cell table:style-name="ce1" office:value-type="float" office:value="0.0447" calcext:value-type="float">
            <text:p>4.47E-002</text:p>
          </table:table-cell>
          <table:table-cell table:style-name="ce1" office:value-type="float" office:value="0.00704" calcext:value-type="float">
            <text:p>7.04E-003</text:p>
          </table:table-cell>
          <table:table-cell table:style-name="ce1" office:value-type="float" office:value="0.0095" calcext:value-type="float">
            <text:p>9.50E-003</text:p>
          </table:table-cell>
          <table:table-cell office:value-type="float" office:value="1.054" calcext:value-type="float">
            <text:p>1.054</text:p>
          </table:table-cell>
          <table:table-cell table:style-name="ce1" office:value-type="float" office:value="0.01" calcext:value-type="float">
            <text:p>1.00E-00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14]*([.K214]+[.L214])/100" office:value-type="float" office:value="0.0005" calcext:value-type="float">
            <text:p>0.0005</text:p>
          </table:table-cell>
          <table:table-cell/>
          <table:table-cell office:value-type="float" office:value="4.85" calcext:value-type="float">
            <text:p>4.85</text:p>
          </table:table-cell>
          <table:table-cell table:formula="of:=SQRT([.J214])" office:value-type="float" office:value="0.1" calcext:value-type="float">
            <text:p>0.1</text:p>
          </table:table-cell>
          <table:table-cell table:formula="of:=([.P214]/(2*[.J214]))*[.M214]" office:value-type="float" office:value="0.0025" calcext:value-type="float">
            <text:p>0.00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.62" calcext:value-type="float">
            <text:p>5.62</text:p>
          </table:table-cell>
          <table:table-cell table:style-name="ce1" office:value-type="float" office:value="0.0257" calcext:value-type="float">
            <text:p>2.57E-002</text:p>
          </table:table-cell>
          <table:table-cell table:style-name="ce1" office:value-type="float" office:value="0.00352" calcext:value-type="float">
            <text:p>3.52E-003</text:p>
          </table:table-cell>
          <table:table-cell table:style-name="ce1" office:value-type="float" office:value="0.00482" calcext:value-type="float">
            <text:p>4.82E-003</text:p>
          </table:table-cell>
          <table:table-cell office:value-type="float" office:value="1.063" calcext:value-type="float">
            <text:p>1.063</text:p>
          </table:table-cell>
          <table:table-cell table:style-name="ce1" office:value-type="float" office:value="0.00512" calcext:value-type="float">
            <text:p>5.12E-0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215]*([.K215]+[.L215])/100" office:value-type="float" office:value="0.0003584" calcext:value-type="float">
            <text:p>0.0003584</text:p>
          </table:table-cell>
          <table:table-cell/>
          <table:table-cell office:value-type="float" office:value="5.62" calcext:value-type="float">
            <text:p>5.62</text:p>
          </table:table-cell>
          <table:table-cell table:formula="of:=SQRT([.J215])" office:value-type="float" office:value="0.0715541752799933" calcext:value-type="float">
            <text:p>0.0715541753</text:p>
          </table:table-cell>
          <table:table-cell table:formula="of:=([.P215]/(2*[.J215]))*[.M215]" office:value-type="float" office:value="0.00250439613479976" calcext:value-type="float">
            <text:p>0.002504396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.19" calcext:value-type="float">
            <text:p>6.19</text:p>
          </table:table-cell>
          <table:table-cell table:style-name="ce1" office:value-type="float" office:value="0.0186" calcext:value-type="float">
            <text:p>1.86E-002</text:p>
          </table:table-cell>
          <table:table-cell table:style-name="ce1" office:value-type="float" office:value="0.0021" calcext:value-type="float">
            <text:p>2.10E-003</text:p>
          </table:table-cell>
          <table:table-cell table:style-name="ce1" office:value-type="float" office:value="0.00326" calcext:value-type="float">
            <text:p>3.26E-003</text:p>
          </table:table-cell>
          <table:table-cell office:value-type="float" office:value="1.07" calcext:value-type="float">
            <text:p>1.07</text:p>
          </table:table-cell>
          <table:table-cell table:style-name="ce1" office:value-type="float" office:value="0.00349" calcext:value-type="float">
            <text:p>3.49E-0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16]*([.K216]+[.L216])/100" office:value-type="float" office:value="0.0002094" calcext:value-type="float">
            <text:p>0.0002094</text:p>
          </table:table-cell>
          <table:table-cell/>
          <table:table-cell office:value-type="float" office:value="6.19" calcext:value-type="float">
            <text:p>6.19</text:p>
          </table:table-cell>
          <table:table-cell table:formula="of:=SQRT([.J216])" office:value-type="float" office:value="0.0590762219509677" calcext:value-type="float">
            <text:p>0.059076222</text:p>
          </table:table-cell>
          <table:table-cell table:formula="of:=([.P216]/(2*[.J216]))*[.M216]" office:value-type="float" office:value="0.00177228665852903" calcext:value-type="float">
            <text:p>0.001772286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.7" calcext:value-type="float">
            <text:p>6.7</text:p>
          </table:table-cell>
          <table:table-cell table:style-name="ce1" office:value-type="float" office:value="0.0125" calcext:value-type="float">
            <text:p>1.25E-002</text:p>
          </table:table-cell>
          <table:table-cell table:style-name="ce1" office:value-type="float" office:value="0.00131" calcext:value-type="float">
            <text:p>1.31E-003</text:p>
          </table:table-cell>
          <table:table-cell table:style-name="ce1" office:value-type="float" office:value="0.00204" calcext:value-type="float">
            <text:p>2.04E-003</text:p>
          </table:table-cell>
          <table:table-cell office:value-type="float" office:value="1.076" calcext:value-type="float">
            <text:p>1.076</text:p>
          </table:table-cell>
          <table:table-cell table:style-name="ce1" office:value-type="float" office:value="0.0022" calcext:value-type="float">
            <text:p>2.20E-0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17]*([.K217]+[.L217])/100" office:value-type="float" office:value="0.000132" calcext:value-type="float">
            <text:p>0.000132</text:p>
          </table:table-cell>
          <table:table-cell/>
          <table:table-cell office:value-type="float" office:value="6.7" calcext:value-type="float">
            <text:p>6.7</text:p>
          </table:table-cell>
          <table:table-cell table:formula="of:=SQRT([.J217])" office:value-type="float" office:value="0.0469041575982343" calcext:value-type="float">
            <text:p>0.0469041576</text:p>
          </table:table-cell>
          <table:table-cell table:formula="of:=([.P217]/(2*[.J217]))*[.M217]" office:value-type="float" office:value="0.00140712472794703" calcext:value-type="float">
            <text:p>0.001407124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.35" calcext:value-type="float">
            <text:p>7.35</text:p>
          </table:table-cell>
          <table:table-cell table:style-name="ce1" office:value-type="float" office:value="0.00888" calcext:value-type="float">
            <text:p>8.88E-003</text:p>
          </table:table-cell>
          <table:table-cell table:style-name="ce1" office:value-type="float" office:value="0.00071" calcext:value-type="float">
            <text:p>7.10E-004</text:p>
          </table:table-cell>
          <table:table-cell table:style-name="ce1" office:value-type="float" office:value="0.00136" calcext:value-type="float">
            <text:p>1.36E-003</text:p>
          </table:table-cell>
          <table:table-cell office:value-type="float" office:value="1.084" calcext:value-type="float">
            <text:p>1.084</text:p>
          </table:table-cell>
          <table:table-cell table:style-name="ce1" office:value-type="float" office:value="0.00147" calcext:value-type="float">
            <text:p>1.47E-003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table:formula="of:=[.J218]*([.K218]+[.L218])/100" office:value-type="float" office:value="0.00011025" calcext:value-type="float">
            <text:p>0.00011025</text:p>
          </table:table-cell>
          <table:table-cell/>
          <table:table-cell office:value-type="float" office:value="7.35" calcext:value-type="float">
            <text:p>7.35</text:p>
          </table:table-cell>
          <table:table-cell table:formula="of:=SQRT([.J218])" office:value-type="float" office:value="0.0383405790253616" calcext:value-type="float">
            <text:p>0.038340579</text:p>
          </table:table-cell>
          <table:table-cell table:formula="of:=([.P218]/(2*[.J218]))*[.M218]" office:value-type="float" office:value="0.00143777171345106" calcext:value-type="float">
            <text:p>0.001437771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.85" calcext:value-type="float">
            <text:p>7.85</text:p>
          </table:table-cell>
          <table:table-cell table:style-name="ce1" office:value-type="float" office:value="0.00698" calcext:value-type="float">
            <text:p>6.98E-003</text:p>
          </table:table-cell>
          <table:table-cell table:style-name="ce1" office:value-type="float" office:value="0.000435" calcext:value-type="float">
            <text:p>4.35E-004</text:p>
          </table:table-cell>
          <table:table-cell table:style-name="ce1" office:value-type="float" office:value="0.00102" calcext:value-type="float">
            <text:p>1.02E-003</text:p>
          </table:table-cell>
          <table:table-cell office:value-type="float" office:value="1.09" calcext:value-type="float">
            <text:p>1.09</text:p>
          </table:table-cell>
          <table:table-cell table:style-name="ce1" office:value-type="float" office:value="0.00111" calcext:value-type="float">
            <text:p>1.11E-003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table:formula="of:=[.J219]*([.K219]+[.L219])/100" office:value-type="float" office:value="0.00009435" calcext:value-type="float">
            <text:p>0.00009435</text:p>
          </table:table-cell>
          <table:table-cell/>
          <table:table-cell office:value-type="float" office:value="7.85" calcext:value-type="float">
            <text:p>7.85</text:p>
          </table:table-cell>
          <table:table-cell table:formula="of:=SQRT([.J219])" office:value-type="float" office:value="0.0333166624979154" calcext:value-type="float">
            <text:p>0.0333166625</text:p>
          </table:table-cell>
          <table:table-cell table:formula="of:=([.P219]/(2*[.J219]))*[.M219]" office:value-type="float" office:value="0.0014159581561614" calcext:value-type="float">
            <text:p>0.001415958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.31" calcext:value-type="float">
            <text:p>8.31</text:p>
          </table:table-cell>
          <table:table-cell table:style-name="ce1" office:value-type="float" office:value="0.00479" calcext:value-type="float">
            <text:p>4.79E-003</text:p>
          </table:table-cell>
          <table:table-cell table:style-name="ce1" office:value-type="float" office:value="0.000267" calcext:value-type="float">
            <text:p>2.67E-004</text:p>
          </table:table-cell>
          <table:table-cell table:style-name="ce1" office:value-type="float" office:value="0.000665" calcext:value-type="float">
            <text:p>6.65E-004</text:p>
          </table:table-cell>
          <table:table-cell office:value-type="float" office:value="1.096" calcext:value-type="float">
            <text:p>1.096</text:p>
          </table:table-cell>
          <table:table-cell table:style-name="ce1" office:value-type="float" office:value="0.000729" calcext:value-type="float">
            <text:p>7.29E-004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table:formula="of:=[.J220]*([.K220]+[.L220])/100" office:value-type="float" office:value="0.000069255" calcext:value-type="float">
            <text:p>0.000069255</text:p>
          </table:table-cell>
          <table:table-cell/>
          <table:table-cell office:value-type="float" office:value="8.31" calcext:value-type="float">
            <text:p>8.31</text:p>
          </table:table-cell>
          <table:table-cell table:formula="of:=SQRT([.J220])" office:value-type="float" office:value="0.027" calcext:value-type="float">
            <text:p>0.027</text:p>
          </table:table-cell>
          <table:table-cell table:formula="of:=([.P220]/(2*[.J220]))*[.M220]" office:value-type="float" office:value="0.0012825" calcext:value-type="float">
            <text:p>0.00128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.78" calcext:value-type="float">
            <text:p>8.78</text:p>
          </table:table-cell>
          <table:table-cell table:style-name="ce1" office:value-type="float" office:value="0.00284" calcext:value-type="float">
            <text:p>2.84E-003</text:p>
          </table:table-cell>
          <table:table-cell table:style-name="ce1" office:value-type="float" office:value="0.000158" calcext:value-type="float">
            <text:p>1.58E-004</text:p>
          </table:table-cell>
          <table:table-cell table:style-name="ce1" office:value-type="float" office:value="0.000373" calcext:value-type="float">
            <text:p>3.73E-004</text:p>
          </table:table-cell>
          <table:table-cell office:value-type="float" office:value="1.102" calcext:value-type="float">
            <text:p>1.102</text:p>
          </table:table-cell>
          <table:table-cell table:style-name="ce1" office:value-type="float" office:value="0.000411" calcext:value-type="float">
            <text:p>4.11E-00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J221]*([.K221]+[.L221])/100" office:value-type="float" office:value="0.00004521" calcext:value-type="float">
            <text:p>0.00004521</text:p>
          </table:table-cell>
          <table:table-cell/>
          <table:table-cell office:value-type="float" office:value="8.78" calcext:value-type="float">
            <text:p>8.78</text:p>
          </table:table-cell>
          <table:table-cell table:formula="of:=SQRT([.J221])" office:value-type="float" office:value="0.0202731349327133" calcext:value-type="float">
            <text:p>0.0202731349</text:p>
          </table:table-cell>
          <table:table-cell table:formula="of:=([.P221]/(2*[.J221]))*[.M221]" office:value-type="float" office:value="0.00111502242129923" calcext:value-type="float">
            <text:p>0.001115022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0.78" calcext:value-type="float">
            <text:p>10.78</text:p>
          </table:table-cell>
          <table:table-cell table:style-name="ce1" office:value-type="float" office:value="0.00102" calcext:value-type="float">
            <text:p>1.02E-003</text:p>
          </table:table-cell>
          <table:table-cell table:style-name="ce1" office:value-type="float" office:value="0.00001" calcext:value-type="float">
            <text:p>1.00E-005</text:p>
          </table:table-cell>
          <table:table-cell table:style-name="ce1" office:value-type="float" office:value="0.000116" calcext:value-type="float">
            <text:p>1.16E-004</text:p>
          </table:table-cell>
          <table:table-cell office:value-type="float" office:value="1.126" calcext:value-type="float">
            <text:p>1.126</text:p>
          </table:table-cell>
          <table:table-cell table:style-name="ce1" office:value-type="float" office:value="0.000131" calcext:value-type="float">
            <text:p>1.31E-004</text:p>
          </table:table-cell>
          <table:table-cell office:value-type="float" office:value="10.5" calcext:value-type="float">
            <text:p>10.5</text:p>
          </table:table-cell>
          <table:table-cell office:value-type="float" office:value="1" calcext:value-type="float">
            <text:p>1</text:p>
          </table:table-cell>
          <table:table-cell table:formula="of:=[.J222]*([.K222]+[.L222])/100" office:value-type="float" office:value="0.000015065" calcext:value-type="float">
            <text:p>0.000015065</text:p>
          </table:table-cell>
          <table:table-cell/>
          <table:table-cell office:value-type="float" office:value="10.78" calcext:value-type="float">
            <text:p>10.78</text:p>
          </table:table-cell>
          <table:table-cell table:formula="of:=SQRT([.J222])" office:value-type="float" office:value="0.0114455231422596" calcext:value-type="float">
            <text:p>0.0114455231</text:p>
          </table:table-cell>
          <table:table-cell table:formula="of:=([.P222]/(2*[.J222]))*[.M222]" office:value-type="float" office:value="0.000658117580679927" calcext:value-type="float">
            <text:p>0.000658117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1.28" calcext:value-type="float">
            <text:p>11.28</text:p>
          </table:table-cell>
          <table:table-cell table:style-name="ce1" office:value-type="float" office:value="0.00052" calcext:value-type="float">
            <text:p>5.20E-004</text:p>
          </table:table-cell>
          <table:table-cell table:style-name="ce1" office:value-type="float" office:value="0.00001" calcext:value-type="float">
            <text:p>1.00E-005</text:p>
          </table:table-cell>
          <table:table-cell table:style-name="ce1" office:value-type="float" office:value="0.000056" calcext:value-type="float">
            <text:p>5.60E-005</text:p>
          </table:table-cell>
          <table:table-cell office:value-type="float" office:value="1.132" calcext:value-type="float">
            <text:p>1.132</text:p>
          </table:table-cell>
          <table:table-cell table:style-name="ce1" office:value-type="float" office:value="0.000063" calcext:value-type="float">
            <text:p>6.30E-00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J223]*([.K223]+[.L223])/100" office:value-type="float" office:value="0.00002898" calcext:value-type="float">
            <text:p>0.00002898</text:p>
          </table:table-cell>
          <table:table-cell/>
          <table:table-cell office:value-type="float" office:value="11.28" calcext:value-type="float">
            <text:p>11.28</text:p>
          </table:table-cell>
          <table:table-cell table:formula="of:=SQRT([.J223])" office:value-type="float" office:value="0.00793725393319377" calcext:value-type="float">
            <text:p>0.0079372539</text:p>
          </table:table-cell>
          <table:table-cell table:formula="of:=([.P223]/(2*[.J223]))*[.M223]" office:value-type="float" office:value="0.00182556840463457" calcext:value-type="float">
            <text:p>0.001825568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Bernheim 1972</text:p>
          </table:table-cell>
          <table:table-cell office:value-type="string" calcext:value-type="string">
            <text:p>Ref14Ref6 Amroun: Elastic e- Scattering 3He High Momentum Transfer. M. Bernheim et al. , Nuovo Cimento 5, 431 (1972)</text:p>
          </table:table-cell>
          <table:table-cell/>
          <table:table-cell table:style-name="ce4"/>
          <table:table-cell table:number-columns-repeated="8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^2*10^6</text:p>
          </table:table-cell>
          <table:table-cell office:value-type="string" calcext:value-type="string">
            <text:p>+/-</text:p>
          </table:table-cell>
          <table:table-cell table:style-name="ce4" office:value-type="string" calcext:value-type="string">
            <text:p>Fm^2*10^6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Q^2 (fm^-2)</text:p>
          </table:table-cell>
          <table:table-cell office:value-type="string" calcext:value-type="string">
            <text:p>Fc^2*10^6</text:p>
          </table:table-cell>
          <table:table-cell office:value-type="string" calcext:value-type="string">
            <text:p>+/-*10^6</text:p>
          </table:table-cell>
          <table:table-cell office:value-type="string" calcext:value-type="string">
            <text:p>Fch^2</text:p>
          </table:table-cell>
          <table:table-cell office:value-type="string" calcext:value-type="string">
            <text:p>+/-</text:p>
          </table:table-cell>
          <table:table-cell/>
          <table:table-cell office:value-type="string" calcext:value-type="string">
            <text:p>Q^2 (fm^-2)</text:p>
          </table:table-cell>
          <table:table-cell office:value-type="string" calcext:value-type="string">
            <text:p>|Fch|</text:p>
          </table:table-cell>
          <table:table-cell office:value-type="string" calcext:value-type="string">
            <text:p>Uncertainty |Fch|</text:p>
          </table:table-cell>
          <table:table-cell/>
        </table:table-row>
        <table:table-row table:style-name="ro1">
          <table:table-cell table:number-columns-repeated="3"/>
          <table:table-cell office:value-type="float" office:value="8.8" calcext:value-type="float">
            <text:p>8.8</text:p>
          </table:table-cell>
          <table:table-cell office:value-type="float" office:value="195" calcext:value-type="float">
            <text:p>195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202" calcext:value-type="float">
            <text:p>20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8.8" calcext:value-type="float">
            <text:p>8.8</text:p>
          </table:table-cell>
          <table:table-cell office:value-type="float" office:value="195" calcext:value-type="float">
            <text:p>195</text:p>
          </table:table-cell>
          <table:table-cell table:style-name="ce3" office:value-type="float" office:value="20" calcext:value-type="float">
            <text:p>20</text:p>
          </table:table-cell>
          <table:table-cell table:formula="of:=[.M228]/10^6" office:value-type="float" office:value="0.000195" calcext:value-type="float">
            <text:p>0.000195</text:p>
          </table:table-cell>
          <table:table-cell table:formula="of:=[.N228]/10^6" office:value-type="float" office:value="0.00002" calcext:value-type="float">
            <text:p>0.00002</text:p>
          </table:table-cell>
          <table:table-cell/>
          <table:table-cell office:value-type="float" office:value="8.8" calcext:value-type="float">
            <text:p>8.8</text:p>
          </table:table-cell>
          <table:table-cell table:formula="of:=SQRT([.O228])" office:value-type="float" office:value="0.0139642400437689" calcext:value-type="float">
            <text:p>0.01396424</text:p>
          </table:table-cell>
          <table:table-cell table:formula="of:=([.S228]/(2*[.O228]))*[.P228]" office:value-type="float" office:value="0.000716114874039433" calcext:value-type="float">
            <text:p>0.000716114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.8" calcext:value-type="float">
            <text:p>11.8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4.5" calcext:value-type="float">
            <text:p>4.5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1.8" calcext:value-type="float">
            <text:p>11.8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4.5" calcext:value-type="float">
            <text:p>4.5</text:p>
          </table:table-cell>
          <table:table-cell table:formula="of:=[.M229]/10^6" office:value-type="float" office:value="0.000014" calcext:value-type="float">
            <text:p>0.000014</text:p>
          </table:table-cell>
          <table:table-cell table:formula="of:=[.N229]/10^6" office:value-type="float" office:value="0.0000045" calcext:value-type="float">
            <text:p>0.0000045</text:p>
          </table:table-cell>
          <table:table-cell/>
          <table:table-cell office:value-type="float" office:value="11.8" calcext:value-type="float">
            <text:p>11.8</text:p>
          </table:table-cell>
          <table:table-cell table:formula="of:=SQRT([.O229])" office:value-type="float" office:value="0.00374165738677394" calcext:value-type="float">
            <text:p>0.0037416574</text:p>
          </table:table-cell>
          <table:table-cell table:formula="of:=([.S229]/(2*[.O229]))*[.P229]" office:value-type="float" office:value="0.000601337794302955" calcext:value-type="float">
            <text:p>0.000601337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.7" calcext:value-type="float">
            <text:p>13.7</text:p>
          </table:table-cell>
          <table:table-cell office:value-type="float" office:value="30.5" calcext:value-type="float">
            <text:p>30.5</text:p>
          </table:table-cell>
          <table:table-cell table:style-name="ce3"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13.7" calcext:value-type="float">
            <text:p>13.7</text:p>
          </table:table-cell>
          <table:table-cell office:value-type="float" office:value="30.5" calcext:value-type="float">
            <text:p>30.5</text:p>
          </table:table-cell>
          <table:table-cell table:style-name="ce3" office:value-type="float" office:value="2.5" calcext:value-type="float">
            <text:p>2.5</text:p>
          </table:table-cell>
          <table:table-cell table:formula="of:=[.M230]/10^6" office:value-type="float" office:value="0.0000305" calcext:value-type="float">
            <text:p>0.0000305</text:p>
          </table:table-cell>
          <table:table-cell table:formula="of:=[.N230]/10^6" office:value-type="float" office:value="0.0000025" calcext:value-type="float">
            <text:p>0.0000025</text:p>
          </table:table-cell>
          <table:table-cell/>
          <table:table-cell office:value-type="float" office:value="13.7" calcext:value-type="float">
            <text:p>13.7</text:p>
          </table:table-cell>
          <table:table-cell table:formula="of:=SQRT([.O230])" office:value-type="float" office:value="0.00552268050859363" calcext:value-type="float">
            <text:p>0.0055226805</text:p>
          </table:table-cell>
          <table:table-cell table:formula="of:=([.S230]/(2*[.O230]))*[.P230]" office:value-type="float" office:value="0.000226339365106296" calcext:value-type="float">
            <text:p>0.000226339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.6" calcext:value-type="float">
            <text:p>15.6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3.7" calcext:value-type="float">
            <text:p>3.7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15.6" calcext:value-type="float">
            <text:p>15.6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4" calcext:value-type="float">
            <text:p>4</text:p>
          </table:table-cell>
          <table:table-cell table:formula="of:=[.M231]/10^6" office:value-type="float" office:value="0.000032" calcext:value-type="float">
            <text:p>0.000032</text:p>
          </table:table-cell>
          <table:table-cell table:formula="of:=[.N231]/10^6" office:value-type="float" office:value="0.000004" calcext:value-type="float">
            <text:p>0.000004</text:p>
          </table:table-cell>
          <table:table-cell/>
          <table:table-cell office:value-type="float" office:value="15.6" calcext:value-type="float">
            <text:p>15.6</text:p>
          </table:table-cell>
          <table:table-cell table:formula="of:=SQRT([.O231])" office:value-type="float" office:value="0.00565685424949238" calcext:value-type="float">
            <text:p>0.0056568542</text:p>
          </table:table-cell>
          <table:table-cell table:formula="of:=([.S231]/(2*[.O231]))*[.P231]" office:value-type="float" office:value="0.000353553390593274" calcext:value-type="float">
            <text:p>0.0003535534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Q^2 (fm^-2)</text:p>
          </table:table-cell>
          <table:table-cell office:value-type="string" calcext:value-type="string">
            <text:p>Fm^2</text:p>
          </table:table-cell>
          <table:table-cell office:value-type="string" calcext:value-type="string">
            <text:p>Uncertainty</text:p>
          </table:table-cell>
          <table:table-cell/>
          <table:table-cell office:value-type="string" calcext:value-type="string">
            <text:p>Q^2 fm^-2</text:p>
          </table:table-cell>
          <table:table-cell office:value-type="string" calcext:value-type="string">
            <text:p>|Fm|</text:p>
          </table:table-cell>
          <table:table-cell office:value-type="string" calcext:value-type="string">
            <text:p>Uncertainty |Fm|</text:p>
          </table:table-cell>
          <table:table-cell office:value-type="string" calcext:value-type="string">
            <text:p>DataSet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.8" calcext:value-type="float">
            <text:p>8.8</text:p>
          </table:table-cell>
          <table:table-cell table:formula="of:=[.G228]/10^6" office:value-type="float" office:value="0.000202" calcext:value-type="float">
            <text:p>0.000202</text:p>
          </table:table-cell>
          <table:table-cell table:formula="of:=[.H228]/10^6" office:value-type="float" office:value="0.00006" calcext:value-type="float">
            <text:p>0.00006</text:p>
          </table:table-cell>
          <table:table-cell/>
          <table:table-cell office:value-type="float" office:value="8.8" calcext:value-type="float">
            <text:p>8.8</text:p>
          </table:table-cell>
          <table:table-cell table:formula="of:=SQRT([.E234])" office:value-type="float" office:value="0.0142126704035519" calcext:value-type="float">
            <text:p>0.0142126704</text:p>
          </table:table-cell>
          <table:table-cell table:formula="of:=([.I234]/(2*[.E234]))*[.F234]" office:value-type="float" office:value="0.00211079263419088" calcext:value-type="float">
            <text:p>0.0021107926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1.8" calcext:value-type="float">
            <text:p>11.8</text:p>
          </table:table-cell>
          <table:table-cell table:formula="of:=[.G229]/10^6" office:value-type="float" office:value="0.000052" calcext:value-type="float">
            <text:p>0.000052</text:p>
          </table:table-cell>
          <table:table-cell table:formula="of:=[.H229]/10^6" office:value-type="float" office:value="0.00002" calcext:value-type="float">
            <text:p>0.00002</text:p>
          </table:table-cell>
          <table:table-cell/>
          <table:table-cell office:value-type="float" office:value="11.8" calcext:value-type="float">
            <text:p>11.8</text:p>
          </table:table-cell>
          <table:table-cell table:formula="of:=SQRT([.E235])" office:value-type="float" office:value="0.00721110255092798" calcext:value-type="float">
            <text:p>0.0072111026</text:p>
          </table:table-cell>
          <table:table-cell table:formula="of:=([.I235]/(2*[.E235]))*[.F235]" office:value-type="float" office:value="0.00138675049056307" calcext:value-type="float">
            <text:p>0.0013867505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3.7" calcext:value-type="float">
            <text:p>13.7</text:p>
          </table:table-cell>
          <table:table-cell table:formula="of:=[.G230]/10^6" office:value-type="float" office:value="0.0000021" calcext:value-type="float">
            <text:p>0.0000021</text:p>
          </table:table-cell>
          <table:table-cell table:formula="of:=[.H230]/10^6" office:value-type="float" office:value="0.000005" calcext:value-type="float">
            <text:p>0.000005</text:p>
          </table:table-cell>
          <table:table-cell/>
          <table:table-cell office:value-type="float" office:value="13.7" calcext:value-type="float">
            <text:p>13.7</text:p>
          </table:table-cell>
          <table:table-cell table:formula="of:=SQRT([.E236])" office:value-type="float" office:value="0.00144913767461894" calcext:value-type="float">
            <text:p>0.0014491377</text:p>
          </table:table-cell>
          <table:table-cell table:formula="of:=([.I236]/(2*[.E236]))*[.F236]" office:value-type="float" office:value="0.00172516389835589" calcext:value-type="float">
            <text:p>0.0017251639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.6" calcext:value-type="float">
            <text:p>15.6</text:p>
          </table:table-cell>
          <table:table-cell table:formula="of:=[.G231]/10^6" office:value-type="float" office:value="0.0000021" calcext:value-type="float">
            <text:p>0.0000021</text:p>
          </table:table-cell>
          <table:table-cell table:formula="of:=[.H231]/10^6" office:value-type="float" office:value="0.0000037" calcext:value-type="float">
            <text:p>0.0000037</text:p>
          </table:table-cell>
          <table:table-cell/>
          <table:table-cell office:value-type="float" office:value="15.6" calcext:value-type="float">
            <text:p>15.6</text:p>
          </table:table-cell>
          <table:table-cell table:formula="of:=SQRT([.E237])" office:value-type="float" office:value="0.00144913767461894" calcext:value-type="float">
            <text:p>0.0014491377</text:p>
          </table:table-cell>
          <table:table-cell table:formula="of:=([.I237]/(2*[.E237]))*[.F237]" office:value-type="float" office:value="0.00127662128478336" calcext:value-type="float">
            <text:p>0.0012766213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Beck 1982 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Q^2 (fm^-2)</text:p>
          </table:table-cell>
          <table:table-cell office:value-type="string" calcext:value-type="string">
            <text:p>G_E</text:p>
          </table:table-cell>
          <table:table-cell office:value-type="string" calcext:value-type="string">
            <text:p>+/-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29" calcext:value-type="float">
            <text:p>0.29</text:p>
          </table:table-cell>
          <table:table-cell office:value-type="float" office:value="0.885" calcext:value-type="float">
            <text:p>0.885</text:p>
          </table:table-cell>
          <table:table-cell office:value-type="float" office:value="0.063" calcext:value-type="float">
            <text:p>0.063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386" calcext:value-type="float">
            <text:p>0.386</text:p>
          </table:table-cell>
          <table:table-cell office:value-type="float" office:value="0.863" calcext:value-type="float">
            <text:p>0.863</text:p>
          </table:table-cell>
          <table:table-cell office:value-type="float" office:value="0.055" calcext:value-type="float">
            <text:p>0.05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45" calcext:value-type="float">
            <text:p>0.45</text:p>
          </table:table-cell>
          <table:table-cell office:value-type="float" office:value="0.769" calcext:value-type="float">
            <text:p>0.769</text:p>
          </table:table-cell>
          <table:table-cell office:value-type="float" office:value="0.069" calcext:value-type="float">
            <text:p>0.069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481" calcext:value-type="float">
            <text:p>0.481</text:p>
          </table:table-cell>
          <table:table-cell office:value-type="float" office:value="0.784" calcext:value-type="float">
            <text:p>0.784</text:p>
          </table:table-cell>
          <table:table-cell office:value-type="float" office:value="0.062" calcext:value-type="float">
            <text:p>0.062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0.79" calcext:value-type="float">
            <text:p>0.79</text:p>
          </table:table-cell>
          <table:table-cell office:value-type="float" office:value="0.058" calcext:value-type="float">
            <text:p>0.058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67" calcext:value-type="float">
            <text:p>0.67</text:p>
          </table:table-cell>
          <table:table-cell office:value-type="float" office:value="0.789" calcext:value-type="float">
            <text:p>0.789</text:p>
          </table:table-cell>
          <table:table-cell office:value-type="float" office:value="0.033" calcext:value-type="float">
            <text:p>0.033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775" calcext:value-type="float">
            <text:p>0.775</text:p>
          </table:table-cell>
          <table:table-cell office:value-type="float" office:value="0.769" calcext:value-type="float">
            <text:p>0.769</text:p>
          </table:table-cell>
          <table:table-cell office:value-type="float" office:value="0.073" calcext:value-type="float">
            <text:p>0.073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85" calcext:value-type="float">
            <text:p>0.85</text:p>
          </table:table-cell>
          <table:table-cell office:value-type="float" office:value="0.743" calcext:value-type="float">
            <text:p>0.743</text:p>
          </table:table-cell>
          <table:table-cell office:value-type="float" office:value="0.042" calcext:value-type="float">
            <text:p>0.042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0.603" calcext:value-type="float">
            <text:p>0.603</text:p>
          </table:table-cell>
          <table:table-cell office:value-type="float" office:value="0.048" calcext:value-type="float">
            <text:p>0.048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951" calcext:value-type="float">
            <text:p>0.951</text:p>
          </table:table-cell>
          <table:table-cell office:value-type="float" office:value="0.682" calcext:value-type="float">
            <text:p>0.682</text:p>
          </table:table-cell>
          <table:table-cell office:value-type="float" office:value="0.044" calcext:value-type="float">
            <text:p>0.04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579" calcext:value-type="float">
            <text:p>0.579</text:p>
          </table:table-cell>
          <table:table-cell office:value-type="float" office:value="0.048" calcext:value-type="float">
            <text:p>0.048</text:p>
          </table:table-cell>
          <table:table-cell table:number-columns-repeated="15"/>
        </table:table-row>
        <table:table-row table:style-name="ro1" table:number-rows-repeated="112">
          <table:table-cell table:number-columns-repeated="21"/>
        </table:table-row>
        <table:table-row table:style-name="ro1">
          <table:table-cell table:number-columns-repeated="11"/>
          <table:table-cell table:style-name="ce1" office:value-type="float" office:value="0.00000000013412" calcext:value-type="float">
            <text:p>1.34E-010</text:p>
          </table:table-cell>
          <table:table-cell table:number-columns-repeated="5"/>
          <table:table-cell table:style-name="ce1" office:value-type="float" office:value="0.0000000000093884" calcext:value-type="float">
            <text:p>9.39E-012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ce1" office:value-type="float" office:value="0.0000000125" calcext:value-type="float">
            <text:p>1.25E-008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1" office:value-type="float" office:value="0.00000000462" calcext:value-type="float">
            <text:p>4.62E-009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1" office:value-type="float" office:value="0.00000000169" calcext:value-type="float">
            <text:p>1.69E-009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1" office:value-type="float" office:value="0.000000000494" calcext:value-type="float">
            <text:p>4.94E-01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3" number:min-integer-digits="1" number:min-exponent-digits="3"/>
    </number:number-style>
    <number:number-style style:name="N122">
      <number:number number:decimal-places="3" number:min-integer-digits="1"/>
    </number:number-style>
    <number:number-style style:name="N123">
      <number:scientific-number number:decimal-places="3" number:min-integer-digits="1" number:min-exponent-digits="1"/>
    </number:number-style>
    <number:number-style style:name="N124">
      <number:scientific-number number:decimal-places="2" number:min-integer-digits="1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3">00/00/0000</text:date>, <text:time style:data-style-name="N2" text:time-value="13:56:48.1086207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4:18:26.024544329</meta:creation-date>
    <dc:date>2022-05-23T14:06:57.885567827</dc:date>
    <meta:editing-duration>P3DT9H53M</meta:editing-duration>
    <meta:editing-cycles>51</meta:editing-cycles>
    <meta:generator>LibreOffice/4.2.8.2$Linux_X86_64 LibreOffice_project/420m0$Build-2</meta:generator>
    <meta:document-statistic meta:table-count="1" meta:cell-count="1765" meta:object-count="0"/>
  </office:meta>
</office:document-meta>
</file>